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5cm"/>
    </style:style>
    <style:style style:name="co3" style:family="table-column">
      <style:table-column-properties fo:break-before="auto" style:column-width="5.514cm"/>
    </style:style>
    <style:style style:name="co4" style:family="table-column">
      <style:table-column-properties fo:break-before="auto" style:column-width="4.9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mysort_k100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4" table:default-cell-style-name="ce10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mysort</text:p>
          </table:table-cell>
          <table:table-cell table:style-name="ce8" office:value-type="string" calcext:value-type="string">
            <text:p>Średnia - porównania_mysort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quick</text:p>
          </table:table-cell>
          <table:table-cell table:style-name="ce8" office:value-type="string" calcext:value-type="string">
            <text:p>Średnia - porównania_quick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157.09" calcext:value-type="float">
            <text:p>157,09</text:p>
          </table:table-cell>
          <table:table-cell table:style-name="ce9" office:value-type="float" office:value="248.07" calcext:value-type="float">
            <text:p>248,07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172.21" calcext:value-type="float">
            <text:p>172,21</text:p>
          </table:table-cell>
          <table:table-cell table:style-name="ce9" office:value-type="float" office:value="261.27" calcext:value-type="float">
            <text:p>261,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3.87" calcext:value-type="float">
            <text:p>383,87</text:p>
          </table:table-cell>
          <table:table-cell office:value-type="float" office:value="639.72" calcext:value-type="float">
            <text:p>639,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7.31" calcext:value-type="float">
            <text:p>397,31</text:p>
          </table:table-cell>
          <table:table-cell office:value-type="float" office:value="643.85" calcext:value-type="float">
            <text:p>643,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2.48" calcext:value-type="float">
            <text:p>642,48</text:p>
          </table:table-cell>
          <table:table-cell office:value-type="float" office:value="1071.47" calcext:value-type="float">
            <text:p>1071,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52.38" calcext:value-type="float">
            <text:p>652,38</text:p>
          </table:table-cell>
          <table:table-cell office:value-type="float" office:value="1080.64" calcext:value-type="float">
            <text:p>1080,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0.72" calcext:value-type="float">
            <text:p>920,72</text:p>
          </table:table-cell>
          <table:table-cell office:value-type="float" office:value="1538.57" calcext:value-type="float">
            <text:p>1538,5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30.47" calcext:value-type="float">
            <text:p>930,47</text:p>
          </table:table-cell>
          <table:table-cell office:value-type="float" office:value="1552.33" calcext:value-type="float">
            <text:p>1552,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99.77" calcext:value-type="float">
            <text:p>1199,77</text:p>
          </table:table-cell>
          <table:table-cell office:value-type="float" office:value="2028.45" calcext:value-type="float">
            <text:p>2028,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219" calcext:value-type="float">
            <text:p>1219</text:p>
          </table:table-cell>
          <table:table-cell office:value-type="float" office:value="2028.32" calcext:value-type="float">
            <text:p>2028,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8.06" calcext:value-type="float">
            <text:p>1428,06</text:p>
          </table:table-cell>
          <table:table-cell office:value-type="float" office:value="2520.17" calcext:value-type="float">
            <text:p>2520,1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03.86" calcext:value-type="float">
            <text:p>1503,86</text:p>
          </table:table-cell>
          <table:table-cell office:value-type="float" office:value="2564.34" calcext:value-type="float">
            <text:p>2564,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00.45" calcext:value-type="float">
            <text:p>1800,45</text:p>
          </table:table-cell>
          <table:table-cell office:value-type="float" office:value="3085.9" calcext:value-type="float">
            <text:p>3085,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807.02" calcext:value-type="float">
            <text:p>1807,02</text:p>
          </table:table-cell>
          <table:table-cell office:value-type="float" office:value="3102.27" calcext:value-type="float">
            <text:p>3102,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67.47" calcext:value-type="float">
            <text:p>2067,47</text:p>
          </table:table-cell>
          <table:table-cell office:value-type="float" office:value="3596.15" calcext:value-type="float">
            <text:p>3596,1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133.88" calcext:value-type="float">
            <text:p>2133,88</text:p>
          </table:table-cell>
          <table:table-cell office:value-type="float" office:value="3696.19" calcext:value-type="float">
            <text:p>3696,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00.18" calcext:value-type="float">
            <text:p>2400,18</text:p>
          </table:table-cell>
          <table:table-cell office:value-type="float" office:value="4202.05" calcext:value-type="float">
            <text:p>4202,0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445.5" calcext:value-type="float">
            <text:p>2445,5</text:p>
          </table:table-cell>
          <table:table-cell office:value-type="float" office:value="4236.71" calcext:value-type="float">
            <text:p>4236,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50.03" calcext:value-type="float">
            <text:p>2650,03</text:p>
          </table:table-cell>
          <table:table-cell office:value-type="float" office:value="4687.81" calcext:value-type="float">
            <text:p>4687,8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789.71" calcext:value-type="float">
            <text:p>2789,71</text:p>
          </table:table-cell>
          <table:table-cell office:value-type="float" office:value="4804.47" calcext:value-type="float">
            <text:p>4804,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37.49" calcext:value-type="float">
            <text:p>3037,49</text:p>
          </table:table-cell>
          <table:table-cell office:value-type="float" office:value="5271" calcext:value-type="float">
            <text:p>527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3120.16" calcext:value-type="float">
            <text:p>3120,16</text:p>
          </table:table-cell>
          <table:table-cell office:value-type="float" office:value="5342.88" calcext:value-type="float">
            <text:p>5342,8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39.56" calcext:value-type="float">
            <text:p>3339,56</text:p>
          </table:table-cell>
          <table:table-cell office:value-type="float" office:value="5880.07" calcext:value-type="float">
            <text:p>5880,0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475.75" calcext:value-type="float">
            <text:p>3475,75</text:p>
          </table:table-cell>
          <table:table-cell office:value-type="float" office:value="5972.29" calcext:value-type="float">
            <text:p>5972,2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38.1" calcext:value-type="float">
            <text:p>3638,1</text:p>
          </table:table-cell>
          <table:table-cell office:value-type="float" office:value="6477.81" calcext:value-type="float">
            <text:p>6477,81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821.28" calcext:value-type="float">
            <text:p>3821,28</text:p>
          </table:table-cell>
          <table:table-cell office:value-type="float" office:value="6597.77" calcext:value-type="float">
            <text:p>6597,7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84.57" calcext:value-type="float">
            <text:p>3984,57</text:p>
          </table:table-cell>
          <table:table-cell office:value-type="float" office:value="7024.91" calcext:value-type="float">
            <text:p>7024,9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151.46" calcext:value-type="float">
            <text:p>4151,46</text:p>
          </table:table-cell>
          <table:table-cell office:value-type="float" office:value="7155.49" calcext:value-type="float">
            <text:p>7155,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58.84" calcext:value-type="float">
            <text:p>4258,84</text:p>
          </table:table-cell>
          <table:table-cell office:value-type="float" office:value="7615.76" calcext:value-type="float">
            <text:p>7615,76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445.57" calcext:value-type="float">
            <text:p>4445,57</text:p>
          </table:table-cell>
          <table:table-cell office:value-type="float" office:value="7777.98" calcext:value-type="float">
            <text:p>7777,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83.37" calcext:value-type="float">
            <text:p>4683,37</text:p>
          </table:table-cell>
          <table:table-cell office:value-type="float" office:value="8331.75" calcext:value-type="float">
            <text:p>8331,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880.83" calcext:value-type="float">
            <text:p>4880,83</text:p>
          </table:table-cell>
          <table:table-cell office:value-type="float" office:value="8415.69" calcext:value-type="float">
            <text:p>8415,6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934.47" calcext:value-type="float">
            <text:p>4934,47</text:p>
          </table:table-cell>
          <table:table-cell office:value-type="float" office:value="8706.98" calcext:value-type="float">
            <text:p>8706,98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190.92" calcext:value-type="float">
            <text:p>5190,92</text:p>
          </table:table-cell>
          <table:table-cell office:value-type="float" office:value="9099.9" calcext:value-type="float">
            <text:p>9099,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58.62" calcext:value-type="float">
            <text:p>5358,62</text:p>
          </table:table-cell>
          <table:table-cell office:value-type="float" office:value="9534.56" calcext:value-type="float">
            <text:p>9534,5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500.26" calcext:value-type="float">
            <text:p>5500,26</text:p>
          </table:table-cell>
          <table:table-cell office:value-type="float" office:value="9592.36" calcext:value-type="float">
            <text:p>9592,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99.28" calcext:value-type="float">
            <text:p>5799,28</text:p>
          </table:table-cell>
          <table:table-cell office:value-type="float" office:value="10127.63" calcext:value-type="float">
            <text:p>10127,63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5868.65" calcext:value-type="float">
            <text:p>5868,65</text:p>
          </table:table-cell>
          <table:table-cell office:value-type="float" office:value="10372.38" calcext:value-type="float">
            <text:p>10372,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7" office:value-type="float" office:value="6081.23" calcext:value-type="float">
            <text:p>6081,23</text:p>
          </table:table-cell>
          <table:table-cell table:style-name="ce11" office:value-type="float" office:value="10802.14" calcext:value-type="float">
            <text:p>10802,14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" office:value-type="float" office:value="6341.05" calcext:value-type="float">
            <text:p>6341,05</text:p>
          </table:table-cell>
          <table:table-cell table:style-name="ce11" office:value-type="float" office:value="10975.55" calcext:value-type="float">
            <text:p>10975,55</text:p>
          </table:table-cell>
        </table:table-row>
      </table:table>
      <table:table table:name="Tabela przestawna_mysort_k100_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row table:style-name="ro1">
          <table:table-cell table:style-name="ce12"/>
          <table:table-cell table:style-name="ce14" office:value-type="string" calcext:value-type="string">
            <text:p>Dane</text:p>
          </table:table-cell>
          <table:table-cell table:style-name="ce16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Średnia - przestawienia_mysort</text:p>
          </table:table-cell>
          <table:table-cell table:style-name="ce8" office:value-type="string" calcext:value-type="string">
            <text:p>Średnia - porównania_mysort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157.09" calcext:value-type="float">
            <text:p>157,09</text:p>
          </table:table-cell>
          <table:table-cell table:style-name="ce9" office:value-type="float" office:value="248.07" calcext:value-type="float">
            <text:p>248,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3.87" calcext:value-type="float">
            <text:p>383,87</text:p>
          </table:table-cell>
          <table:table-cell office:value-type="float" office:value="639.72" calcext:value-type="float">
            <text:p>639,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2.48" calcext:value-type="float">
            <text:p>642,48</text:p>
          </table:table-cell>
          <table:table-cell office:value-type="float" office:value="1071.47" calcext:value-type="float">
            <text:p>1071,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0.72" calcext:value-type="float">
            <text:p>920,72</text:p>
          </table:table-cell>
          <table:table-cell office:value-type="float" office:value="1538.57" calcext:value-type="float">
            <text:p>1538,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99.77" calcext:value-type="float">
            <text:p>1199,77</text:p>
          </table:table-cell>
          <table:table-cell office:value-type="float" office:value="2028.45" calcext:value-type="float">
            <text:p>2028,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28.06" calcext:value-type="float">
            <text:p>1428,06</text:p>
          </table:table-cell>
          <table:table-cell office:value-type="float" office:value="2520.17" calcext:value-type="float">
            <text:p>2520,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00.45" calcext:value-type="float">
            <text:p>1800,45</text:p>
          </table:table-cell>
          <table:table-cell office:value-type="float" office:value="3085.9" calcext:value-type="float">
            <text:p>3085,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67.47" calcext:value-type="float">
            <text:p>2067,47</text:p>
          </table:table-cell>
          <table:table-cell office:value-type="float" office:value="3596.15" calcext:value-type="float">
            <text:p>3596,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00.18" calcext:value-type="float">
            <text:p>2400,18</text:p>
          </table:table-cell>
          <table:table-cell office:value-type="float" office:value="4202.05" calcext:value-type="float">
            <text:p>4202,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50.03" calcext:value-type="float">
            <text:p>2650,03</text:p>
          </table:table-cell>
          <table:table-cell office:value-type="float" office:value="4687.81" calcext:value-type="float">
            <text:p>4687,8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37.49" calcext:value-type="float">
            <text:p>3037,49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339.56" calcext:value-type="float">
            <text:p>3339,56</text:p>
          </table:table-cell>
          <table:table-cell office:value-type="float" office:value="5880.07" calcext:value-type="float">
            <text:p>5880,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638.1" calcext:value-type="float">
            <text:p>3638,1</text:p>
          </table:table-cell>
          <table:table-cell office:value-type="float" office:value="6477.81" calcext:value-type="float">
            <text:p>6477,8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84.57" calcext:value-type="float">
            <text:p>3984,57</text:p>
          </table:table-cell>
          <table:table-cell office:value-type="float" office:value="7024.91" calcext:value-type="float">
            <text:p>7024,9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258.84" calcext:value-type="float">
            <text:p>4258,84</text:p>
          </table:table-cell>
          <table:table-cell office:value-type="float" office:value="7615.76" calcext:value-type="float">
            <text:p>7615,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83.37" calcext:value-type="float">
            <text:p>4683,37</text:p>
          </table:table-cell>
          <table:table-cell office:value-type="float" office:value="8331.75" calcext:value-type="float">
            <text:p>8331,7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934.47" calcext:value-type="float">
            <text:p>4934,47</text:p>
          </table:table-cell>
          <table:table-cell office:value-type="float" office:value="8706.98" calcext:value-type="float">
            <text:p>8706,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358.62" calcext:value-type="float">
            <text:p>5358,62</text:p>
          </table:table-cell>
          <table:table-cell office:value-type="float" office:value="9534.56" calcext:value-type="float">
            <text:p>9534,5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99.28" calcext:value-type="float">
            <text:p>5799,28</text:p>
          </table:table-cell>
          <table:table-cell office:value-type="float" office:value="10127.63" calcext:value-type="float">
            <text:p>10127,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7" office:value-type="float" office:value="6081.23" calcext:value-type="float">
            <text:p>6081,23</text:p>
          </table:table-cell>
          <table:table-cell table:style-name="ce11" office:value-type="float" office:value="10802.14" calcext:value-type="float">
            <text:p>10802,14</text:p>
          </table:table-cell>
        </table:table-row>
        <table:table-row table:style-name="ro1">
          <table:table-cell table:style-name="ce13" office:value-type="string" calcext:value-type="string">
            <text:p>Razem Wynik</text:p>
          </table:table-cell>
          <table:table-cell table:style-name="ce15" office:value-type="float" office:value="2938.2825" calcext:value-type="float">
            <text:p>2938,2825</text:p>
          </table:table-cell>
          <table:table-cell table:style-name="ce17" office:value-type="float" office:value="5169.5485" calcext:value-type="float">
            <text:p>5169,5485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mysort_k100_1'.A1:'Tabela przestawna_mysort_k100_1'.C23" table:buttons="'Tabela przestawna_mysort_k100_1'.A2 'Tabela przestawna_mysort_k100_1'.B1" table:show-filter-button="false" table:drill-down-on-double-click="false">
          <table:source-cell-range table:cell-range-address="mysort_k100.A1:mysort_k100.A2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  <table:data-pilot-member table:name="350" table:display="true" table:show-details="true"/>
                <table:data-pilot-member table:name="400" table:display="true" table:show-details="true"/>
                <table:data-pilot-member table:name="450" table:display="true" table:show-details="true"/>
                <table:data-pilot-member table:name="500" table:display="true" table:show-details="true"/>
                <table:data-pilot-member table:name="550" table:display="true" table:show-details="true"/>
                <table:data-pilot-member table:name="600" table:display="true" table:show-details="true"/>
                <table:data-pilot-member table:name="650" table:display="true" table:show-details="true"/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850" table:display="true" table:show-details="true"/>
                <table:data-pilot-member table:name="900" table:display="true" table:show-details="true"/>
                <table:data-pilot-member table:name="95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estawienia_mysort" table:orientation="data" table:used-hierarchy="0" table:function="average">
            <table:data-pilot-level table:show-empty="false" calcext:repeat-item-labels="false">
              <table:data-pilot-members>
                <table:data-pilot-member table:name="96" table:display="true" table:show-details="true"/>
                <table:data-pilot-member table:name="108" table:display="true" table:show-details="true"/>
                <table:data-pilot-member table:name="114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6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6" table:display="true" table:show-details="true"/>
                <table:data-pilot-member table:name="213" table:display="true" table:show-details="true"/>
                <table:data-pilot-member table:name="217" table:display="true" table:show-details="true"/>
                <table:data-pilot-member table:name="222" table:display="true" table:show-details="true"/>
                <table:data-pilot-member table:name="224" table:display="true" table:show-details="true"/>
                <table:data-pilot-member table:name="227" table:display="true" table:show-details="true"/>
                <table:data-pilot-member table:name="263" table:display="true" table:show-details="true"/>
                <table:data-pilot-member table:name="282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92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2" table:display="true" table:show-details="true"/>
                <table:data-pilot-member table:name="305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5" table:display="true" table:show-details="true"/>
                <table:data-pilot-member table:name="317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3" table:display="true" table:show-details="true"/>
                <table:data-pilot-member table:name="329" table:display="true" table:show-details="true"/>
                <table:data-pilot-member table:name="332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54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2" table:display="true" table:show-details="true"/>
                <table:data-pilot-member table:name="366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3" table:display="true" table:show-details="true"/>
                <table:data-pilot-member table:name="376" table:display="true" table:show-details="true"/>
                <table:data-pilot-member table:name="379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8" table:display="true" table:show-details="true"/>
                <table:data-pilot-member table:name="392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9" table:display="true" table:show-details="true"/>
                <table:data-pilot-member table:name="417" table:display="true" table:show-details="true"/>
                <table:data-pilot-member table:name="419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7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5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9" table:display="true" table:show-details="true"/>
                <table:data-pilot-member table:name="461" table:display="true" table:show-details="true"/>
                <table:data-pilot-member table:name="468" table:display="true" table:show-details="true"/>
                <table:data-pilot-member table:name="472" table:display="true" table:show-details="true"/>
                <table:data-pilot-member table:name="479" table:display="true" table:show-details="true"/>
                <table:data-pilot-member table:name="481" table:display="true" table:show-details="true"/>
                <table:data-pilot-member table:name="493" table:display="true" table:show-details="true"/>
                <table:data-pilot-member table:name="495" table:display="true" table:show-details="true"/>
                <table:data-pilot-member table:name="497" table:display="true" table:show-details="true"/>
                <table:data-pilot-member table:name="505" table:display="true" table:show-details="true"/>
                <table:data-pilot-member table:name="512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7" table:display="true" table:show-details="true"/>
                <table:data-pilot-member table:name="519" table:display="true" table:show-details="true"/>
                <table:data-pilot-member table:name="523" table:display="true" table:show-details="true"/>
                <table:data-pilot-member table:name="52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41" table:display="true" table:show-details="true"/>
                <table:data-pilot-member table:name="543" table:display="true" table:show-details="true"/>
                <table:data-pilot-member table:name="546" table:display="true" table:show-details="true"/>
                <table:data-pilot-member table:name="548" table:display="true" table:show-details="true"/>
                <table:data-pilot-member table:name="550" table:display="true" table:show-details="true"/>
                <table:data-pilot-member table:name="566" table:display="true" table:show-details="true"/>
                <table:data-pilot-member table:name="568" table:display="true" table:show-details="true"/>
                <table:data-pilot-member table:name="573" table:display="true" table:show-details="true"/>
                <table:data-pilot-member table:name="576" table:display="true" table:show-details="true"/>
                <table:data-pilot-member table:name="580" table:display="true" table:show-details="true"/>
                <table:data-pilot-member table:name="582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2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600" table:display="true" table:show-details="true"/>
                <table:data-pilot-member table:name="602" table:display="true" table:show-details="true"/>
                <table:data-pilot-member table:name="605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7" table:display="true" table:show-details="true"/>
                <table:data-pilot-member table:name="630" table:display="true" table:show-details="true"/>
                <table:data-pilot-member table:name="632" table:display="true" table:show-details="true"/>
                <table:data-pilot-member table:name="637" table:display="true" table:show-details="true"/>
                <table:data-pilot-member table:name="639" table:display="true" table:show-details="true"/>
                <table:data-pilot-member table:name="642" table:display="true" table:show-details="true"/>
                <table:data-pilot-member table:name="644" table:display="true" table:show-details="true"/>
                <table:data-pilot-member table:name="646" table:display="true" table:show-details="true"/>
                <table:data-pilot-member table:name="652" table:display="true" table:show-details="true"/>
                <table:data-pilot-member table:name="656" table:display="true" table:show-details="true"/>
                <table:data-pilot-member table:name="661" table:display="true" table:show-details="true"/>
                <table:data-pilot-member table:name="663" table:display="true" table:show-details="true"/>
                <table:data-pilot-member table:name="667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79" table:display="true" table:show-details="true"/>
                <table:data-pilot-member table:name="683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708" table:display="true" table:show-details="true"/>
                <table:data-pilot-member table:name="715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28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7" table:display="true" table:show-details="true"/>
                <table:data-pilot-member table:name="745" table:display="true" table:show-details="true"/>
                <table:data-pilot-member table:name="747" table:display="true" table:show-details="true"/>
                <table:data-pilot-member table:name="752" table:display="true" table:show-details="true"/>
                <table:data-pilot-member table:name="754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60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70" table:display="true" table:show-details="true"/>
                <table:data-pilot-member table:name="776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9" table:display="true" table:show-details="true"/>
                <table:data-pilot-member table:name="792" table:display="true" table:show-details="true"/>
                <table:data-pilot-member table:name="796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2" table:display="true" table:show-details="true"/>
                <table:data-pilot-member table:name="808" table:display="true" table:show-details="true"/>
                <table:data-pilot-member table:name="810" table:display="true" table:show-details="true"/>
                <table:data-pilot-member table:name="815" table:display="true" table:show-details="true"/>
                <table:data-pilot-member table:name="818" table:display="true" table:show-details="true"/>
                <table:data-pilot-member table:name="821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36" table:display="true" table:show-details="true"/>
                <table:data-pilot-member table:name="839" table:display="true" table:show-details="true"/>
                <table:data-pilot-member table:name="843" table:display="true" table:show-details="true"/>
                <table:data-pilot-member table:name="847" table:display="true" table:show-details="true"/>
                <table:data-pilot-member table:name="849" table:display="true" table:show-details="true"/>
                <table:data-pilot-member table:name="853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6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1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8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91" table:display="true" table:show-details="true"/>
                <table:data-pilot-member table:name="897" table:display="true" table:show-details="true"/>
                <table:data-pilot-member table:name="902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11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24" table:display="true" table:show-details="true"/>
                <table:data-pilot-member table:name="928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3" table:display="true" table:show-details="true"/>
                <table:data-pilot-member table:name="971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4" table:display="true" table:show-details="true"/>
                <table:data-pilot-member table:name="987" table:display="true" table:show-details="true"/>
                <table:data-pilot-member table:name="993" table:display="true" table:show-details="true"/>
                <table:data-pilot-member table:name="997" table:display="true" table:show-details="true"/>
                <table:data-pilot-member table:name="1000" table:display="true" table:show-details="true"/>
                <table:data-pilot-member table:name="1001" table:display="true" table:show-details="true"/>
                <table:data-pilot-member table:name="1003" table:display="true" table:show-details="true"/>
                <table:data-pilot-member table:name="1006" table:display="true" table:show-details="true"/>
                <table:data-pilot-member table:name="1011" table:display="true" table:show-details="true"/>
                <table:data-pilot-member table:name="1012" table:display="true" table:show-details="true"/>
                <table:data-pilot-member table:name="1014" table:display="true" table:show-details="true"/>
                <table:data-pilot-member table:name="1015" table:display="true" table:show-details="true"/>
                <table:data-pilot-member table:name="1019" table:display="true" table:show-details="true"/>
                <table:data-pilot-member table:name="1021" table:display="true" table:show-details="true"/>
                <table:data-pilot-member table:name="1025" table:display="true" table:show-details="true"/>
                <table:data-pilot-member table:name="1030" table:display="true" table:show-details="true"/>
                <table:data-pilot-member table:name="1032" table:display="true" table:show-details="true"/>
                <table:data-pilot-member table:name="1037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048" table:display="true" table:show-details="true"/>
                <table:data-pilot-member table:name="1051" table:display="true" table:show-details="true"/>
                <table:data-pilot-member table:name="1053" table:display="true" table:show-details="true"/>
                <table:data-pilot-member table:name="1072" table:display="true" table:show-details="true"/>
                <table:data-pilot-member table:name="1077" table:display="true" table:show-details="true"/>
                <table:data-pilot-member table:name="1080" table:display="true" table:show-details="true"/>
                <table:data-pilot-member table:name="1089" table:display="true" table:show-details="true"/>
                <table:data-pilot-member table:name="1091" table:display="true" table:show-details="true"/>
                <table:data-pilot-member table:name="1093" table:display="true" table:show-details="true"/>
                <table:data-pilot-member table:name="1095" table:display="true" table:show-details="true"/>
                <table:data-pilot-member table:name="1097" table:display="true" table:show-details="true"/>
                <table:data-pilot-member table:name="1099" table:display="true" table:show-details="true"/>
                <table:data-pilot-member table:name="1102" table:display="true" table:show-details="true"/>
                <table:data-pilot-member table:name="1103" table:display="true" table:show-details="true"/>
                <table:data-pilot-member table:name="1104" table:display="true" table:show-details="true"/>
                <table:data-pilot-member table:name="1105" table:display="true" table:show-details="true"/>
                <table:data-pilot-member table:name="1106" table:display="true" table:show-details="true"/>
                <table:data-pilot-member table:name="1110" table:display="true" table:show-details="true"/>
                <table:data-pilot-member table:name="1114" table:display="true" table:show-details="true"/>
                <table:data-pilot-member table:name="1115" table:display="true" table:show-details="true"/>
                <table:data-pilot-member table:name="1117" table:display="true" table:show-details="true"/>
                <table:data-pilot-member table:name="1118" table:display="true" table:show-details="true"/>
                <table:data-pilot-member table:name="1120" table:display="true" table:show-details="true"/>
                <table:data-pilot-member table:name="1123" table:display="true" table:show-details="true"/>
                <table:data-pilot-member table:name="1128" table:display="true" table:show-details="true"/>
                <table:data-pilot-member table:name="1130" table:display="true" table:show-details="true"/>
                <table:data-pilot-member table:name="1131" table:display="true" table:show-details="true"/>
                <table:data-pilot-member table:name="1132" table:display="true" table:show-details="true"/>
                <table:data-pilot-member table:name="1133" table:display="true" table:show-details="true"/>
                <table:data-pilot-member table:name="1134" table:display="true" table:show-details="true"/>
                <table:data-pilot-member table:name="1135" table:display="true" table:show-details="true"/>
                <table:data-pilot-member table:name="1139" table:display="true" table:show-details="true"/>
                <table:data-pilot-member table:name="1141" table:display="true" table:show-details="true"/>
                <table:data-pilot-member table:name="1142" table:display="true" table:show-details="true"/>
                <table:data-pilot-member table:name="1144" table:display="true" table:show-details="true"/>
                <table:data-pilot-member table:name="1149" table:display="true" table:show-details="true"/>
                <table:data-pilot-member table:name="1151" table:display="true" table:show-details="true"/>
                <table:data-pilot-member table:name="1156" table:display="true" table:show-details="true"/>
                <table:data-pilot-member table:name="1166" table:display="true" table:show-details="true"/>
                <table:data-pilot-member table:name="1173" table:display="true" table:show-details="true"/>
                <table:data-pilot-member table:name="1179" table:display="true" table:show-details="true"/>
                <table:data-pilot-member table:name="1183" table:display="true" table:show-details="true"/>
                <table:data-pilot-member table:name="1184" table:display="true" table:show-details="true"/>
                <table:data-pilot-member table:name="1185" table:display="true" table:show-details="true"/>
                <table:data-pilot-member table:name="1192" table:display="true" table:show-details="true"/>
                <table:data-pilot-member table:name="1194" table:display="true" table:show-details="true"/>
                <table:data-pilot-member table:name="1201" table:display="true" table:show-details="true"/>
                <table:data-pilot-member table:name="1203" table:display="true" table:show-details="true"/>
                <table:data-pilot-member table:name="1205" table:display="true" table:show-details="true"/>
                <table:data-pilot-member table:name="1211" table:display="true" table:show-details="true"/>
                <table:data-pilot-member table:name="1213" table:display="true" table:show-details="true"/>
                <table:data-pilot-member table:name="1214" table:display="true" table:show-details="true"/>
                <table:data-pilot-member table:name="1218" table:display="true" table:show-details="true"/>
                <table:data-pilot-member table:name="1219" table:display="true" table:show-details="true"/>
                <table:data-pilot-member table:name="1220" table:display="true" table:show-details="true"/>
                <table:data-pilot-member table:name="1221" table:display="true" table:show-details="true"/>
                <table:data-pilot-member table:name="1225" table:display="true" table:show-details="true"/>
                <table:data-pilot-member table:name="1226" table:display="true" table:show-details="true"/>
                <table:data-pilot-member table:name="1229" table:display="true" table:show-details="true"/>
                <table:data-pilot-member table:name="1235" table:display="true" table:show-details="true"/>
                <table:data-pilot-member table:name="1236" table:display="true" table:show-details="true"/>
                <table:data-pilot-member table:name="1245" table:display="true" table:show-details="true"/>
                <table:data-pilot-member table:name="1249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57" table:display="true" table:show-details="true"/>
                <table:data-pilot-member table:name="1262" table:display="true" table:show-details="true"/>
                <table:data-pilot-member table:name="1265" table:display="true" table:show-details="true"/>
                <table:data-pilot-member table:name="1269" table:display="true" table:show-details="true"/>
                <table:data-pilot-member table:name="1270" table:display="true" table:show-details="true"/>
                <table:data-pilot-member table:name="1277" table:display="true" table:show-details="true"/>
                <table:data-pilot-member table:name="1280" table:display="true" table:show-details="true"/>
                <table:data-pilot-member table:name="1281" table:display="true" table:show-details="true"/>
                <table:data-pilot-member table:name="1285" table:display="true" table:show-details="true"/>
                <table:data-pilot-member table:name="1289" table:display="true" table:show-details="true"/>
                <table:data-pilot-member table:name="1291" table:display="true" table:show-details="true"/>
                <table:data-pilot-member table:name="1294" table:display="true" table:show-details="true"/>
                <table:data-pilot-member table:name="1298" table:display="true" table:show-details="true"/>
                <table:data-pilot-member table:name="1303" table:display="true" table:show-details="true"/>
                <table:data-pilot-member table:name="1306" table:display="true" table:show-details="true"/>
                <table:data-pilot-member table:name="1307" table:display="true" table:show-details="true"/>
                <table:data-pilot-member table:name="1310" table:display="true" table:show-details="true"/>
                <table:data-pilot-member table:name="1330" table:display="true" table:show-details="true"/>
                <table:data-pilot-member table:name="1332" table:display="true" table:show-details="true"/>
                <table:data-pilot-member table:name="1333" table:display="true" table:show-details="true"/>
                <table:data-pilot-member table:name="1335" table:display="true" table:show-details="true"/>
                <table:data-pilot-member table:name="1336" table:display="true" table:show-details="true"/>
                <table:data-pilot-member table:name="1338" table:display="true" table:show-details="true"/>
                <table:data-pilot-member table:name="1340" table:display="true" table:show-details="true"/>
                <table:data-pilot-member table:name="1343" table:display="true" table:show-details="true"/>
                <table:data-pilot-member table:name="1344" table:display="true" table:show-details="true"/>
                <table:data-pilot-member table:name="1350" table:display="true" table:show-details="true"/>
                <table:data-pilot-member table:name="1353" table:display="true" table:show-details="true"/>
                <table:data-pilot-member table:name="1355" table:display="true" table:show-details="true"/>
                <table:data-pilot-member table:name="1359" table:display="true" table:show-details="true"/>
                <table:data-pilot-member table:name="1360" table:display="true" table:show-details="true"/>
                <table:data-pilot-member table:name="1361" table:display="true" table:show-details="true"/>
                <table:data-pilot-member table:name="1365" table:display="true" table:show-details="true"/>
                <table:data-pilot-member table:name="1366" table:display="true" table:show-details="true"/>
                <table:data-pilot-member table:name="1369" table:display="true" table:show-details="true"/>
                <table:data-pilot-member table:name="1370" table:display="true" table:show-details="true"/>
                <table:data-pilot-member table:name="1372" table:display="true" table:show-details="true"/>
                <table:data-pilot-member table:name="1379" table:display="true" table:show-details="true"/>
                <table:data-pilot-member table:name="1380" table:display="true" table:show-details="true"/>
                <table:data-pilot-member table:name="1383" table:display="true" table:show-details="true"/>
                <table:data-pilot-member table:name="1384" table:display="true" table:show-details="true"/>
                <table:data-pilot-member table:name="1385" table:display="true" table:show-details="true"/>
                <table:data-pilot-member table:name="1388" table:display="true" table:show-details="true"/>
                <table:data-pilot-member table:name="1389" table:display="true" table:show-details="true"/>
                <table:data-pilot-member table:name="1391" table:display="true" table:show-details="true"/>
                <table:data-pilot-member table:name="1396" table:display="true" table:show-details="true"/>
                <table:data-pilot-member table:name="1400" table:display="true" table:show-details="true"/>
                <table:data-pilot-member table:name="1403" table:display="true" table:show-details="true"/>
                <table:data-pilot-member table:name="1407" table:display="true" table:show-details="true"/>
                <table:data-pilot-member table:name="1408" table:display="true" table:show-details="true"/>
                <table:data-pilot-member table:name="1418" table:display="true" table:show-details="true"/>
                <table:data-pilot-member table:name="1422" table:display="true" table:show-details="true"/>
                <table:data-pilot-member table:name="1424" table:display="true" table:show-details="true"/>
                <table:data-pilot-member table:name="1425" table:display="true" table:show-details="true"/>
                <table:data-pilot-member table:name="1432" table:display="true" table:show-details="true"/>
                <table:data-pilot-member table:name="1433" table:display="true" table:show-details="true"/>
                <table:data-pilot-member table:name="1440" table:display="true" table:show-details="true"/>
                <table:data-pilot-member table:name="1442" table:display="true" table:show-details="true"/>
                <table:data-pilot-member table:name="1443" table:display="true" table:show-details="true"/>
                <table:data-pilot-member table:name="1445" table:display="true" table:show-details="true"/>
                <table:data-pilot-member table:name="1450" table:display="true" table:show-details="true"/>
                <table:data-pilot-member table:name="1454" table:display="true" table:show-details="true"/>
                <table:data-pilot-member table:name="1455" table:display="true" table:show-details="true"/>
                <table:data-pilot-member table:name="1463" table:display="true" table:show-details="true"/>
                <table:data-pilot-member table:name="1465" table:display="true" table:show-details="true"/>
                <table:data-pilot-member table:name="1475" table:display="true" table:show-details="true"/>
                <table:data-pilot-member table:name="1482" table:display="true" table:show-details="true"/>
                <table:data-pilot-member table:name="1484" table:display="true" table:show-details="true"/>
                <table:data-pilot-member table:name="1485" table:display="true" table:show-details="true"/>
                <table:data-pilot-member table:name="1486" table:display="true" table:show-details="true"/>
                <table:data-pilot-member table:name="1489" table:display="true" table:show-details="true"/>
                <table:data-pilot-member table:name="1496" table:display="true" table:show-details="true"/>
                <table:data-pilot-member table:name="1505" table:display="true" table:show-details="true"/>
                <table:data-pilot-member table:name="1509" table:display="true" table:show-details="true"/>
                <table:data-pilot-member table:name="1512" table:display="true" table:show-details="true"/>
                <table:data-pilot-member table:name="1523" table:display="true" table:show-details="true"/>
                <table:data-pilot-member table:name="1534" table:display="true" table:show-details="true"/>
                <table:data-pilot-member table:name="1536" table:display="true" table:show-details="true"/>
                <table:data-pilot-member table:name="1537" table:display="true" table:show-details="true"/>
                <table:data-pilot-member table:name="1540" table:display="true" table:show-details="true"/>
                <table:data-pilot-member table:name="1542" table:display="true" table:show-details="true"/>
                <table:data-pilot-member table:name="1547" table:display="true" table:show-details="true"/>
                <table:data-pilot-member table:name="1552" table:display="true" table:show-details="true"/>
                <table:data-pilot-member table:name="1559" table:display="true" table:show-details="true"/>
                <table:data-pilot-member table:name="1562" table:display="true" table:show-details="true"/>
                <table:data-pilot-member table:name="1563" table:display="true" table:show-details="true"/>
                <table:data-pilot-member table:name="1567" table:display="true" table:show-details="true"/>
                <table:data-pilot-member table:name="1568" table:display="true" table:show-details="true"/>
                <table:data-pilot-member table:name="1569" table:display="true" table:show-details="true"/>
                <table:data-pilot-member table:name="1570" table:display="true" table:show-details="true"/>
                <table:data-pilot-member table:name="1572" table:display="true" table:show-details="true"/>
                <table:data-pilot-member table:name="1584" table:display="true" table:show-details="true"/>
                <table:data-pilot-member table:name="1585" table:display="true" table:show-details="true"/>
                <table:data-pilot-member table:name="1586" table:display="true" table:show-details="true"/>
                <table:data-pilot-member table:name="1591" table:display="true" table:show-details="true"/>
                <table:data-pilot-member table:name="1593" table:display="true" table:show-details="true"/>
                <table:data-pilot-member table:name="1594" table:display="true" table:show-details="true"/>
                <table:data-pilot-member table:name="1598" table:display="true" table:show-details="true"/>
                <table:data-pilot-member table:name="1599" table:display="true" table:show-details="true"/>
                <table:data-pilot-member table:name="1600" table:display="true" table:show-details="true"/>
                <table:data-pilot-member table:name="1607" table:display="true" table:show-details="true"/>
                <table:data-pilot-member table:name="1612" table:display="true" table:show-details="true"/>
                <table:data-pilot-member table:name="1614" table:display="true" table:show-details="true"/>
                <table:data-pilot-member table:name="1615" table:display="true" table:show-details="true"/>
                <table:data-pilot-member table:name="1620" table:display="true" table:show-details="true"/>
                <table:data-pilot-member table:name="1624" table:display="true" table:show-details="true"/>
                <table:data-pilot-member table:name="1628" table:display="true" table:show-details="true"/>
                <table:data-pilot-member table:name="1632" table:display="true" table:show-details="true"/>
                <table:data-pilot-member table:name="1636" table:display="true" table:show-details="true"/>
                <table:data-pilot-member table:name="1644" table:display="true" table:show-details="true"/>
                <table:data-pilot-member table:name="1646" table:display="true" table:show-details="true"/>
                <table:data-pilot-member table:name="1653" table:display="true" table:show-details="true"/>
                <table:data-pilot-member table:name="1658" table:display="true" table:show-details="true"/>
                <table:data-pilot-member table:name="1661" table:display="true" table:show-details="true"/>
                <table:data-pilot-member table:name="1664" table:display="true" table:show-details="true"/>
                <table:data-pilot-member table:name="1666" table:display="true" table:show-details="true"/>
                <table:data-pilot-member table:name="1669" table:display="true" table:show-details="true"/>
                <table:data-pilot-member table:name="1671" table:display="true" table:show-details="true"/>
                <table:data-pilot-member table:name="1679" table:display="true" table:show-details="true"/>
                <table:data-pilot-member table:name="1686" table:display="true" table:show-details="true"/>
                <table:data-pilot-member table:name="1692" table:display="true" table:show-details="true"/>
                <table:data-pilot-member table:name="1694" table:display="true" table:show-details="true"/>
                <table:data-pilot-member table:name="1703" table:display="true" table:show-details="true"/>
                <table:data-pilot-member table:name="1706" table:display="true" table:show-details="true"/>
                <table:data-pilot-member table:name="1708" table:display="true" table:show-details="true"/>
                <table:data-pilot-member table:name="1710" table:display="true" table:show-details="true"/>
                <table:data-pilot-member table:name="1717" table:display="true" table:show-details="true"/>
                <table:data-pilot-member table:name="1721" table:display="true" table:show-details="true"/>
                <table:data-pilot-member table:name="1723" table:display="true" table:show-details="true"/>
                <table:data-pilot-member table:name="1729" table:display="true" table:show-details="true"/>
                <table:data-pilot-member table:name="1730" table:display="true" table:show-details="true"/>
                <table:data-pilot-member table:name="1732" table:display="true" table:show-details="true"/>
                <table:data-pilot-member table:name="1733" table:display="true" table:show-details="true"/>
                <table:data-pilot-member table:name="1744" table:display="true" table:show-details="true"/>
                <table:data-pilot-member table:name="1749" table:display="true" table:show-details="true"/>
                <table:data-pilot-member table:name="1750" table:display="true" table:show-details="true"/>
                <table:data-pilot-member table:name="1756" table:display="true" table:show-details="true"/>
                <table:data-pilot-member table:name="1757" table:display="true" table:show-details="true"/>
                <table:data-pilot-member table:name="1767" table:display="true" table:show-details="true"/>
                <table:data-pilot-member table:name="1768" table:display="true" table:show-details="true"/>
                <table:data-pilot-member table:name="1770" table:display="true" table:show-details="true"/>
                <table:data-pilot-member table:name="1775" table:display="true" table:show-details="true"/>
                <table:data-pilot-member table:name="1778" table:display="true" table:show-details="true"/>
                <table:data-pilot-member table:name="1792" table:display="true" table:show-details="true"/>
                <table:data-pilot-member table:name="1795" table:display="true" table:show-details="true"/>
                <table:data-pilot-member table:name="1798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02" table:display="true" table:show-details="true"/>
                <table:data-pilot-member table:name="1805" table:display="true" table:show-details="true"/>
                <table:data-pilot-member table:name="1808" table:display="true" table:show-details="true"/>
                <table:data-pilot-member table:name="1810" table:display="true" table:show-details="true"/>
                <table:data-pilot-member table:name="1815" table:display="true" table:show-details="true"/>
                <table:data-pilot-member table:name="1820" table:display="true" table:show-details="true"/>
                <table:data-pilot-member table:name="1821" table:display="true" table:show-details="true"/>
                <table:data-pilot-member table:name="1822" table:display="true" table:show-details="true"/>
                <table:data-pilot-member table:name="1823" table:display="true" table:show-details="true"/>
                <table:data-pilot-member table:name="1828" table:display="true" table:show-details="true"/>
                <table:data-pilot-member table:name="1830" table:display="true" table:show-details="true"/>
                <table:data-pilot-member table:name="1831" table:display="true" table:show-details="true"/>
                <table:data-pilot-member table:name="1840" table:display="true" table:show-details="true"/>
                <table:data-pilot-member table:name="1843" table:display="true" table:show-details="true"/>
                <table:data-pilot-member table:name="1844" table:display="true" table:show-details="true"/>
                <table:data-pilot-member table:name="1847" table:display="true" table:show-details="true"/>
                <table:data-pilot-member table:name="1852" table:display="true" table:show-details="true"/>
                <table:data-pilot-member table:name="1855" table:display="true" table:show-details="true"/>
                <table:data-pilot-member table:name="1856" table:display="true" table:show-details="true"/>
                <table:data-pilot-member table:name="1857" table:display="true" table:show-details="true"/>
                <table:data-pilot-member table:name="1858" table:display="true" table:show-details="true"/>
                <table:data-pilot-member table:name="1859" table:display="true" table:show-details="true"/>
                <table:data-pilot-member table:name="1861" table:display="true" table:show-details="true"/>
                <table:data-pilot-member table:name="1865" table:display="true" table:show-details="true"/>
                <table:data-pilot-member table:name="1867" table:display="true" table:show-details="true"/>
                <table:data-pilot-member table:name="1872" table:display="true" table:show-details="true"/>
                <table:data-pilot-member table:name="1873" table:display="true" table:show-details="true"/>
                <table:data-pilot-member table:name="1878" table:display="true" table:show-details="true"/>
                <table:data-pilot-member table:name="1886" table:display="true" table:show-details="true"/>
                <table:data-pilot-member table:name="1893" table:display="true" table:show-details="true"/>
                <table:data-pilot-member table:name="1894" table:display="true" table:show-details="true"/>
                <table:data-pilot-member table:name="1895" table:display="true" table:show-details="true"/>
                <table:data-pilot-member table:name="1901" table:display="true" table:show-details="true"/>
                <table:data-pilot-member table:name="1902" table:display="true" table:show-details="true"/>
                <table:data-pilot-member table:name="1904" table:display="true" table:show-details="true"/>
                <table:data-pilot-member table:name="1906" table:display="true" table:show-details="true"/>
                <table:data-pilot-member table:name="1909" table:display="true" table:show-details="true"/>
                <table:data-pilot-member table:name="1911" table:display="true" table:show-details="true"/>
                <table:data-pilot-member table:name="1913" table:display="true" table:show-details="true"/>
                <table:data-pilot-member table:name="1914" table:display="true" table:show-details="true"/>
                <table:data-pilot-member table:name="1915" table:display="true" table:show-details="true"/>
                <table:data-pilot-member table:name="1918" table:display="true" table:show-details="true"/>
                <table:data-pilot-member table:name="1924" table:display="true" table:show-details="true"/>
                <table:data-pilot-member table:name="1926" table:display="true" table:show-details="true"/>
                <table:data-pilot-member table:name="1933" table:display="true" table:show-details="true"/>
                <table:data-pilot-member table:name="1936" table:display="true" table:show-details="true"/>
                <table:data-pilot-member table:name="1939" table:display="true" table:show-details="true"/>
                <table:data-pilot-member table:name="1940" table:display="true" table:show-details="true"/>
                <table:data-pilot-member table:name="1944" table:display="true" table:show-details="true"/>
                <table:data-pilot-member table:name="1950" table:display="true" table:show-details="true"/>
                <table:data-pilot-member table:name="1957" table:display="true" table:show-details="true"/>
                <table:data-pilot-member table:name="1958" table:display="true" table:show-details="true"/>
                <table:data-pilot-member table:name="1964" table:display="true" table:show-details="true"/>
                <table:data-pilot-member table:name="1968" table:display="true" table:show-details="true"/>
                <table:data-pilot-member table:name="1970" table:display="true" table:show-details="true"/>
                <table:data-pilot-member table:name="1971" table:display="true" table:show-details="true"/>
                <table:data-pilot-member table:name="1976" table:display="true" table:show-details="true"/>
                <table:data-pilot-member table:name="1980" table:display="true" table:show-details="true"/>
                <table:data-pilot-member table:name="1984" table:display="true" table:show-details="true"/>
                <table:data-pilot-member table:name="1988" table:display="true" table:show-details="true"/>
                <table:data-pilot-member table:name="1996" table:display="true" table:show-details="true"/>
                <table:data-pilot-member table:name="1997" table:display="true" table:show-details="true"/>
                <table:data-pilot-member table:name="2000" table:display="true" table:show-details="true"/>
                <table:data-pilot-member table:name="2008" table:display="true" table:show-details="true"/>
                <table:data-pilot-member table:name="2010" table:display="true" table:show-details="true"/>
                <table:data-pilot-member table:name="2012" table:display="true" table:show-details="true"/>
                <table:data-pilot-member table:name="2015" table:display="true" table:show-details="true"/>
                <table:data-pilot-member table:name="2017" table:display="true" table:show-details="true"/>
                <table:data-pilot-member table:name="2029" table:display="true" table:show-details="true"/>
                <table:data-pilot-member table:name="2030" table:display="true" table:show-details="true"/>
                <table:data-pilot-member table:name="2033" table:display="true" table:show-details="true"/>
                <table:data-pilot-member table:name="2035" table:display="true" table:show-details="true"/>
                <table:data-pilot-member table:name="2039" table:display="true" table:show-details="true"/>
                <table:data-pilot-member table:name="2044" table:display="true" table:show-details="true"/>
                <table:data-pilot-member table:name="2048" table:display="true" table:show-details="true"/>
                <table:data-pilot-member table:name="2049" table:display="true" table:show-details="true"/>
                <table:data-pilot-member table:name="2051" table:display="true" table:show-details="true"/>
                <table:data-pilot-member table:name="2052" table:display="true" table:show-details="true"/>
                <table:data-pilot-member table:name="2057" table:display="true" table:show-details="true"/>
                <table:data-pilot-member table:name="2063" table:display="true" table:show-details="true"/>
                <table:data-pilot-member table:name="2066" table:display="true" table:show-details="true"/>
                <table:data-pilot-member table:name="2067" table:display="true" table:show-details="true"/>
                <table:data-pilot-member table:name="2068" table:display="true" table:show-details="true"/>
                <table:data-pilot-member table:name="2070" table:display="true" table:show-details="true"/>
                <table:data-pilot-member table:name="2074" table:display="true" table:show-details="true"/>
                <table:data-pilot-member table:name="2076" table:display="true" table:show-details="true"/>
                <table:data-pilot-member table:name="2077" table:display="true" table:show-details="true"/>
                <table:data-pilot-member table:name="2086" table:display="true" table:show-details="true"/>
                <table:data-pilot-member table:name="2093" table:display="true" table:show-details="true"/>
                <table:data-pilot-member table:name="2095" table:display="true" table:show-details="true"/>
                <table:data-pilot-member table:name="2096" table:display="true" table:show-details="true"/>
                <table:data-pilot-member table:name="2100" table:display="true" table:show-details="true"/>
                <table:data-pilot-member table:name="2102" table:display="true" table:show-details="true"/>
                <table:data-pilot-member table:name="2104" table:display="true" table:show-details="true"/>
                <table:data-pilot-member table:name="2105" table:display="true" table:show-details="true"/>
                <table:data-pilot-member table:name="2110" table:display="true" table:show-details="true"/>
                <table:data-pilot-member table:name="2113" table:display="true" table:show-details="true"/>
                <table:data-pilot-member table:name="2115" table:display="true" table:show-details="true"/>
                <table:data-pilot-member table:name="2117" table:display="true" table:show-details="true"/>
                <table:data-pilot-member table:name="2123" table:display="true" table:show-details="true"/>
                <table:data-pilot-member table:name="2125" table:display="true" table:show-details="true"/>
                <table:data-pilot-member table:name="2126" table:display="true" table:show-details="true"/>
                <table:data-pilot-member table:name="2128" table:display="true" table:show-details="true"/>
                <table:data-pilot-member table:name="2129" table:display="true" table:show-details="true"/>
                <table:data-pilot-member table:name="2132" table:display="true" table:show-details="true"/>
                <table:data-pilot-member table:name="2137" table:display="true" table:show-details="true"/>
                <table:data-pilot-member table:name="2138" table:display="true" table:show-details="true"/>
                <table:data-pilot-member table:name="2140" table:display="true" table:show-details="true"/>
                <table:data-pilot-member table:name="2144" table:display="true" table:show-details="true"/>
                <table:data-pilot-member table:name="2146" table:display="true" table:show-details="true"/>
                <table:data-pilot-member table:name="2147" table:display="true" table:show-details="true"/>
                <table:data-pilot-member table:name="2164" table:display="true" table:show-details="true"/>
                <table:data-pilot-member table:name="2166" table:display="true" table:show-details="true"/>
                <table:data-pilot-member table:name="2175" table:display="true" table:show-details="true"/>
                <table:data-pilot-member table:name="2179" table:display="true" table:show-details="true"/>
                <table:data-pilot-member table:name="2180" table:display="true" table:show-details="true"/>
                <table:data-pilot-member table:name="2185" table:display="true" table:show-details="true"/>
                <table:data-pilot-member table:name="2186" table:display="true" table:show-details="true"/>
                <table:data-pilot-member table:name="2187" table:display="true" table:show-details="true"/>
                <table:data-pilot-member table:name="2192" table:display="true" table:show-details="true"/>
                <table:data-pilot-member table:name="2193" table:display="true" table:show-details="true"/>
                <table:data-pilot-member table:name="2196" table:display="true" table:show-details="true"/>
                <table:data-pilot-member table:name="2201" table:display="true" table:show-details="true"/>
                <table:data-pilot-member table:name="2202" table:display="true" table:show-details="true"/>
                <table:data-pilot-member table:name="2214" table:display="true" table:show-details="true"/>
                <table:data-pilot-member table:name="2218" table:display="true" table:show-details="true"/>
                <table:data-pilot-member table:name="2220" table:display="true" table:show-details="true"/>
                <table:data-pilot-member table:name="2222" table:display="true" table:show-details="true"/>
                <table:data-pilot-member table:name="2225" table:display="true" table:show-details="true"/>
                <table:data-pilot-member table:name="2234" table:display="true" table:show-details="true"/>
                <table:data-pilot-member table:name="2235" table:display="true" table:show-details="true"/>
                <table:data-pilot-member table:name="2237" table:display="true" table:show-details="true"/>
                <table:data-pilot-member table:name="2239" table:display="true" table:show-details="true"/>
                <table:data-pilot-member table:name="2240" table:display="true" table:show-details="true"/>
                <table:data-pilot-member table:name="2241" table:display="true" table:show-details="true"/>
                <table:data-pilot-member table:name="2242" table:display="true" table:show-details="true"/>
                <table:data-pilot-member table:name="2255" table:display="true" table:show-details="true"/>
                <table:data-pilot-member table:name="2260" table:display="true" table:show-details="true"/>
                <table:data-pilot-member table:name="2261" table:display="true" table:show-details="true"/>
                <table:data-pilot-member table:name="2266" table:display="true" table:show-details="true"/>
                <table:data-pilot-member table:name="2267" table:display="true" table:show-details="true"/>
                <table:data-pilot-member table:name="2269" table:display="true" table:show-details="true"/>
                <table:data-pilot-member table:name="2270" table:display="true" table:show-details="true"/>
                <table:data-pilot-member table:name="2271" table:display="true" table:show-details="true"/>
                <table:data-pilot-member table:name="2272" table:display="true" table:show-details="true"/>
                <table:data-pilot-member table:name="2278" table:display="true" table:show-details="true"/>
                <table:data-pilot-member table:name="2280" table:display="true" table:show-details="true"/>
                <table:data-pilot-member table:name="2295" table:display="true" table:show-details="true"/>
                <table:data-pilot-member table:name="2296" table:display="true" table:show-details="true"/>
                <table:data-pilot-member table:name="2298" table:display="true" table:show-details="true"/>
                <table:data-pilot-member table:name="2300" table:display="true" table:show-details="true"/>
                <table:data-pilot-member table:name="2301" table:display="true" table:show-details="true"/>
                <table:data-pilot-member table:name="2304" table:display="true" table:show-details="true"/>
                <table:data-pilot-member table:name="2305" table:display="true" table:show-details="true"/>
                <table:data-pilot-member table:name="2308" table:display="true" table:show-details="true"/>
                <table:data-pilot-member table:name="2310" table:display="true" table:show-details="true"/>
                <table:data-pilot-member table:name="2313" table:display="true" table:show-details="true"/>
                <table:data-pilot-member table:name="2324" table:display="true" table:show-details="true"/>
                <table:data-pilot-member table:name="2326" table:display="true" table:show-details="true"/>
                <table:data-pilot-member table:name="2329" table:display="true" table:show-details="true"/>
                <table:data-pilot-member table:name="2330" table:display="true" table:show-details="true"/>
                <table:data-pilot-member table:name="2333" table:display="true" table:show-details="true"/>
                <table:data-pilot-member table:name="2334" table:display="true" table:show-details="true"/>
                <table:data-pilot-member table:name="2339" table:display="true" table:show-details="true"/>
                <table:data-pilot-member table:name="2341" table:display="true" table:show-details="true"/>
                <table:data-pilot-member table:name="2348" table:display="true" table:show-details="true"/>
                <table:data-pilot-member table:name="2355" table:display="true" table:show-details="true"/>
                <table:data-pilot-member table:name="2363" table:display="true" table:show-details="true"/>
                <table:data-pilot-member table:name="2369" table:display="true" table:show-details="true"/>
                <table:data-pilot-member table:name="2371" table:display="true" table:show-details="true"/>
                <table:data-pilot-member table:name="2372" table:display="true" table:show-details="true"/>
                <table:data-pilot-member table:name="2374" table:display="true" table:show-details="true"/>
                <table:data-pilot-member table:name="2375" table:display="true" table:show-details="true"/>
                <table:data-pilot-member table:name="2376" table:display="true" table:show-details="true"/>
                <table:data-pilot-member table:name="2378" table:display="true" table:show-details="true"/>
                <table:data-pilot-member table:name="2380" table:display="true" table:show-details="true"/>
                <table:data-pilot-member table:name="2381" table:display="true" table:show-details="true"/>
                <table:data-pilot-member table:name="2384" table:display="true" table:show-details="true"/>
                <table:data-pilot-member table:name="2395" table:display="true" table:show-details="true"/>
                <table:data-pilot-member table:name="2396" table:display="true" table:show-details="true"/>
                <table:data-pilot-member table:name="2402" table:display="true" table:show-details="true"/>
                <table:data-pilot-member table:name="2405" table:display="true" table:show-details="true"/>
                <table:data-pilot-member table:name="2406" table:display="true" table:show-details="true"/>
                <table:data-pilot-member table:name="2407" table:display="true" table:show-details="true"/>
                <table:data-pilot-member table:name="2408" table:display="true" table:show-details="true"/>
                <table:data-pilot-member table:name="2410" table:display="true" table:show-details="true"/>
                <table:data-pilot-member table:name="2415" table:display="true" table:show-details="true"/>
                <table:data-pilot-member table:name="2416" table:display="true" table:show-details="true"/>
                <table:data-pilot-member table:name="2417" table:display="true" table:show-details="true"/>
                <table:data-pilot-member table:name="2418" table:display="true" table:show-details="true"/>
                <table:data-pilot-member table:name="2423" table:display="true" table:show-details="true"/>
                <table:data-pilot-member table:name="2428" table:display="true" table:show-details="true"/>
                <table:data-pilot-member table:name="2431" table:display="true" table:show-details="true"/>
                <table:data-pilot-member table:name="2434" table:display="true" table:show-details="true"/>
                <table:data-pilot-member table:name="2439" table:display="true" table:show-details="true"/>
                <table:data-pilot-member table:name="2440" table:display="true" table:show-details="true"/>
                <table:data-pilot-member table:name="2446" table:display="true" table:show-details="true"/>
                <table:data-pilot-member table:name="2448" table:display="true" table:show-details="true"/>
                <table:data-pilot-member table:name="2455" table:display="true" table:show-details="true"/>
                <table:data-pilot-member table:name="2463" table:display="true" table:show-details="true"/>
                <table:data-pilot-member table:name="2466" table:display="true" table:show-details="true"/>
                <table:data-pilot-member table:name="2469" table:display="true" table:show-details="true"/>
                <table:data-pilot-member table:name="2475" table:display="true" table:show-details="true"/>
                <table:data-pilot-member table:name="2480" table:display="true" table:show-details="true"/>
                <table:data-pilot-member table:name="2492" table:display="true" table:show-details="true"/>
                <table:data-pilot-member table:name="2496" table:display="true" table:show-details="true"/>
                <table:data-pilot-member table:name="2499" table:display="true" table:show-details="true"/>
                <table:data-pilot-member table:name="2503" table:display="true" table:show-details="true"/>
                <table:data-pilot-member table:name="2511" table:display="true" table:show-details="true"/>
                <table:data-pilot-member table:name="2515" table:display="true" table:show-details="true"/>
                <table:data-pilot-member table:name="2521" table:display="true" table:show-details="true"/>
                <table:data-pilot-member table:name="2522" table:display="true" table:show-details="true"/>
                <table:data-pilot-member table:name="2524" table:display="true" table:show-details="true"/>
                <table:data-pilot-member table:name="2527" table:display="true" table:show-details="true"/>
                <table:data-pilot-member table:name="2528" table:display="true" table:show-details="true"/>
                <table:data-pilot-member table:name="2538" table:display="true" table:show-details="true"/>
                <table:data-pilot-member table:name="2543" table:display="true" table:show-details="true"/>
                <table:data-pilot-member table:name="2547" table:display="true" table:show-details="true"/>
                <table:data-pilot-member table:name="2548" table:display="true" table:show-details="true"/>
                <table:data-pilot-member table:name="2551" table:display="true" table:show-details="true"/>
                <table:data-pilot-member table:name="2553" table:display="true" table:show-details="true"/>
                <table:data-pilot-member table:name="2557" table:display="true" table:show-details="true"/>
                <table:data-pilot-member table:name="2559" table:display="true" table:show-details="true"/>
                <table:data-pilot-member table:name="2560" table:display="true" table:show-details="true"/>
                <table:data-pilot-member table:name="2565" table:display="true" table:show-details="true"/>
                <table:data-pilot-member table:name="2568" table:display="true" table:show-details="true"/>
                <table:data-pilot-member table:name="2571" table:display="true" table:show-details="true"/>
                <table:data-pilot-member table:name="2577" table:display="true" table:show-details="true"/>
                <table:data-pilot-member table:name="2579" table:display="true" table:show-details="true"/>
                <table:data-pilot-member table:name="2581" table:display="true" table:show-details="true"/>
                <table:data-pilot-member table:name="2585" table:display="true" table:show-details="true"/>
                <table:data-pilot-member table:name="2594" table:display="true" table:show-details="true"/>
                <table:data-pilot-member table:name="2600" table:display="true" table:show-details="true"/>
                <table:data-pilot-member table:name="2603" table:display="true" table:show-details="true"/>
                <table:data-pilot-member table:name="2606" table:display="true" table:show-details="true"/>
                <table:data-pilot-member table:name="2613" table:display="true" table:show-details="true"/>
                <table:data-pilot-member table:name="2614" table:display="true" table:show-details="true"/>
                <table:data-pilot-member table:name="2615" table:display="true" table:show-details="true"/>
                <table:data-pilot-member table:name="2618" table:display="true" table:show-details="true"/>
                <table:data-pilot-member table:name="2627" table:display="true" table:show-details="true"/>
                <table:data-pilot-member table:name="2629" table:display="true" table:show-details="true"/>
                <table:data-pilot-member table:name="2636" table:display="true" table:show-details="true"/>
                <table:data-pilot-member table:name="2641" table:display="true" table:show-details="true"/>
                <table:data-pilot-member table:name="2642" table:display="true" table:show-details="true"/>
                <table:data-pilot-member table:name="2644" table:display="true" table:show-details="true"/>
                <table:data-pilot-member table:name="2645" table:display="true" table:show-details="true"/>
                <table:data-pilot-member table:name="2647" table:display="true" table:show-details="true"/>
                <table:data-pilot-member table:name="2650" table:display="true" table:show-details="true"/>
                <table:data-pilot-member table:name="2651" table:display="true" table:show-details="true"/>
                <table:data-pilot-member table:name="2652" table:display="true" table:show-details="true"/>
                <table:data-pilot-member table:name="2658" table:display="true" table:show-details="true"/>
                <table:data-pilot-member table:name="2659" table:display="true" table:show-details="true"/>
                <table:data-pilot-member table:name="2664" table:display="true" table:show-details="true"/>
                <table:data-pilot-member table:name="2665" table:display="true" table:show-details="true"/>
                <table:data-pilot-member table:name="2667" table:display="true" table:show-details="true"/>
                <table:data-pilot-member table:name="2669" table:display="true" table:show-details="true"/>
                <table:data-pilot-member table:name="2675" table:display="true" table:show-details="true"/>
                <table:data-pilot-member table:name="2676" table:display="true" table:show-details="true"/>
                <table:data-pilot-member table:name="2677" table:display="true" table:show-details="true"/>
                <table:data-pilot-member table:name="2680" table:display="true" table:show-details="true"/>
                <table:data-pilot-member table:name="2681" table:display="true" table:show-details="true"/>
                <table:data-pilot-member table:name="2682" table:display="true" table:show-details="true"/>
                <table:data-pilot-member table:name="2687" table:display="true" table:show-details="true"/>
                <table:data-pilot-member table:name="2688" table:display="true" table:show-details="true"/>
                <table:data-pilot-member table:name="2692" table:display="true" table:show-details="true"/>
                <table:data-pilot-member table:name="2703" table:display="true" table:show-details="true"/>
                <table:data-pilot-member table:name="2709" table:display="true" table:show-details="true"/>
                <table:data-pilot-member table:name="2711" table:display="true" table:show-details="true"/>
                <table:data-pilot-member table:name="2715" table:display="true" table:show-details="true"/>
                <table:data-pilot-member table:name="2719" table:display="true" table:show-details="true"/>
                <table:data-pilot-member table:name="2720" table:display="true" table:show-details="true"/>
                <table:data-pilot-member table:name="2722" table:display="true" table:show-details="true"/>
                <table:data-pilot-member table:name="2724" table:display="true" table:show-details="true"/>
                <table:data-pilot-member table:name="2725" table:display="true" table:show-details="true"/>
                <table:data-pilot-member table:name="2727" table:display="true" table:show-details="true"/>
                <table:data-pilot-member table:name="2728" table:display="true" table:show-details="true"/>
                <table:data-pilot-member table:name="2732" table:display="true" table:show-details="true"/>
                <table:data-pilot-member table:name="2741" table:display="true" table:show-details="true"/>
                <table:data-pilot-member table:name="2743" table:display="true" table:show-details="true"/>
                <table:data-pilot-member table:name="2746" table:display="true" table:show-details="true"/>
                <table:data-pilot-member table:name="2748" table:display="true" table:show-details="true"/>
                <table:data-pilot-member table:name="2759" table:display="true" table:show-details="true"/>
                <table:data-pilot-member table:name="2762" table:display="true" table:show-details="true"/>
                <table:data-pilot-member table:name="2770" table:display="true" table:show-details="true"/>
                <table:data-pilot-member table:name="2780" table:display="true" table:show-details="true"/>
                <table:data-pilot-member table:name="2782" table:display="true" table:show-details="true"/>
                <table:data-pilot-member table:name="2783" table:display="true" table:show-details="true"/>
                <table:data-pilot-member table:name="2785" table:display="true" table:show-details="true"/>
                <table:data-pilot-member table:name="2787" table:display="true" table:show-details="true"/>
                <table:data-pilot-member table:name="2790" table:display="true" table:show-details="true"/>
                <table:data-pilot-member table:name="2799" table:display="true" table:show-details="true"/>
                <table:data-pilot-member table:name="2807" table:display="true" table:show-details="true"/>
                <table:data-pilot-member table:name="2811" table:display="true" table:show-details="true"/>
                <table:data-pilot-member table:name="2813" table:display="true" table:show-details="true"/>
                <table:data-pilot-member table:name="2819" table:display="true" table:show-details="true"/>
                <table:data-pilot-member table:name="2823" table:display="true" table:show-details="true"/>
                <table:data-pilot-member table:name="2828" table:display="true" table:show-details="true"/>
                <table:data-pilot-member table:name="2839" table:display="true" table:show-details="true"/>
                <table:data-pilot-member table:name="2842" table:display="true" table:show-details="true"/>
                <table:data-pilot-member table:name="2845" table:display="true" table:show-details="true"/>
                <table:data-pilot-member table:name="2850" table:display="true" table:show-details="true"/>
                <table:data-pilot-member table:name="2857" table:display="true" table:show-details="true"/>
                <table:data-pilot-member table:name="2860" table:display="true" table:show-details="true"/>
                <table:data-pilot-member table:name="2864" table:display="true" table:show-details="true"/>
                <table:data-pilot-member table:name="2866" table:display="true" table:show-details="true"/>
                <table:data-pilot-member table:name="2872" table:display="true" table:show-details="true"/>
                <table:data-pilot-member table:name="2876" table:display="true" table:show-details="true"/>
                <table:data-pilot-member table:name="2881" table:display="true" table:show-details="true"/>
                <table:data-pilot-member table:name="2883" table:display="true" table:show-details="true"/>
                <table:data-pilot-member table:name="2885" table:display="true" table:show-details="true"/>
                <table:data-pilot-member table:name="2886" table:display="true" table:show-details="true"/>
                <table:data-pilot-member table:name="2887" table:display="true" table:show-details="true"/>
                <table:data-pilot-member table:name="2888" table:display="true" table:show-details="true"/>
                <table:data-pilot-member table:name="2891" table:display="true" table:show-details="true"/>
                <table:data-pilot-member table:name="2892" table:display="true" table:show-details="true"/>
                <table:data-pilot-member table:name="2893" table:display="true" table:show-details="true"/>
                <table:data-pilot-member table:name="2904" table:display="true" table:show-details="true"/>
                <table:data-pilot-member table:name="2907" table:display="true" table:show-details="true"/>
                <table:data-pilot-member table:name="2910" table:display="true" table:show-details="true"/>
                <table:data-pilot-member table:name="2912" table:display="true" table:show-details="true"/>
                <table:data-pilot-member table:name="2915" table:display="true" table:show-details="true"/>
                <table:data-pilot-member table:name="2920" table:display="true" table:show-details="true"/>
                <table:data-pilot-member table:name="2922" table:display="true" table:show-details="true"/>
                <table:data-pilot-member table:name="2927" table:display="true" table:show-details="true"/>
                <table:data-pilot-member table:name="2929" table:display="true" table:show-details="true"/>
                <table:data-pilot-member table:name="2930" table:display="true" table:show-details="true"/>
                <table:data-pilot-member table:name="2932" table:display="true" table:show-details="true"/>
                <table:data-pilot-member table:name="2936" table:display="true" table:show-details="true"/>
                <table:data-pilot-member table:name="2938" table:display="true" table:show-details="true"/>
                <table:data-pilot-member table:name="2951" table:display="true" table:show-details="true"/>
                <table:data-pilot-member table:name="2953" table:display="true" table:show-details="true"/>
                <table:data-pilot-member table:name="2964" table:display="true" table:show-details="true"/>
                <table:data-pilot-member table:name="2965" table:display="true" table:show-details="true"/>
                <table:data-pilot-member table:name="2968" table:display="true" table:show-details="true"/>
                <table:data-pilot-member table:name="2969" table:display="true" table:show-details="true"/>
                <table:data-pilot-member table:name="2979" table:display="true" table:show-details="true"/>
                <table:data-pilot-member table:name="2980" table:display="true" table:show-details="true"/>
                <table:data-pilot-member table:name="2984" table:display="true" table:show-details="true"/>
                <table:data-pilot-member table:name="2985" table:display="true" table:show-details="true"/>
                <table:data-pilot-member table:name="2987" table:display="true" table:show-details="true"/>
                <table:data-pilot-member table:name="2988" table:display="true" table:show-details="true"/>
                <table:data-pilot-member table:name="2990" table:display="true" table:show-details="true"/>
                <table:data-pilot-member table:name="2993" table:display="true" table:show-details="true"/>
                <table:data-pilot-member table:name="2994" table:display="true" table:show-details="true"/>
                <table:data-pilot-member table:name="3001" table:display="true" table:show-details="true"/>
                <table:data-pilot-member table:name="3007" table:display="true" table:show-details="true"/>
                <table:data-pilot-member table:name="3009" table:display="true" table:show-details="true"/>
                <table:data-pilot-member table:name="3014" table:display="true" table:show-details="true"/>
                <table:data-pilot-member table:name="3015" table:display="true" table:show-details="true"/>
                <table:data-pilot-member table:name="3031" table:display="true" table:show-details="true"/>
                <table:data-pilot-member table:name="3038" table:display="true" table:show-details="true"/>
                <table:data-pilot-member table:name="3044" table:display="true" table:show-details="true"/>
                <table:data-pilot-member table:name="3048" table:display="true" table:show-details="true"/>
                <table:data-pilot-member table:name="3050" table:display="true" table:show-details="true"/>
                <table:data-pilot-member table:name="3057" table:display="true" table:show-details="true"/>
                <table:data-pilot-member table:name="3058" table:display="true" table:show-details="true"/>
                <table:data-pilot-member table:name="3059" table:display="true" table:show-details="true"/>
                <table:data-pilot-member table:name="3060" table:display="true" table:show-details="true"/>
                <table:data-pilot-member table:name="3061" table:display="true" table:show-details="true"/>
                <table:data-pilot-member table:name="3062" table:display="true" table:show-details="true"/>
                <table:data-pilot-member table:name="3069" table:display="true" table:show-details="true"/>
                <table:data-pilot-member table:name="3074" table:display="true" table:show-details="true"/>
                <table:data-pilot-member table:name="3075" table:display="true" table:show-details="true"/>
                <table:data-pilot-member table:name="3079" table:display="true" table:show-details="true"/>
                <table:data-pilot-member table:name="3082" table:display="true" table:show-details="true"/>
                <table:data-pilot-member table:name="3095" table:display="true" table:show-details="true"/>
                <table:data-pilot-member table:name="3097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3" table:display="true" table:show-details="true"/>
                <table:data-pilot-member table:name="3107" table:display="true" table:show-details="true"/>
                <table:data-pilot-member table:name="3108" table:display="true" table:show-details="true"/>
                <table:data-pilot-member table:name="3109" table:display="true" table:show-details="true"/>
                <table:data-pilot-member table:name="3113" table:display="true" table:show-details="true"/>
                <table:data-pilot-member table:name="3114" table:display="true" table:show-details="true"/>
                <table:data-pilot-member table:name="3119" table:display="true" table:show-details="true"/>
                <table:data-pilot-member table:name="3121" table:display="true" table:show-details="true"/>
                <table:data-pilot-member table:name="3126" table:display="true" table:show-details="true"/>
                <table:data-pilot-member table:name="3129" table:display="true" table:show-details="true"/>
                <table:data-pilot-member table:name="3132" table:display="true" table:show-details="true"/>
                <table:data-pilot-member table:name="3137" table:display="true" table:show-details="true"/>
                <table:data-pilot-member table:name="3138" table:display="true" table:show-details="true"/>
                <table:data-pilot-member table:name="3144" table:display="true" table:show-details="true"/>
                <table:data-pilot-member table:name="3147" table:display="true" table:show-details="true"/>
                <table:data-pilot-member table:name="3149" table:display="true" table:show-details="true"/>
                <table:data-pilot-member table:name="3150" table:display="true" table:show-details="true"/>
                <table:data-pilot-member table:name="3155" table:display="true" table:show-details="true"/>
                <table:data-pilot-member table:name="3160" table:display="true" table:show-details="true"/>
                <table:data-pilot-member table:name="3161" table:display="true" table:show-details="true"/>
                <table:data-pilot-member table:name="3164" table:display="true" table:show-details="true"/>
                <table:data-pilot-member table:name="3166" table:display="true" table:show-details="true"/>
                <table:data-pilot-member table:name="3167" table:display="true" table:show-details="true"/>
                <table:data-pilot-member table:name="3168" table:display="true" table:show-details="true"/>
                <table:data-pilot-member table:name="3175" table:display="true" table:show-details="true"/>
                <table:data-pilot-member table:name="3178" table:display="true" table:show-details="true"/>
                <table:data-pilot-member table:name="3184" table:display="true" table:show-details="true"/>
                <table:data-pilot-member table:name="3186" table:display="true" table:show-details="true"/>
                <table:data-pilot-member table:name="3190" table:display="true" table:show-details="true"/>
                <table:data-pilot-member table:name="3192" table:display="true" table:show-details="true"/>
                <table:data-pilot-member table:name="3194" table:display="true" table:show-details="true"/>
                <table:data-pilot-member table:name="3195" table:display="true" table:show-details="true"/>
                <table:data-pilot-member table:name="3197" table:display="true" table:show-details="true"/>
                <table:data-pilot-member table:name="3198" table:display="true" table:show-details="true"/>
                <table:data-pilot-member table:name="3204" table:display="true" table:show-details="true"/>
                <table:data-pilot-member table:name="3208" table:display="true" table:show-details="true"/>
                <table:data-pilot-member table:name="3219" table:display="true" table:show-details="true"/>
                <table:data-pilot-member table:name="3223" table:display="true" table:show-details="true"/>
                <table:data-pilot-member table:name="3227" table:display="true" table:show-details="true"/>
                <table:data-pilot-member table:name="3230" table:display="true" table:show-details="true"/>
                <table:data-pilot-member table:name="3235" table:display="true" table:show-details="true"/>
                <table:data-pilot-member table:name="3237" table:display="true" table:show-details="true"/>
                <table:data-pilot-member table:name="3238" table:display="true" table:show-details="true"/>
                <table:data-pilot-member table:name="3242" table:display="true" table:show-details="true"/>
                <table:data-pilot-member table:name="3243" table:display="true" table:show-details="true"/>
                <table:data-pilot-member table:name="3246" table:display="true" table:show-details="true"/>
                <table:data-pilot-member table:name="3257" table:display="true" table:show-details="true"/>
                <table:data-pilot-member table:name="3259" table:display="true" table:show-details="true"/>
                <table:data-pilot-member table:name="3263" table:display="true" table:show-details="true"/>
                <table:data-pilot-member table:name="3268" table:display="true" table:show-details="true"/>
                <table:data-pilot-member table:name="3269" table:display="true" table:show-details="true"/>
                <table:data-pilot-member table:name="3280" table:display="true" table:show-details="true"/>
                <table:data-pilot-member table:name="3281" table:display="true" table:show-details="true"/>
                <table:data-pilot-member table:name="3296" table:display="true" table:show-details="true"/>
                <table:data-pilot-member table:name="3299" table:display="true" table:show-details="true"/>
                <table:data-pilot-member table:name="3300" table:display="true" table:show-details="true"/>
                <table:data-pilot-member table:name="3301" table:display="true" table:show-details="true"/>
                <table:data-pilot-member table:name="3303" table:display="true" table:show-details="true"/>
                <table:data-pilot-member table:name="3304" table:display="true" table:show-details="true"/>
                <table:data-pilot-member table:name="3313" table:display="true" table:show-details="true"/>
                <table:data-pilot-member table:name="3314" table:display="true" table:show-details="true"/>
                <table:data-pilot-member table:name="3321" table:display="true" table:show-details="true"/>
                <table:data-pilot-member table:name="3326" table:display="true" table:show-details="true"/>
                <table:data-pilot-member table:name="3333" table:display="true" table:show-details="true"/>
                <table:data-pilot-member table:name="3336" table:display="true" table:show-details="true"/>
                <table:data-pilot-member table:name="3338" table:display="true" table:show-details="true"/>
                <table:data-pilot-member table:name="3340" table:display="true" table:show-details="true"/>
                <table:data-pilot-member table:name="3341" table:display="true" table:show-details="true"/>
                <table:data-pilot-member table:name="3345" table:display="true" table:show-details="true"/>
                <table:data-pilot-member table:name="3348" table:display="true" table:show-details="true"/>
                <table:data-pilot-member table:name="3350" table:display="true" table:show-details="true"/>
                <table:data-pilot-member table:name="3354" table:display="true" table:show-details="true"/>
                <table:data-pilot-member table:name="3360" table:display="true" table:show-details="true"/>
                <table:data-pilot-member table:name="3366" table:display="true" table:show-details="true"/>
                <table:data-pilot-member table:name="3369" table:display="true" table:show-details="true"/>
                <table:data-pilot-member table:name="3370" table:display="true" table:show-details="true"/>
                <table:data-pilot-member table:name="3378" table:display="true" table:show-details="true"/>
                <table:data-pilot-member table:name="3387" table:display="true" table:show-details="true"/>
                <table:data-pilot-member table:name="3388" table:display="true" table:show-details="true"/>
                <table:data-pilot-member table:name="3389" table:display="true" table:show-details="true"/>
                <table:data-pilot-member table:name="3390" table:display="true" table:show-details="true"/>
                <table:data-pilot-member table:name="3391" table:display="true" table:show-details="true"/>
                <table:data-pilot-member table:name="3398" table:display="true" table:show-details="true"/>
                <table:data-pilot-member table:name="3404" table:display="true" table:show-details="true"/>
                <table:data-pilot-member table:name="3410" table:display="true" table:show-details="true"/>
                <table:data-pilot-member table:name="3414" table:display="true" table:show-details="true"/>
                <table:data-pilot-member table:name="3419" table:display="true" table:show-details="true"/>
                <table:data-pilot-member table:name="3421" table:display="true" table:show-details="true"/>
                <table:data-pilot-member table:name="3426" table:display="true" table:show-details="true"/>
                <table:data-pilot-member table:name="3433" table:display="true" table:show-details="true"/>
                <table:data-pilot-member table:name="3434" table:display="true" table:show-details="true"/>
                <table:data-pilot-member table:name="3445" table:display="true" table:show-details="true"/>
                <table:data-pilot-member table:name="3446" table:display="true" table:show-details="true"/>
                <table:data-pilot-member table:name="3448" table:display="true" table:show-details="true"/>
                <table:data-pilot-member table:name="3450" table:display="true" table:show-details="true"/>
                <table:data-pilot-member table:name="3457" table:display="true" table:show-details="true"/>
                <table:data-pilot-member table:name="3460" table:display="true" table:show-details="true"/>
                <table:data-pilot-member table:name="3461" table:display="true" table:show-details="true"/>
                <table:data-pilot-member table:name="3462" table:display="true" table:show-details="true"/>
                <table:data-pilot-member table:name="3466" table:display="true" table:show-details="true"/>
                <table:data-pilot-member table:name="3468" table:display="true" table:show-details="true"/>
                <table:data-pilot-member table:name="3470" table:display="true" table:show-details="true"/>
                <table:data-pilot-member table:name="3474" table:display="true" table:show-details="true"/>
                <table:data-pilot-member table:name="3478" table:display="true" table:show-details="true"/>
                <table:data-pilot-member table:name="3481" table:display="true" table:show-details="true"/>
                <table:data-pilot-member table:name="3483" table:display="true" table:show-details="true"/>
                <table:data-pilot-member table:name="3485" table:display="true" table:show-details="true"/>
                <table:data-pilot-member table:name="3489" table:display="true" table:show-details="true"/>
                <table:data-pilot-member table:name="3491" table:display="true" table:show-details="true"/>
                <table:data-pilot-member table:name="3497" table:display="true" table:show-details="true"/>
                <table:data-pilot-member table:name="3506" table:display="true" table:show-details="true"/>
                <table:data-pilot-member table:name="3508" table:display="true" table:show-details="true"/>
                <table:data-pilot-member table:name="3513" table:display="true" table:show-details="true"/>
                <table:data-pilot-member table:name="3515" table:display="true" table:show-details="true"/>
                <table:data-pilot-member table:name="3516" table:display="true" table:show-details="true"/>
                <table:data-pilot-member table:name="3517" table:display="true" table:show-details="true"/>
                <table:data-pilot-member table:name="3525" table:display="true" table:show-details="true"/>
                <table:data-pilot-member table:name="3533" table:display="true" table:show-details="true"/>
                <table:data-pilot-member table:name="3534" table:display="true" table:show-details="true"/>
                <table:data-pilot-member table:name="3537" table:display="true" table:show-details="true"/>
                <table:data-pilot-member table:name="3538" table:display="true" table:show-details="true"/>
                <table:data-pilot-member table:name="3539" table:display="true" table:show-details="true"/>
                <table:data-pilot-member table:name="3544" table:display="true" table:show-details="true"/>
                <table:data-pilot-member table:name="3548" table:display="true" table:show-details="true"/>
                <table:data-pilot-member table:name="3549" table:display="true" table:show-details="true"/>
                <table:data-pilot-member table:name="3557" table:display="true" table:show-details="true"/>
                <table:data-pilot-member table:name="3563" table:display="true" table:show-details="true"/>
                <table:data-pilot-member table:name="3564" table:display="true" table:show-details="true"/>
                <table:data-pilot-member table:name="3566" table:display="true" table:show-details="true"/>
                <table:data-pilot-member table:name="3567" table:display="true" table:show-details="true"/>
                <table:data-pilot-member table:name="3571" table:display="true" table:show-details="true"/>
                <table:data-pilot-member table:name="3572" table:display="true" table:show-details="true"/>
                <table:data-pilot-member table:name="3583" table:display="true" table:show-details="true"/>
                <table:data-pilot-member table:name="3585" table:display="true" table:show-details="true"/>
                <table:data-pilot-member table:name="3587" table:display="true" table:show-details="true"/>
                <table:data-pilot-member table:name="3594" table:display="true" table:show-details="true"/>
                <table:data-pilot-member table:name="3599" table:display="true" table:show-details="true"/>
                <table:data-pilot-member table:name="3603" table:display="true" table:show-details="true"/>
                <table:data-pilot-member table:name="3605" table:display="true" table:show-details="true"/>
                <table:data-pilot-member table:name="3608" table:display="true" table:show-details="true"/>
                <table:data-pilot-member table:name="3609" table:display="true" table:show-details="true"/>
                <table:data-pilot-member table:name="3612" table:display="true" table:show-details="true"/>
                <table:data-pilot-member table:name="3614" table:display="true" table:show-details="true"/>
                <table:data-pilot-member table:name="3619" table:display="true" table:show-details="true"/>
                <table:data-pilot-member table:name="3621" table:display="true" table:show-details="true"/>
                <table:data-pilot-member table:name="3622" table:display="true" table:show-details="true"/>
                <table:data-pilot-member table:name="3624" table:display="true" table:show-details="true"/>
                <table:data-pilot-member table:name="3626" table:display="true" table:show-details="true"/>
                <table:data-pilot-member table:name="3630" table:display="true" table:show-details="true"/>
                <table:data-pilot-member table:name="3632" table:display="true" table:show-details="true"/>
                <table:data-pilot-member table:name="3641" table:display="true" table:show-details="true"/>
                <table:data-pilot-member table:name="3643" table:display="true" table:show-details="true"/>
                <table:data-pilot-member table:name="3650" table:display="true" table:show-details="true"/>
                <table:data-pilot-member table:name="3651" table:display="true" table:show-details="true"/>
                <table:data-pilot-member table:name="3655" table:display="true" table:show-details="true"/>
                <table:data-pilot-member table:name="3657" table:display="true" table:show-details="true"/>
                <table:data-pilot-member table:name="3658" table:display="true" table:show-details="true"/>
                <table:data-pilot-member table:name="3662" table:display="true" table:show-details="true"/>
                <table:data-pilot-member table:name="3665" table:display="true" table:show-details="true"/>
                <table:data-pilot-member table:name="3666" table:display="true" table:show-details="true"/>
                <table:data-pilot-member table:name="3670" table:display="true" table:show-details="true"/>
                <table:data-pilot-member table:name="3672" table:display="true" table:show-details="true"/>
                <table:data-pilot-member table:name="3674" table:display="true" table:show-details="true"/>
                <table:data-pilot-member table:name="3676" table:display="true" table:show-details="true"/>
                <table:data-pilot-member table:name="3678" table:display="true" table:show-details="true"/>
                <table:data-pilot-member table:name="3683" table:display="true" table:show-details="true"/>
                <table:data-pilot-member table:name="3684" table:display="true" table:show-details="true"/>
                <table:data-pilot-member table:name="3685" table:display="true" table:show-details="true"/>
                <table:data-pilot-member table:name="3686" table:display="true" table:show-details="true"/>
                <table:data-pilot-member table:name="3688" table:display="true" table:show-details="true"/>
                <table:data-pilot-member table:name="3689" table:display="true" table:show-details="true"/>
                <table:data-pilot-member table:name="3690" table:display="true" table:show-details="true"/>
                <table:data-pilot-member table:name="3691" table:display="true" table:show-details="true"/>
                <table:data-pilot-member table:name="3693" table:display="true" table:show-details="true"/>
                <table:data-pilot-member table:name="3700" table:display="true" table:show-details="true"/>
                <table:data-pilot-member table:name="3701" table:display="true" table:show-details="true"/>
                <table:data-pilot-member table:name="3703" table:display="true" table:show-details="true"/>
                <table:data-pilot-member table:name="3704" table:display="true" table:show-details="true"/>
                <table:data-pilot-member table:name="3707" table:display="true" table:show-details="true"/>
                <table:data-pilot-member table:name="3712" table:display="true" table:show-details="true"/>
                <table:data-pilot-member table:name="3715" table:display="true" table:show-details="true"/>
                <table:data-pilot-member table:name="3725" table:display="true" table:show-details="true"/>
                <table:data-pilot-member table:name="3729" table:display="true" table:show-details="true"/>
                <table:data-pilot-member table:name="3736" table:display="true" table:show-details="true"/>
                <table:data-pilot-member table:name="3739" table:display="true" table:show-details="true"/>
                <table:data-pilot-member table:name="3746" table:display="true" table:show-details="true"/>
                <table:data-pilot-member table:name="3750" table:display="true" table:show-details="true"/>
                <table:data-pilot-member table:name="3751" table:display="true" table:show-details="true"/>
                <table:data-pilot-member table:name="3754" table:display="true" table:show-details="true"/>
                <table:data-pilot-member table:name="3757" table:display="true" table:show-details="true"/>
                <table:data-pilot-member table:name="3758" table:display="true" table:show-details="true"/>
                <table:data-pilot-member table:name="3768" table:display="true" table:show-details="true"/>
                <table:data-pilot-member table:name="3773" table:display="true" table:show-details="true"/>
                <table:data-pilot-member table:name="3775" table:display="true" table:show-details="true"/>
                <table:data-pilot-member table:name="3776" table:display="true" table:show-details="true"/>
                <table:data-pilot-member table:name="3782" table:display="true" table:show-details="true"/>
                <table:data-pilot-member table:name="3787" table:display="true" table:show-details="true"/>
                <table:data-pilot-member table:name="3797" table:display="true" table:show-details="true"/>
                <table:data-pilot-member table:name="3807" table:display="true" table:show-details="true"/>
                <table:data-pilot-member table:name="3808" table:display="true" table:show-details="true"/>
                <table:data-pilot-member table:name="3816" table:display="true" table:show-details="true"/>
                <table:data-pilot-member table:name="3822" table:display="true" table:show-details="true"/>
                <table:data-pilot-member table:name="3826" table:display="true" table:show-details="true"/>
                <table:data-pilot-member table:name="3831" table:display="true" table:show-details="true"/>
                <table:data-pilot-member table:name="3835" table:display="true" table:show-details="true"/>
                <table:data-pilot-member table:name="3836" table:display="true" table:show-details="true"/>
                <table:data-pilot-member table:name="3841" table:display="true" table:show-details="true"/>
                <table:data-pilot-member table:name="3856" table:display="true" table:show-details="true"/>
                <table:data-pilot-member table:name="3857" table:display="true" table:show-details="true"/>
                <table:data-pilot-member table:name="3859" table:display="true" table:show-details="true"/>
                <table:data-pilot-member table:name="3860" table:display="true" table:show-details="true"/>
                <table:data-pilot-member table:name="3866" table:display="true" table:show-details="true"/>
                <table:data-pilot-member table:name="3870" table:display="true" table:show-details="true"/>
                <table:data-pilot-member table:name="3874" table:display="true" table:show-details="true"/>
                <table:data-pilot-member table:name="3876" table:display="true" table:show-details="true"/>
                <table:data-pilot-member table:name="3881" table:display="true" table:show-details="true"/>
                <table:data-pilot-member table:name="3884" table:display="true" table:show-details="true"/>
                <table:data-pilot-member table:name="3890" table:display="true" table:show-details="true"/>
                <table:data-pilot-member table:name="3892" table:display="true" table:show-details="true"/>
                <table:data-pilot-member table:name="3896" table:display="true" table:show-details="true"/>
                <table:data-pilot-member table:name="3899" table:display="true" table:show-details="true"/>
                <table:data-pilot-member table:name="3900" table:display="true" table:show-details="true"/>
                <table:data-pilot-member table:name="3904" table:display="true" table:show-details="true"/>
                <table:data-pilot-member table:name="3906" table:display="true" table:show-details="true"/>
                <table:data-pilot-member table:name="3907" table:display="true" table:show-details="true"/>
                <table:data-pilot-member table:name="3913" table:display="true" table:show-details="true"/>
                <table:data-pilot-member table:name="3923" table:display="true" table:show-details="true"/>
                <table:data-pilot-member table:name="3925" table:display="true" table:show-details="true"/>
                <table:data-pilot-member table:name="3934" table:display="true" table:show-details="true"/>
                <table:data-pilot-member table:name="3939" table:display="true" table:show-details="true"/>
                <table:data-pilot-member table:name="3940" table:display="true" table:show-details="true"/>
                <table:data-pilot-member table:name="3941" table:display="true" table:show-details="true"/>
                <table:data-pilot-member table:name="3943" table:display="true" table:show-details="true"/>
                <table:data-pilot-member table:name="3957" table:display="true" table:show-details="true"/>
                <table:data-pilot-member table:name="3959" table:display="true" table:show-details="true"/>
                <table:data-pilot-member table:name="3961" table:display="true" table:show-details="true"/>
                <table:data-pilot-member table:name="3971" table:display="true" table:show-details="true"/>
                <table:data-pilot-member table:name="3975" table:display="true" table:show-details="true"/>
                <table:data-pilot-member table:name="3976" table:display="true" table:show-details="true"/>
                <table:data-pilot-member table:name="3977" table:display="true" table:show-details="true"/>
                <table:data-pilot-member table:name="3986" table:display="true" table:show-details="true"/>
                <table:data-pilot-member table:name="3988" table:display="true" table:show-details="true"/>
                <table:data-pilot-member table:name="3989" table:display="true" table:show-details="true"/>
                <table:data-pilot-member table:name="3995" table:display="true" table:show-details="true"/>
                <table:data-pilot-member table:name="4000" table:display="true" table:show-details="true"/>
                <table:data-pilot-member table:name="4001" table:display="true" table:show-details="true"/>
                <table:data-pilot-member table:name="4005" table:display="true" table:show-details="true"/>
                <table:data-pilot-member table:name="4008" table:display="true" table:show-details="true"/>
                <table:data-pilot-member table:name="4009" table:display="true" table:show-details="true"/>
                <table:data-pilot-member table:name="4010" table:display="true" table:show-details="true"/>
                <table:data-pilot-member table:name="4015" table:display="true" table:show-details="true"/>
                <table:data-pilot-member table:name="4020" table:display="true" table:show-details="true"/>
                <table:data-pilot-member table:name="4025" table:display="true" table:show-details="true"/>
                <table:data-pilot-member table:name="4027" table:display="true" table:show-details="true"/>
                <table:data-pilot-member table:name="4029" table:display="true" table:show-details="true"/>
                <table:data-pilot-member table:name="4030" table:display="true" table:show-details="true"/>
                <table:data-pilot-member table:name="4033" table:display="true" table:show-details="true"/>
                <table:data-pilot-member table:name="4036" table:display="true" table:show-details="true"/>
                <table:data-pilot-member table:name="4038" table:display="true" table:show-details="true"/>
                <table:data-pilot-member table:name="4039" table:display="true" table:show-details="true"/>
                <table:data-pilot-member table:name="4040" table:display="true" table:show-details="true"/>
                <table:data-pilot-member table:name="4042" table:display="true" table:show-details="true"/>
                <table:data-pilot-member table:name="4050" table:display="true" table:show-details="true"/>
                <table:data-pilot-member table:name="4052" table:display="true" table:show-details="true"/>
                <table:data-pilot-member table:name="4057" table:display="true" table:show-details="true"/>
                <table:data-pilot-member table:name="4059" table:display="true" table:show-details="true"/>
                <table:data-pilot-member table:name="4064" table:display="true" table:show-details="true"/>
                <table:data-pilot-member table:name="4065" table:display="true" table:show-details="true"/>
                <table:data-pilot-member table:name="4067" table:display="true" table:show-details="true"/>
                <table:data-pilot-member table:name="4068" table:display="true" table:show-details="true"/>
                <table:data-pilot-member table:name="4069" table:display="true" table:show-details="true"/>
                <table:data-pilot-member table:name="4072" table:display="true" table:show-details="true"/>
                <table:data-pilot-member table:name="4073" table:display="true" table:show-details="true"/>
                <table:data-pilot-member table:name="4077" table:display="true" table:show-details="true"/>
                <table:data-pilot-member table:name="4080" table:display="true" table:show-details="true"/>
                <table:data-pilot-member table:name="4081" table:display="true" table:show-details="true"/>
                <table:data-pilot-member table:name="4082" table:display="true" table:show-details="true"/>
                <table:data-pilot-member table:name="4083" table:display="true" table:show-details="true"/>
                <table:data-pilot-member table:name="4088" table:display="true" table:show-details="true"/>
                <table:data-pilot-member table:name="4089" table:display="true" table:show-details="true"/>
                <table:data-pilot-member table:name="4093" table:display="true" table:show-details="true"/>
                <table:data-pilot-member table:name="4094" table:display="true" table:show-details="true"/>
                <table:data-pilot-member table:name="4097" table:display="true" table:show-details="true"/>
                <table:data-pilot-member table:name="4101" table:display="true" table:show-details="true"/>
                <table:data-pilot-member table:name="4108" table:display="true" table:show-details="true"/>
                <table:data-pilot-member table:name="4111" table:display="true" table:show-details="true"/>
                <table:data-pilot-member table:name="4112" table:display="true" table:show-details="true"/>
                <table:data-pilot-member table:name="4115" table:display="true" table:show-details="true"/>
                <table:data-pilot-member table:name="4125" table:display="true" table:show-details="true"/>
                <table:data-pilot-member table:name="4130" table:display="true" table:show-details="true"/>
                <table:data-pilot-member table:name="4134" table:display="true" table:show-details="true"/>
                <table:data-pilot-member table:name="4135" table:display="true" table:show-details="true"/>
                <table:data-pilot-member table:name="4141" table:display="true" table:show-details="true"/>
                <table:data-pilot-member table:name="4142" table:display="true" table:show-details="true"/>
                <table:data-pilot-member table:name="4158" table:display="true" table:show-details="true"/>
                <table:data-pilot-member table:name="4161" table:display="true" table:show-details="true"/>
                <table:data-pilot-member table:name="4169" table:display="true" table:show-details="true"/>
                <table:data-pilot-member table:name="4174" table:display="true" table:show-details="true"/>
                <table:data-pilot-member table:name="4178" table:display="true" table:show-details="true"/>
                <table:data-pilot-member table:name="4201" table:display="true" table:show-details="true"/>
                <table:data-pilot-member table:name="4203" table:display="true" table:show-details="true"/>
                <table:data-pilot-member table:name="4204" table:display="true" table:show-details="true"/>
                <table:data-pilot-member table:name="4206" table:display="true" table:show-details="true"/>
                <table:data-pilot-member table:name="4213" table:display="true" table:show-details="true"/>
                <table:data-pilot-member table:name="4215" table:display="true" table:show-details="true"/>
                <table:data-pilot-member table:name="4220" table:display="true" table:show-details="true"/>
                <table:data-pilot-member table:name="4225" table:display="true" table:show-details="true"/>
                <table:data-pilot-member table:name="4228" table:display="true" table:show-details="true"/>
                <table:data-pilot-member table:name="4229" table:display="true" table:show-details="true"/>
                <table:data-pilot-member table:name="4241" table:display="true" table:show-details="true"/>
                <table:data-pilot-member table:name="4242" table:display="true" table:show-details="true"/>
                <table:data-pilot-member table:name="4251" table:display="true" table:show-details="true"/>
                <table:data-pilot-member table:name="4254" table:display="true" table:show-details="true"/>
                <table:data-pilot-member table:name="4262" table:display="true" table:show-details="true"/>
                <table:data-pilot-member table:name="4267" table:display="true" table:show-details="true"/>
                <table:data-pilot-member table:name="4270" table:display="true" table:show-details="true"/>
                <table:data-pilot-member table:name="4272" table:display="true" table:show-details="true"/>
                <table:data-pilot-member table:name="4274" table:display="true" table:show-details="true"/>
                <table:data-pilot-member table:name="4284" table:display="true" table:show-details="true"/>
                <table:data-pilot-member table:name="4285" table:display="true" table:show-details="true"/>
                <table:data-pilot-member table:name="4287" table:display="true" table:show-details="true"/>
                <table:data-pilot-member table:name="4289" table:display="true" table:show-details="true"/>
                <table:data-pilot-member table:name="4293" table:display="true" table:show-details="true"/>
                <table:data-pilot-member table:name="4296" table:display="true" table:show-details="true"/>
                <table:data-pilot-member table:name="4298" table:display="true" table:show-details="true"/>
                <table:data-pilot-member table:name="4301" table:display="true" table:show-details="true"/>
                <table:data-pilot-member table:name="4303" table:display="true" table:show-details="true"/>
                <table:data-pilot-member table:name="4306" table:display="true" table:show-details="true"/>
                <table:data-pilot-member table:name="4314" table:display="true" table:show-details="true"/>
                <table:data-pilot-member table:name="4318" table:display="true" table:show-details="true"/>
                <table:data-pilot-member table:name="4323" table:display="true" table:show-details="true"/>
                <table:data-pilot-member table:name="4333" table:display="true" table:show-details="true"/>
                <table:data-pilot-member table:name="4339" table:display="true" table:show-details="true"/>
                <table:data-pilot-member table:name="4340" table:display="true" table:show-details="true"/>
                <table:data-pilot-member table:name="4344" table:display="true" table:show-details="true"/>
                <table:data-pilot-member table:name="4346" table:display="true" table:show-details="true"/>
                <table:data-pilot-member table:name="4351" table:display="true" table:show-details="true"/>
                <table:data-pilot-member table:name="4364" table:display="true" table:show-details="true"/>
                <table:data-pilot-member table:name="4368" table:display="true" table:show-details="true"/>
                <table:data-pilot-member table:name="4373" table:display="true" table:show-details="true"/>
                <table:data-pilot-member table:name="4376" table:display="true" table:show-details="true"/>
                <table:data-pilot-member table:name="4377" table:display="true" table:show-details="true"/>
                <table:data-pilot-member table:name="4378" table:display="true" table:show-details="true"/>
                <table:data-pilot-member table:name="4382" table:display="true" table:show-details="true"/>
                <table:data-pilot-member table:name="4387" table:display="true" table:show-details="true"/>
                <table:data-pilot-member table:name="4389" table:display="true" table:show-details="true"/>
                <table:data-pilot-member table:name="4390" table:display="true" table:show-details="true"/>
                <table:data-pilot-member table:name="4391" table:display="true" table:show-details="true"/>
                <table:data-pilot-member table:name="4393" table:display="true" table:show-details="true"/>
                <table:data-pilot-member table:name="4395" table:display="true" table:show-details="true"/>
                <table:data-pilot-member table:name="4400" table:display="true" table:show-details="true"/>
                <table:data-pilot-member table:name="4403" table:display="true" table:show-details="true"/>
                <table:data-pilot-member table:name="4404" table:display="true" table:show-details="true"/>
                <table:data-pilot-member table:name="4411" table:display="true" table:show-details="true"/>
                <table:data-pilot-member table:name="4422" table:display="true" table:show-details="true"/>
                <table:data-pilot-member table:name="4431" table:display="true" table:show-details="true"/>
                <table:data-pilot-member table:name="4432" table:display="true" table:show-details="true"/>
                <table:data-pilot-member table:name="4437" table:display="true" table:show-details="true"/>
                <table:data-pilot-member table:name="4438" table:display="true" table:show-details="true"/>
                <table:data-pilot-member table:name="4440" table:display="true" table:show-details="true"/>
                <table:data-pilot-member table:name="4441" table:display="true" table:show-details="true"/>
                <table:data-pilot-member table:name="4451" table:display="true" table:show-details="true"/>
                <table:data-pilot-member table:name="4455" table:display="true" table:show-details="true"/>
                <table:data-pilot-member table:name="4456" table:display="true" table:show-details="true"/>
                <table:data-pilot-member table:name="4461" table:display="true" table:show-details="true"/>
                <table:data-pilot-member table:name="4464" table:display="true" table:show-details="true"/>
                <table:data-pilot-member table:name="4465" table:display="true" table:show-details="true"/>
                <table:data-pilot-member table:name="4469" table:display="true" table:show-details="true"/>
                <table:data-pilot-member table:name="4474" table:display="true" table:show-details="true"/>
                <table:data-pilot-member table:name="4475" table:display="true" table:show-details="true"/>
                <table:data-pilot-member table:name="4492" table:display="true" table:show-details="true"/>
                <table:data-pilot-member table:name="4493" table:display="true" table:show-details="true"/>
                <table:data-pilot-member table:name="4501" table:display="true" table:show-details="true"/>
                <table:data-pilot-member table:name="4503" table:display="true" table:show-details="true"/>
                <table:data-pilot-member table:name="4506" table:display="true" table:show-details="true"/>
                <table:data-pilot-member table:name="4507" table:display="true" table:show-details="true"/>
                <table:data-pilot-member table:name="4509" table:display="true" table:show-details="true"/>
                <table:data-pilot-member table:name="4512" table:display="true" table:show-details="true"/>
                <table:data-pilot-member table:name="4513" table:display="true" table:show-details="true"/>
                <table:data-pilot-member table:name="4514" table:display="true" table:show-details="true"/>
                <table:data-pilot-member table:name="4517" table:display="true" table:show-details="true"/>
                <table:data-pilot-member table:name="4521" table:display="true" table:show-details="true"/>
                <table:data-pilot-member table:name="4524" table:display="true" table:show-details="true"/>
                <table:data-pilot-member table:name="4525" table:display="true" table:show-details="true"/>
                <table:data-pilot-member table:name="4530" table:display="true" table:show-details="true"/>
                <table:data-pilot-member table:name="4531" table:display="true" table:show-details="true"/>
                <table:data-pilot-member table:name="4532" table:display="true" table:show-details="true"/>
                <table:data-pilot-member table:name="4533" table:display="true" table:show-details="true"/>
                <table:data-pilot-member table:name="4534" table:display="true" table:show-details="true"/>
                <table:data-pilot-member table:name="4539" table:display="true" table:show-details="true"/>
                <table:data-pilot-member table:name="4544" table:display="true" table:show-details="true"/>
                <table:data-pilot-member table:name="4555" table:display="true" table:show-details="true"/>
                <table:data-pilot-member table:name="4556" table:display="true" table:show-details="true"/>
                <table:data-pilot-member table:name="4564" table:display="true" table:show-details="true"/>
                <table:data-pilot-member table:name="4569" table:display="true" table:show-details="true"/>
                <table:data-pilot-member table:name="4574" table:display="true" table:show-details="true"/>
                <table:data-pilot-member table:name="4580" table:display="true" table:show-details="true"/>
                <table:data-pilot-member table:name="4581" table:display="true" table:show-details="true"/>
                <table:data-pilot-member table:name="4599" table:display="true" table:show-details="true"/>
                <table:data-pilot-member table:name="4602" table:display="true" table:show-details="true"/>
                <table:data-pilot-member table:name="4604" table:display="true" table:show-details="true"/>
                <table:data-pilot-member table:name="4606" table:display="true" table:show-details="true"/>
                <table:data-pilot-member table:name="4607" table:display="true" table:show-details="true"/>
                <table:data-pilot-member table:name="4608" table:display="true" table:show-details="true"/>
                <table:data-pilot-member table:name="4616" table:display="true" table:show-details="true"/>
                <table:data-pilot-member table:name="4619" table:display="true" table:show-details="true"/>
                <table:data-pilot-member table:name="4625" table:display="true" table:show-details="true"/>
                <table:data-pilot-member table:name="4626" table:display="true" table:show-details="true"/>
                <table:data-pilot-member table:name="4633" table:display="true" table:show-details="true"/>
                <table:data-pilot-member table:name="4638" table:display="true" table:show-details="true"/>
                <table:data-pilot-member table:name="4640" table:display="true" table:show-details="true"/>
                <table:data-pilot-member table:name="4647" table:display="true" table:show-details="true"/>
                <table:data-pilot-member table:name="4648" table:display="true" table:show-details="true"/>
                <table:data-pilot-member table:name="4654" table:display="true" table:show-details="true"/>
                <table:data-pilot-member table:name="4659" table:display="true" table:show-details="true"/>
                <table:data-pilot-member table:name="4665" table:display="true" table:show-details="true"/>
                <table:data-pilot-member table:name="4666" table:display="true" table:show-details="true"/>
                <table:data-pilot-member table:name="4667" table:display="true" table:show-details="true"/>
                <table:data-pilot-member table:name="4670" table:display="true" table:show-details="true"/>
                <table:data-pilot-member table:name="4671" table:display="true" table:show-details="true"/>
                <table:data-pilot-member table:name="4674" table:display="true" table:show-details="true"/>
                <table:data-pilot-member table:name="4679" table:display="true" table:show-details="true"/>
                <table:data-pilot-member table:name="4682" table:display="true" table:show-details="true"/>
                <table:data-pilot-member table:name="4686" table:display="true" table:show-details="true"/>
                <table:data-pilot-member table:name="4691" table:display="true" table:show-details="true"/>
                <table:data-pilot-member table:name="4694" table:display="true" table:show-details="true"/>
                <table:data-pilot-member table:name="4697" table:display="true" table:show-details="true"/>
                <table:data-pilot-member table:name="4699" table:display="true" table:show-details="true"/>
                <table:data-pilot-member table:name="4703" table:display="true" table:show-details="true"/>
                <table:data-pilot-member table:name="4705" table:display="true" table:show-details="true"/>
                <table:data-pilot-member table:name="4707" table:display="true" table:show-details="true"/>
                <table:data-pilot-member table:name="4720" table:display="true" table:show-details="true"/>
                <table:data-pilot-member table:name="4722" table:display="true" table:show-details="true"/>
                <table:data-pilot-member table:name="4723" table:display="true" table:show-details="true"/>
                <table:data-pilot-member table:name="4724" table:display="true" table:show-details="true"/>
                <table:data-pilot-member table:name="4731" table:display="true" table:show-details="true"/>
                <table:data-pilot-member table:name="4732" table:display="true" table:show-details="true"/>
                <table:data-pilot-member table:name="4735" table:display="true" table:show-details="true"/>
                <table:data-pilot-member table:name="4736" table:display="true" table:show-details="true"/>
                <table:data-pilot-member table:name="4737" table:display="true" table:show-details="true"/>
                <table:data-pilot-member table:name="4739" table:display="true" table:show-details="true"/>
                <table:data-pilot-member table:name="4741" table:display="true" table:show-details="true"/>
                <table:data-pilot-member table:name="4742" table:display="true" table:show-details="true"/>
                <table:data-pilot-member table:name="4745" table:display="true" table:show-details="true"/>
                <table:data-pilot-member table:name="4747" table:display="true" table:show-details="true"/>
                <table:data-pilot-member table:name="4751" table:display="true" table:show-details="true"/>
                <table:data-pilot-member table:name="4754" table:display="true" table:show-details="true"/>
                <table:data-pilot-member table:name="4758" table:display="true" table:show-details="true"/>
                <table:data-pilot-member table:name="4761" table:display="true" table:show-details="true"/>
                <table:data-pilot-member table:name="4767" table:display="true" table:show-details="true"/>
                <table:data-pilot-member table:name="4769" table:display="true" table:show-details="true"/>
                <table:data-pilot-member table:name="4771" table:display="true" table:show-details="true"/>
                <table:data-pilot-member table:name="4773" table:display="true" table:show-details="true"/>
                <table:data-pilot-member table:name="4776" table:display="true" table:show-details="true"/>
                <table:data-pilot-member table:name="4789" table:display="true" table:show-details="true"/>
                <table:data-pilot-member table:name="4802" table:display="true" table:show-details="true"/>
                <table:data-pilot-member table:name="4805" table:display="true" table:show-details="true"/>
                <table:data-pilot-member table:name="4812" table:display="true" table:show-details="true"/>
                <table:data-pilot-member table:name="4821" table:display="true" table:show-details="true"/>
                <table:data-pilot-member table:name="4830" table:display="true" table:show-details="true"/>
                <table:data-pilot-member table:name="4832" table:display="true" table:show-details="true"/>
                <table:data-pilot-member table:name="4834" table:display="true" table:show-details="true"/>
                <table:data-pilot-member table:name="4835" table:display="true" table:show-details="true"/>
                <table:data-pilot-member table:name="4839" table:display="true" table:show-details="true"/>
                <table:data-pilot-member table:name="4840" table:display="true" table:show-details="true"/>
                <table:data-pilot-member table:name="4841" table:display="true" table:show-details="true"/>
                <table:data-pilot-member table:name="4846" table:display="true" table:show-details="true"/>
                <table:data-pilot-member table:name="4848" table:display="true" table:show-details="true"/>
                <table:data-pilot-member table:name="4849" table:display="true" table:show-details="true"/>
                <table:data-pilot-member table:name="4860" table:display="true" table:show-details="true"/>
                <table:data-pilot-member table:name="4864" table:display="true" table:show-details="true"/>
                <table:data-pilot-member table:name="4870" table:display="true" table:show-details="true"/>
                <table:data-pilot-member table:name="4871" table:display="true" table:show-details="true"/>
                <table:data-pilot-member table:name="4876" table:display="true" table:show-details="true"/>
                <table:data-pilot-member table:name="4877" table:display="true" table:show-details="true"/>
                <table:data-pilot-member table:name="4879" table:display="true" table:show-details="true"/>
                <table:data-pilot-member table:name="4880" table:display="true" table:show-details="true"/>
                <table:data-pilot-member table:name="4883" table:display="true" table:show-details="true"/>
                <table:data-pilot-member table:name="4884" table:display="true" table:show-details="true"/>
                <table:data-pilot-member table:name="4888" table:display="true" table:show-details="true"/>
                <table:data-pilot-member table:name="4899" table:display="true" table:show-details="true"/>
                <table:data-pilot-member table:name="4904" table:display="true" table:show-details="true"/>
                <table:data-pilot-member table:name="4905" table:display="true" table:show-details="true"/>
                <table:data-pilot-member table:name="4906" table:display="true" table:show-details="true"/>
                <table:data-pilot-member table:name="4910" table:display="true" table:show-details="true"/>
                <table:data-pilot-member table:name="4913" table:display="true" table:show-details="true"/>
                <table:data-pilot-member table:name="4915" table:display="true" table:show-details="true"/>
                <table:data-pilot-member table:name="4918" table:display="true" table:show-details="true"/>
                <table:data-pilot-member table:name="4919" table:display="true" table:show-details="true"/>
                <table:data-pilot-member table:name="4921" table:display="true" table:show-details="true"/>
                <table:data-pilot-member table:name="4925" table:display="true" table:show-details="true"/>
                <table:data-pilot-member table:name="4933" table:display="true" table:show-details="true"/>
                <table:data-pilot-member table:name="4935" table:display="true" table:show-details="true"/>
                <table:data-pilot-member table:name="4941" table:display="true" table:show-details="true"/>
                <table:data-pilot-member table:name="4942" table:display="true" table:show-details="true"/>
                <table:data-pilot-member table:name="4945" table:display="true" table:show-details="true"/>
                <table:data-pilot-member table:name="4947" table:display="true" table:show-details="true"/>
                <table:data-pilot-member table:name="4948" table:display="true" table:show-details="true"/>
                <table:data-pilot-member table:name="4960" table:display="true" table:show-details="true"/>
                <table:data-pilot-member table:name="4964" table:display="true" table:show-details="true"/>
                <table:data-pilot-member table:name="4968" table:display="true" table:show-details="true"/>
                <table:data-pilot-member table:name="4971" table:display="true" table:show-details="true"/>
                <table:data-pilot-member table:name="4973" table:display="true" table:show-details="true"/>
                <table:data-pilot-member table:name="4974" table:display="true" table:show-details="true"/>
                <table:data-pilot-member table:name="4981" table:display="true" table:show-details="true"/>
                <table:data-pilot-member table:name="4990" table:display="true" table:show-details="true"/>
                <table:data-pilot-member table:name="4998" table:display="true" table:show-details="true"/>
                <table:data-pilot-member table:name="4999" table:display="true" table:show-details="true"/>
                <table:data-pilot-member table:name="5003" table:display="true" table:show-details="true"/>
                <table:data-pilot-member table:name="5006" table:display="true" table:show-details="true"/>
                <table:data-pilot-member table:name="5007" table:display="true" table:show-details="true"/>
                <table:data-pilot-member table:name="5016" table:display="true" table:show-details="true"/>
                <table:data-pilot-member table:name="5017" table:display="true" table:show-details="true"/>
                <table:data-pilot-member table:name="5023" table:display="true" table:show-details="true"/>
                <table:data-pilot-member table:name="5024" table:display="true" table:show-details="true"/>
                <table:data-pilot-member table:name="5028" table:display="true" table:show-details="true"/>
                <table:data-pilot-member table:name="5030" table:display="true" table:show-details="true"/>
                <table:data-pilot-member table:name="5035" table:display="true" table:show-details="true"/>
                <table:data-pilot-member table:name="5036" table:display="true" table:show-details="true"/>
                <table:data-pilot-member table:name="5042" table:display="true" table:show-details="true"/>
                <table:data-pilot-member table:name="5044" table:display="true" table:show-details="true"/>
                <table:data-pilot-member table:name="5056" table:display="true" table:show-details="true"/>
                <table:data-pilot-member table:name="5058" table:display="true" table:show-details="true"/>
                <table:data-pilot-member table:name="5059" table:display="true" table:show-details="true"/>
                <table:data-pilot-member table:name="5063" table:display="true" table:show-details="true"/>
                <table:data-pilot-member table:name="5068" table:display="true" table:show-details="true"/>
                <table:data-pilot-member table:name="5076" table:display="true" table:show-details="true"/>
                <table:data-pilot-member table:name="5078" table:display="true" table:show-details="true"/>
                <table:data-pilot-member table:name="5084" table:display="true" table:show-details="true"/>
                <table:data-pilot-member table:name="5085" table:display="true" table:show-details="true"/>
                <table:data-pilot-member table:name="5088" table:display="true" table:show-details="true"/>
                <table:data-pilot-member table:name="5090" table:display="true" table:show-details="true"/>
                <table:data-pilot-member table:name="5093" table:display="true" table:show-details="true"/>
                <table:data-pilot-member table:name="5094" table:display="true" table:show-details="true"/>
                <table:data-pilot-member table:name="5095" table:display="true" table:show-details="true"/>
                <table:data-pilot-member table:name="5096" table:display="true" table:show-details="true"/>
                <table:data-pilot-member table:name="5103" table:display="true" table:show-details="true"/>
                <table:data-pilot-member table:name="5105" table:display="true" table:show-details="true"/>
                <table:data-pilot-member table:name="5114" table:display="true" table:show-details="true"/>
                <table:data-pilot-member table:name="5117" table:display="true" table:show-details="true"/>
                <table:data-pilot-member table:name="5130" table:display="true" table:show-details="true"/>
                <table:data-pilot-member table:name="5134" table:display="true" table:show-details="true"/>
                <table:data-pilot-member table:name="5136" table:display="true" table:show-details="true"/>
                <table:data-pilot-member table:name="5137" table:display="true" table:show-details="true"/>
                <table:data-pilot-member table:name="5138" table:display="true" table:show-details="true"/>
                <table:data-pilot-member table:name="5141" table:display="true" table:show-details="true"/>
                <table:data-pilot-member table:name="5142" table:display="true" table:show-details="true"/>
                <table:data-pilot-member table:name="5145" table:display="true" table:show-details="true"/>
                <table:data-pilot-member table:name="5153" table:display="true" table:show-details="true"/>
                <table:data-pilot-member table:name="5154" table:display="true" table:show-details="true"/>
                <table:data-pilot-member table:name="5155" table:display="true" table:show-details="true"/>
                <table:data-pilot-member table:name="5161" table:display="true" table:show-details="true"/>
                <table:data-pilot-member table:name="5162" table:display="true" table:show-details="true"/>
                <table:data-pilot-member table:name="5165" table:display="true" table:show-details="true"/>
                <table:data-pilot-member table:name="5166" table:display="true" table:show-details="true"/>
                <table:data-pilot-member table:name="5172" table:display="true" table:show-details="true"/>
                <table:data-pilot-member table:name="5177" table:display="true" table:show-details="true"/>
                <table:data-pilot-member table:name="5180" table:display="true" table:show-details="true"/>
                <table:data-pilot-member table:name="5182" table:display="true" table:show-details="true"/>
                <table:data-pilot-member table:name="5183" table:display="true" table:show-details="true"/>
                <table:data-pilot-member table:name="5186" table:display="true" table:show-details="true"/>
                <table:data-pilot-member table:name="5194" table:display="true" table:show-details="true"/>
                <table:data-pilot-member table:name="5195" table:display="true" table:show-details="true"/>
                <table:data-pilot-member table:name="5209" table:display="true" table:show-details="true"/>
                <table:data-pilot-member table:name="5224" table:display="true" table:show-details="true"/>
                <table:data-pilot-member table:name="5230" table:display="true" table:show-details="true"/>
                <table:data-pilot-member table:name="5231" table:display="true" table:show-details="true"/>
                <table:data-pilot-member table:name="5242" table:display="true" table:show-details="true"/>
                <table:data-pilot-member table:name="5244" table:display="true" table:show-details="true"/>
                <table:data-pilot-member table:name="5246" table:display="true" table:show-details="true"/>
                <table:data-pilot-member table:name="5250" table:display="true" table:show-details="true"/>
                <table:data-pilot-member table:name="5261" table:display="true" table:show-details="true"/>
                <table:data-pilot-member table:name="5265" table:display="true" table:show-details="true"/>
                <table:data-pilot-member table:name="5272" table:display="true" table:show-details="true"/>
                <table:data-pilot-member table:name="5276" table:display="true" table:show-details="true"/>
                <table:data-pilot-member table:name="5277" table:display="true" table:show-details="true"/>
                <table:data-pilot-member table:name="5289" table:display="true" table:show-details="true"/>
                <table:data-pilot-member table:name="5291" table:display="true" table:show-details="true"/>
                <table:data-pilot-member table:name="5295" table:display="true" table:show-details="true"/>
                <table:data-pilot-member table:name="5296" table:display="true" table:show-details="true"/>
                <table:data-pilot-member table:name="5304" table:display="true" table:show-details="true"/>
                <table:data-pilot-member table:name="5305" table:display="true" table:show-details="true"/>
                <table:data-pilot-member table:name="5306" table:display="true" table:show-details="true"/>
                <table:data-pilot-member table:name="5308" table:display="true" table:show-details="true"/>
                <table:data-pilot-member table:name="5312" table:display="true" table:show-details="true"/>
                <table:data-pilot-member table:name="5326" table:display="true" table:show-details="true"/>
                <table:data-pilot-member table:name="5328" table:display="true" table:show-details="true"/>
                <table:data-pilot-member table:name="5329" table:display="true" table:show-details="true"/>
                <table:data-pilot-member table:name="5336" table:display="true" table:show-details="true"/>
                <table:data-pilot-member table:name="5338" table:display="true" table:show-details="true"/>
                <table:data-pilot-member table:name="5339" table:display="true" table:show-details="true"/>
                <table:data-pilot-member table:name="5344" table:display="true" table:show-details="true"/>
                <table:data-pilot-member table:name="5345" table:display="true" table:show-details="true"/>
                <table:data-pilot-member table:name="5350" table:display="true" table:show-details="true"/>
                <table:data-pilot-member table:name="5355" table:display="true" table:show-details="true"/>
                <table:data-pilot-member table:name="5357" table:display="true" table:show-details="true"/>
                <table:data-pilot-member table:name="5359" table:display="true" table:show-details="true"/>
                <table:data-pilot-member table:name="5361" table:display="true" table:show-details="true"/>
                <table:data-pilot-member table:name="5371" table:display="true" table:show-details="true"/>
                <table:data-pilot-member table:name="5379" table:display="true" table:show-details="true"/>
                <table:data-pilot-member table:name="5382" table:display="true" table:show-details="true"/>
                <table:data-pilot-member table:name="5383" table:display="true" table:show-details="true"/>
                <table:data-pilot-member table:name="5390" table:display="true" table:show-details="true"/>
                <table:data-pilot-member table:name="5391" table:display="true" table:show-details="true"/>
                <table:data-pilot-member table:name="5394" table:display="true" table:show-details="true"/>
                <table:data-pilot-member table:name="5401" table:display="true" table:show-details="true"/>
                <table:data-pilot-member table:name="5403" table:display="true" table:show-details="true"/>
                <table:data-pilot-member table:name="5409" table:display="true" table:show-details="true"/>
                <table:data-pilot-member table:name="5410" table:display="true" table:show-details="true"/>
                <table:data-pilot-member table:name="5414" table:display="true" table:show-details="true"/>
                <table:data-pilot-member table:name="5424" table:display="true" table:show-details="true"/>
                <table:data-pilot-member table:name="5427" table:display="true" table:show-details="true"/>
                <table:data-pilot-member table:name="5435" table:display="true" table:show-details="true"/>
                <table:data-pilot-member table:name="5436" table:display="true" table:show-details="true"/>
                <table:data-pilot-member table:name="5439" table:display="true" table:show-details="true"/>
                <table:data-pilot-member table:name="5445" table:display="true" table:show-details="true"/>
                <table:data-pilot-member table:name="5454" table:display="true" table:show-details="true"/>
                <table:data-pilot-member table:name="5455" table:display="true" table:show-details="true"/>
                <table:data-pilot-member table:name="5459" table:display="true" table:show-details="true"/>
                <table:data-pilot-member table:name="5460" table:display="true" table:show-details="true"/>
                <table:data-pilot-member table:name="5464" table:display="true" table:show-details="true"/>
                <table:data-pilot-member table:name="5467" table:display="true" table:show-details="true"/>
                <table:data-pilot-member table:name="5476" table:display="true" table:show-details="true"/>
                <table:data-pilot-member table:name="5478" table:display="true" table:show-details="true"/>
                <table:data-pilot-member table:name="5482" table:display="true" table:show-details="true"/>
                <table:data-pilot-member table:name="5486" table:display="true" table:show-details="true"/>
                <table:data-pilot-member table:name="5502" table:display="true" table:show-details="true"/>
                <table:data-pilot-member table:name="5503" table:display="true" table:show-details="true"/>
                <table:data-pilot-member table:name="5504" table:display="true" table:show-details="true"/>
                <table:data-pilot-member table:name="5507" table:display="true" table:show-details="true"/>
                <table:data-pilot-member table:name="5510" table:display="true" table:show-details="true"/>
                <table:data-pilot-member table:name="5516" table:display="true" table:show-details="true"/>
                <table:data-pilot-member table:name="5517" table:display="true" table:show-details="true"/>
                <table:data-pilot-member table:name="5525" table:display="true" table:show-details="true"/>
                <table:data-pilot-member table:name="5527" table:display="true" table:show-details="true"/>
                <table:data-pilot-member table:name="5542" table:display="true" table:show-details="true"/>
                <table:data-pilot-member table:name="5543" table:display="true" table:show-details="true"/>
                <table:data-pilot-member table:name="5544" table:display="true" table:show-details="true"/>
                <table:data-pilot-member table:name="5545" table:display="true" table:show-details="true"/>
                <table:data-pilot-member table:name="5547" table:display="true" table:show-details="true"/>
                <table:data-pilot-member table:name="5565" table:display="true" table:show-details="true"/>
                <table:data-pilot-member table:name="5573" table:display="true" table:show-details="true"/>
                <table:data-pilot-member table:name="5581" table:display="true" table:show-details="true"/>
                <table:data-pilot-member table:name="5591" table:display="true" table:show-details="true"/>
                <table:data-pilot-member table:name="5592" table:display="true" table:show-details="true"/>
                <table:data-pilot-member table:name="5596" table:display="true" table:show-details="true"/>
                <table:data-pilot-member table:name="5597" table:display="true" table:show-details="true"/>
                <table:data-pilot-member table:name="5604" table:display="true" table:show-details="true"/>
                <table:data-pilot-member table:name="5605" table:display="true" table:show-details="true"/>
                <table:data-pilot-member table:name="5620" table:display="true" table:show-details="true"/>
                <table:data-pilot-member table:name="5621" table:display="true" table:show-details="true"/>
                <table:data-pilot-member table:name="5625" table:display="true" table:show-details="true"/>
                <table:data-pilot-member table:name="5628" table:display="true" table:show-details="true"/>
                <table:data-pilot-member table:name="5630" table:display="true" table:show-details="true"/>
                <table:data-pilot-member table:name="5633" table:display="true" table:show-details="true"/>
                <table:data-pilot-member table:name="5634" table:display="true" table:show-details="true"/>
                <table:data-pilot-member table:name="5641" table:display="true" table:show-details="true"/>
                <table:data-pilot-member table:name="5653" table:display="true" table:show-details="true"/>
                <table:data-pilot-member table:name="5655" table:display="true" table:show-details="true"/>
                <table:data-pilot-member table:name="5660" table:display="true" table:show-details="true"/>
                <table:data-pilot-member table:name="5677" table:display="true" table:show-details="true"/>
                <table:data-pilot-member table:name="5679" table:display="true" table:show-details="true"/>
                <table:data-pilot-member table:name="5680" table:display="true" table:show-details="true"/>
                <table:data-pilot-member table:name="5688" table:display="true" table:show-details="true"/>
                <table:data-pilot-member table:name="5690" table:display="true" table:show-details="true"/>
                <table:data-pilot-member table:name="5693" table:display="true" table:show-details="true"/>
                <table:data-pilot-member table:name="5697" table:display="true" table:show-details="true"/>
                <table:data-pilot-member table:name="5701" table:display="true" table:show-details="true"/>
                <table:data-pilot-member table:name="5704" table:display="true" table:show-details="true"/>
                <table:data-pilot-member table:name="5708" table:display="true" table:show-details="true"/>
                <table:data-pilot-member table:name="5710" table:display="true" table:show-details="true"/>
                <table:data-pilot-member table:name="5711" table:display="true" table:show-details="true"/>
                <table:data-pilot-member table:name="5715" table:display="true" table:show-details="true"/>
                <table:data-pilot-member table:name="5719" table:display="true" table:show-details="true"/>
                <table:data-pilot-member table:name="5720" table:display="true" table:show-details="true"/>
                <table:data-pilot-member table:name="5725" table:display="true" table:show-details="true"/>
                <table:data-pilot-member table:name="5735" table:display="true" table:show-details="true"/>
                <table:data-pilot-member table:name="5746" table:display="true" table:show-details="true"/>
                <table:data-pilot-member table:name="5750" table:display="true" table:show-details="true"/>
                <table:data-pilot-member table:name="5757" table:display="true" table:show-details="true"/>
                <table:data-pilot-member table:name="5762" table:display="true" table:show-details="true"/>
                <table:data-pilot-member table:name="5764" table:display="true" table:show-details="true"/>
                <table:data-pilot-member table:name="5779" table:display="true" table:show-details="true"/>
                <table:data-pilot-member table:name="5781" table:display="true" table:show-details="true"/>
                <table:data-pilot-member table:name="5782" table:display="true" table:show-details="true"/>
                <table:data-pilot-member table:name="5791" table:display="true" table:show-details="true"/>
                <table:data-pilot-member table:name="5796" table:display="true" table:show-details="true"/>
                <table:data-pilot-member table:name="5805" table:display="true" table:show-details="true"/>
                <table:data-pilot-member table:name="5806" table:display="true" table:show-details="true"/>
                <table:data-pilot-member table:name="5810" table:display="true" table:show-details="true"/>
                <table:data-pilot-member table:name="5813" table:display="true" table:show-details="true"/>
                <table:data-pilot-member table:name="5819" table:display="true" table:show-details="true"/>
                <table:data-pilot-member table:name="5832" table:display="true" table:show-details="true"/>
                <table:data-pilot-member table:name="5844" table:display="true" table:show-details="true"/>
                <table:data-pilot-member table:name="5859" table:display="true" table:show-details="true"/>
                <table:data-pilot-member table:name="5863" table:display="true" table:show-details="true"/>
                <table:data-pilot-member table:name="5875" table:display="true" table:show-details="true"/>
                <table:data-pilot-member table:name="5877" table:display="true" table:show-details="true"/>
                <table:data-pilot-member table:name="5890" table:display="true" table:show-details="true"/>
                <table:data-pilot-member table:name="5895" table:display="true" table:show-details="true"/>
                <table:data-pilot-member table:name="5900" table:display="true" table:show-details="true"/>
                <table:data-pilot-member table:name="5904" table:display="true" table:show-details="true"/>
                <table:data-pilot-member table:name="5910" table:display="true" table:show-details="true"/>
                <table:data-pilot-member table:name="5915" table:display="true" table:show-details="true"/>
                <table:data-pilot-member table:name="5920" table:display="true" table:show-details="true"/>
                <table:data-pilot-member table:name="5927" table:display="true" table:show-details="true"/>
                <table:data-pilot-member table:name="5931" table:display="true" table:show-details="true"/>
                <table:data-pilot-member table:name="5941" table:display="true" table:show-details="true"/>
                <table:data-pilot-member table:name="5942" table:display="true" table:show-details="true"/>
                <table:data-pilot-member table:name="5943" table:display="true" table:show-details="true"/>
                <table:data-pilot-member table:name="5957" table:display="true" table:show-details="true"/>
                <table:data-pilot-member table:name="5962" table:display="true" table:show-details="true"/>
                <table:data-pilot-member table:name="5965" table:display="true" table:show-details="true"/>
                <table:data-pilot-member table:name="5981" table:display="true" table:show-details="true"/>
                <table:data-pilot-member table:name="5987" table:display="true" table:show-details="true"/>
                <table:data-pilot-member table:name="5991" table:display="true" table:show-details="true"/>
                <table:data-pilot-member table:name="6004" table:display="true" table:show-details="true"/>
                <table:data-pilot-member table:name="6012" table:display="true" table:show-details="true"/>
                <table:data-pilot-member table:name="6015" table:display="true" table:show-details="true"/>
                <table:data-pilot-member table:name="6017" table:display="true" table:show-details="true"/>
                <table:data-pilot-member table:name="6018" table:display="true" table:show-details="true"/>
                <table:data-pilot-member table:name="6029" table:display="true" table:show-details="true"/>
                <table:data-pilot-member table:name="6031" table:display="true" table:show-details="true"/>
                <table:data-pilot-member table:name="6034" table:display="true" table:show-details="true"/>
                <table:data-pilot-member table:name="6036" table:display="true" table:show-details="true"/>
                <table:data-pilot-member table:name="6039" table:display="true" table:show-details="true"/>
                <table:data-pilot-member table:name="6041" table:display="true" table:show-details="true"/>
                <table:data-pilot-member table:name="6045" table:display="true" table:show-details="true"/>
                <table:data-pilot-member table:name="6052" table:display="true" table:show-details="true"/>
                <table:data-pilot-member table:name="6058" table:display="true" table:show-details="true"/>
                <table:data-pilot-member table:name="6066" table:display="true" table:show-details="true"/>
                <table:data-pilot-member table:name="6079" table:display="true" table:show-details="true"/>
                <table:data-pilot-member table:name="6082" table:display="true" table:show-details="true"/>
                <table:data-pilot-member table:name="6098" table:display="true" table:show-details="true"/>
                <table:data-pilot-member table:name="6099" table:display="true" table:show-details="true"/>
                <table:data-pilot-member table:name="6101" table:display="true" table:show-details="true"/>
                <table:data-pilot-member table:name="6107" table:display="true" table:show-details="true"/>
                <table:data-pilot-member table:name="6129" table:display="true" table:show-details="true"/>
                <table:data-pilot-member table:name="6132" table:display="true" table:show-details="true"/>
                <table:data-pilot-member table:name="6135" table:display="true" table:show-details="true"/>
                <table:data-pilot-member table:name="6162" table:display="true" table:show-details="true"/>
                <table:data-pilot-member table:name="6163" table:display="true" table:show-details="true"/>
                <table:data-pilot-member table:name="6176" table:display="true" table:show-details="true"/>
                <table:data-pilot-member table:name="6189" table:display="true" table:show-details="true"/>
                <table:data-pilot-member table:name="6199" table:display="true" table:show-details="true"/>
                <table:data-pilot-member table:name="6206" table:display="true" table:show-details="true"/>
                <table:data-pilot-member table:name="6208" table:display="true" table:show-details="true"/>
                <table:data-pilot-member table:name="6209" table:display="true" table:show-details="true"/>
                <table:data-pilot-member table:name="6215" table:display="true" table:show-details="true"/>
                <table:data-pilot-member table:name="6236" table:display="true" table:show-details="true"/>
                <table:data-pilot-member table:name="6244" table:display="true" table:show-details="true"/>
                <table:data-pilot-member table:name="6258" table:display="true" table:show-details="true"/>
                <table:data-pilot-member table:name="6259" table:display="true" table:show-details="true"/>
                <table:data-pilot-member table:name="6260" table:display="true" table:show-details="true"/>
                <table:data-pilot-member table:name="6271" table:display="true" table:show-details="true"/>
                <table:data-pilot-member table:name="6273" table:display="true" table:show-details="true"/>
                <table:data-pilot-member table:name="6277" table:display="true" table:show-details="true"/>
                <table:data-pilot-member table:name="6281" table:display="true" table:show-details="true"/>
                <table:data-pilot-member table:name="6301" table:display="true" table:show-details="true"/>
                <table:data-pilot-member table:name="6303" table:display="true" table:show-details="true"/>
                <table:data-pilot-member table:name="6333" table:display="true" table:show-details="true"/>
                <table:data-pilot-member table:name="6335" table:display="true" table:show-details="true"/>
                <table:data-pilot-member table:name="6344" table:display="true" table:show-details="true"/>
                <table:data-pilot-member table:name="6365" table:display="true" table:show-details="true"/>
                <table:data-pilot-member table:name="6374" table:display="true" table:show-details="true"/>
                <table:data-pilot-member table:name="6384" table:display="true" table:show-details="true"/>
                <table:data-pilot-member table:name="6385" table:display="true" table:show-details="true"/>
                <table:data-pilot-member table:name="6388" table:display="true" table:show-details="true"/>
                <table:data-pilot-member table:name="6390" table:display="true" table:show-details="true"/>
                <table:data-pilot-member table:name="6399" table:display="true" table:show-details="true"/>
                <table:data-pilot-member table:name="6421" table:display="true" table:show-details="true"/>
                <table:data-pilot-member table:name="6429" table:display="true" table:show-details="true"/>
                <table:data-pilot-member table:name="6455" table:display="true" table:show-details="true"/>
                <table:data-pilot-member table:name="6466" table:display="true" table:show-details="true"/>
                <table:data-pilot-member table:name="6502" table:display="true" table:show-details="true"/>
                <table:data-pilot-member table:name="6522" table:display="true" table:show-details="true"/>
                <table:data-pilot-member table:name="6523" table:display="true" table:show-details="true"/>
                <table:data-pilot-member table:name="6526" table:display="true" table:show-details="true"/>
                <table:data-pilot-member table:name="6528" table:display="true" table:show-details="true"/>
                <table:data-pilot-member table:name="6535" table:display="true" table:show-details="true"/>
                <table:data-pilot-member table:name="6538" table:display="true" table:show-details="true"/>
                <table:data-pilot-member table:name="6542" table:display="true" table:show-details="true"/>
                <table:data-pilot-member table:name="6549" table:display="true" table:show-details="true"/>
                <table:data-pilot-member table:name="6558" table:display="true" table:show-details="true"/>
                <table:data-pilot-member table:name="6570" table:display="true" table:show-details="true"/>
                <table:data-pilot-member table:name="6593" table:display="true" table:show-details="true"/>
                <table:data-pilot-member table:name="6619" table:display="true" table:show-details="true"/>
                <table:data-pilot-member table:name="6629" table:display="true" table:show-details="true"/>
                <table:data-pilot-member table:name="6653" table:display="true" table:show-details="true"/>
                <table:data-pilot-member table:name="6654" table:display="true" table:show-details="true"/>
                <table:data-pilot-member table:name="6666" table:display="true" table:show-details="true"/>
                <table:data-pilot-member table:name="6718" table:display="true" table:show-details="true"/>
                <table:data-pilot-member table:name="6727" table:display="true" table:show-details="true"/>
                <table:data-pilot-member table:name="6729" table:display="true" table:show-details="true"/>
                <table:data-pilot-member table:name="6744" table:display="true" table:show-details="true"/>
                <table:data-pilot-member table:name="6748" table:display="true" table:show-details="true"/>
                <table:data-pilot-member table:name="6757" table:display="true" table:show-details="true"/>
                <table:data-pilot-member table:name="6763" table:display="true" table:show-details="true"/>
                <table:data-pilot-member table:name="6770" table:display="true" table:show-details="true"/>
                <table:data-pilot-member table:name="6792" table:display="true" table:show-details="true"/>
                <table:data-pilot-member table:name="6853" table:display="true" table:show-details="true"/>
                <table:data-pilot-member table:name="6855" table:display="true" table:show-details="true"/>
                <table:data-pilot-member table:name="6862" table:display="true" table:show-details="true"/>
                <table:data-pilot-member table:name="6866" table:display="true" table:show-details="true"/>
                <table:data-pilot-member table:name="6882" table:display="true" table:show-details="true"/>
                <table:data-pilot-member table:name="6914" table:display="true" table:show-details="true"/>
                <table:data-pilot-member table:name="6935" table:display="true" table:show-details="true"/>
                <table:data-pilot-member table:name="7022" table:display="true" table:show-details="true"/>
                <table:data-pilot-member table:name="7087" table:display="true" table:show-details="true"/>
                <table:data-pilot-member table:name="7110" table:display="true" table:show-details="true"/>
                <table:data-pilot-member table:name="7150" table:display="true" table:show-details="true"/>
                <table:data-pilot-member table:name="7196" table:display="true" table:show-details="true"/>
                <table:data-pilot-member table:name="7288" table:display="true" table:show-details="true"/>
                <table:data-pilot-member table:name="7370" table:display="true" table:show-details="true"/>
                <table:data-pilot-member table:name="7449" table:display="true" table:show-details="true"/>
                <table:data-pilot-member table:name="7461" table:display="true" table:show-details="true"/>
                <table:data-pilot-member table:name="79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równania_mysort" table:orientation="data" table:used-hierarchy="0" table:function="average">
            <table:data-pilot-level table:show-empty="false" calcext:repeat-item-labels="false">
              <table:data-pilot-members>
                <table:data-pilot-member table:name="197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8" table:display="true" table:show-details="true"/>
                <table:data-pilot-member table:name="210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0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70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5" table:display="true" table:show-details="true"/>
                <table:data-pilot-member table:name="290" table:display="true" table:show-details="true"/>
                <table:data-pilot-member table:name="293" table:display="true" table:show-details="true"/>
                <table:data-pilot-member table:name="295" table:display="true" table:show-details="true"/>
                <table:data-pilot-member table:name="298" table:display="true" table:show-details="true"/>
                <table:data-pilot-member table:name="300" table:display="true" table:show-details="true"/>
                <table:data-pilot-member table:name="303" table:display="true" table:show-details="true"/>
                <table:data-pilot-member table:name="305" table:display="true" table:show-details="true"/>
                <table:data-pilot-member table:name="308" table:display="true" table:show-details="true"/>
                <table:data-pilot-member table:name="315" table:display="true" table:show-details="true"/>
                <table:data-pilot-member table:name="322" table:display="true" table:show-details="true"/>
                <table:data-pilot-member table:name="328" table:display="true" table:show-details="true"/>
                <table:data-pilot-member table:name="341" table:display="true" table:show-details="true"/>
                <table:data-pilot-member table:name="529" table:display="true" table:show-details="true"/>
                <table:data-pilot-member table:name="538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56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8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5" table:display="true" table:show-details="true"/>
                <table:data-pilot-member table:name="579" table:display="true" table:show-details="true"/>
                <table:data-pilot-member table:name="581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91" table:display="true" table:show-details="true"/>
                <table:data-pilot-member table:name="595" table:display="true" table:show-details="true"/>
                <table:data-pilot-member table:name="598" table:display="true" table:show-details="true"/>
                <table:data-pilot-member table:name="600" table:display="true" table:show-details="true"/>
                <table:data-pilot-member table:name="602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6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7" table:display="true" table:show-details="true"/>
                <table:data-pilot-member table:name="650" table:display="true" table:show-details="true"/>
                <table:data-pilot-member table:name="654" table:display="true" table:show-details="true"/>
                <table:data-pilot-member table:name="656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1" table:display="true" table:show-details="true"/>
                <table:data-pilot-member table:name="684" table:display="true" table:show-details="true"/>
                <table:data-pilot-member table:name="686" table:display="true" table:show-details="true"/>
                <table:data-pilot-member table:name="688" table:display="true" table:show-details="true"/>
                <table:data-pilot-member table:name="690" table:display="true" table:show-details="true"/>
                <table:data-pilot-member table:name="703" table:display="true" table:show-details="true"/>
                <table:data-pilot-member table:name="707" table:display="true" table:show-details="true"/>
                <table:data-pilot-member table:name="712" table:display="true" table:show-details="true"/>
                <table:data-pilot-member table:name="714" table:display="true" table:show-details="true"/>
                <table:data-pilot-member table:name="720" table:display="true" table:show-details="true"/>
                <table:data-pilot-member table:name="723" table:display="true" table:show-details="true"/>
                <table:data-pilot-member table:name="734" table:display="true" table:show-details="true"/>
                <table:data-pilot-member table:name="765" table:display="true" table:show-details="true"/>
                <table:data-pilot-member table:name="811" table:display="true" table:show-details="true"/>
                <table:data-pilot-member table:name="822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80" table:display="true" table:show-details="true"/>
                <table:data-pilot-member table:name="904" table:display="true" table:show-details="true"/>
                <table:data-pilot-member table:name="915" table:display="true" table:show-details="true"/>
                <table:data-pilot-member table:name="922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35" table:display="true" table:show-details="true"/>
                <table:data-pilot-member table:name="959" table:display="true" table:show-details="true"/>
                <table:data-pilot-member table:name="963" table:display="true" table:show-details="true"/>
                <table:data-pilot-member table:name="966" table:display="true" table:show-details="true"/>
                <table:data-pilot-member table:name="969" table:display="true" table:show-details="true"/>
                <table:data-pilot-member table:name="971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2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7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5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1002" table:display="true" table:show-details="true"/>
                <table:data-pilot-member table:name="1005" table:display="true" table:show-details="true"/>
                <table:data-pilot-member table:name="1006" table:display="true" table:show-details="true"/>
                <table:data-pilot-member table:name="1009" table:display="true" table:show-details="true"/>
                <table:data-pilot-member table:name="1010" table:display="true" table:show-details="true"/>
                <table:data-pilot-member table:name="1014" table:display="true" table:show-details="true"/>
                <table:data-pilot-member table:name="1016" table:display="true" table:show-details="true"/>
                <table:data-pilot-member table:name="1019" table:display="true" table:show-details="true"/>
                <table:data-pilot-member table:name="1022" table:display="true" table:show-details="true"/>
                <table:data-pilot-member table:name="1031" table:display="true" table:show-details="true"/>
                <table:data-pilot-member table:name="1036" table:display="true" table:show-details="true"/>
                <table:data-pilot-member table:name="1037" table:display="true" table:show-details="true"/>
                <table:data-pilot-member table:name="1040" table:display="true" table:show-details="true"/>
                <table:data-pilot-member table:name="1043" table:display="true" table:show-details="true"/>
                <table:data-pilot-member table:name="1045" table:display="true" table:show-details="true"/>
                <table:data-pilot-member table:name="1050" table:display="true" table:show-details="true"/>
                <table:data-pilot-member table:name="1057" table:display="true" table:show-details="true"/>
                <table:data-pilot-member table:name="1059" table:display="true" table:show-details="true"/>
                <table:data-pilot-member table:name="1061" table:display="true" table:show-details="true"/>
                <table:data-pilot-member table:name="1064" table:display="true" table:show-details="true"/>
                <table:data-pilot-member table:name="1065" table:display="true" table:show-details="true"/>
                <table:data-pilot-member table:name="1068" table:display="true" table:show-details="true"/>
                <table:data-pilot-member table:name="1074" table:display="true" table:show-details="true"/>
                <table:data-pilot-member table:name="1077" table:display="true" table:show-details="true"/>
                <table:data-pilot-member table:name="1080" table:display="true" table:show-details="true"/>
                <table:data-pilot-member table:name="1093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6" table:display="true" table:show-details="true"/>
                <table:data-pilot-member table:name="1099" table:display="true" table:show-details="true"/>
                <table:data-pilot-member table:name="1100" table:display="true" table:show-details="true"/>
                <table:data-pilot-member table:name="1106" table:display="true" table:show-details="true"/>
                <table:data-pilot-member table:name="1110" table:display="true" table:show-details="true"/>
                <table:data-pilot-member table:name="1113" table:display="true" table:show-details="true"/>
                <table:data-pilot-member table:name="1114" table:display="true" table:show-details="true"/>
                <table:data-pilot-member table:name="1119" table:display="true" table:show-details="true"/>
                <table:data-pilot-member table:name="1125" table:display="true" table:show-details="true"/>
                <table:data-pilot-member table:name="1126" table:display="true" table:show-details="true"/>
                <table:data-pilot-member table:name="1128" table:display="true" table:show-details="true"/>
                <table:data-pilot-member table:name="1129" table:display="true" table:show-details="true"/>
                <table:data-pilot-member table:name="1131" table:display="true" table:show-details="true"/>
                <table:data-pilot-member table:name="1143" table:display="true" table:show-details="true"/>
                <table:data-pilot-member table:name="1149" table:display="true" table:show-details="true"/>
                <table:data-pilot-member table:name="1154" table:display="true" table:show-details="true"/>
                <table:data-pilot-member table:name="1155" table:display="true" table:show-details="true"/>
                <table:data-pilot-member table:name="1156" table:display="true" table:show-details="true"/>
                <table:data-pilot-member table:name="1161" table:display="true" table:show-details="true"/>
                <table:data-pilot-member table:name="1162" table:display="true" table:show-details="true"/>
                <table:data-pilot-member table:name="1166" table:display="true" table:show-details="true"/>
                <table:data-pilot-member table:name="1169" table:display="true" table:show-details="true"/>
                <table:data-pilot-member table:name="1172" table:display="true" table:show-details="true"/>
                <table:data-pilot-member table:name="1192" table:display="true" table:show-details="true"/>
                <table:data-pilot-member table:name="1205" table:display="true" table:show-details="true"/>
                <table:data-pilot-member table:name="1219" table:display="true" table:show-details="true"/>
                <table:data-pilot-member table:name="1220" table:display="true" table:show-details="true"/>
                <table:data-pilot-member table:name="1226" table:display="true" table:show-details="true"/>
                <table:data-pilot-member table:name="1240" table:display="true" table:show-details="true"/>
                <table:data-pilot-member table:name="1244" table:display="true" table:show-details="true"/>
                <table:data-pilot-member table:name="1269" table:display="true" table:show-details="true"/>
                <table:data-pilot-member table:name="1303" table:display="true" table:show-details="true"/>
                <table:data-pilot-member table:name="1314" table:display="true" table:show-details="true"/>
                <table:data-pilot-member table:name="1326" table:display="true" table:show-details="true"/>
                <table:data-pilot-member table:name="1339" table:display="true" table:show-details="true"/>
                <table:data-pilot-member table:name="1340" table:display="true" table:show-details="true"/>
                <table:data-pilot-member table:name="1350" table:display="true" table:show-details="true"/>
                <table:data-pilot-member table:name="1354" table:display="true" table:show-details="true"/>
                <table:data-pilot-member table:name="1365" table:display="true" table:show-details="true"/>
                <table:data-pilot-member table:name="1383" table:display="true" table:show-details="true"/>
                <table:data-pilot-member table:name="1385" table:display="true" table:show-details="true"/>
                <table:data-pilot-member table:name="1388" table:display="true" table:show-details="true"/>
                <table:data-pilot-member table:name="1398" table:display="true" table:show-details="true"/>
                <table:data-pilot-member table:name="1399" table:display="true" table:show-details="true"/>
                <table:data-pilot-member table:name="1405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6" table:display="true" table:show-details="true"/>
                <table:data-pilot-member table:name="1425" table:display="true" table:show-details="true"/>
                <table:data-pilot-member table:name="1428" table:display="true" table:show-details="true"/>
                <table:data-pilot-member table:name="1438" table:display="true" table:show-details="true"/>
                <table:data-pilot-member table:name="1440" table:display="true" table:show-details="true"/>
                <table:data-pilot-member table:name="1441" table:display="true" table:show-details="true"/>
                <table:data-pilot-member table:name="1445" table:display="true" table:show-details="true"/>
                <table:data-pilot-member table:name="1447" table:display="true" table:show-details="true"/>
                <table:data-pilot-member table:name="1448" table:display="true" table:show-details="true"/>
                <table:data-pilot-member table:name="1449" table:display="true" table:show-details="true"/>
                <table:data-pilot-member table:name="1462" table:display="true" table:show-details="true"/>
                <table:data-pilot-member table:name="1465" table:display="true" table:show-details="true"/>
                <table:data-pilot-member table:name="1467" table:display="true" table:show-details="true"/>
                <table:data-pilot-member table:name="1473" table:display="true" table:show-details="true"/>
                <table:data-pilot-member table:name="1474" table:display="true" table:show-details="true"/>
                <table:data-pilot-member table:name="1475" table:display="true" table:show-details="true"/>
                <table:data-pilot-member table:name="1476" table:display="true" table:show-details="true"/>
                <table:data-pilot-member table:name="1479" table:display="true" table:show-details="true"/>
                <table:data-pilot-member table:name="1486" table:display="true" table:show-details="true"/>
                <table:data-pilot-member table:name="1488" table:display="true" table:show-details="true"/>
                <table:data-pilot-member table:name="1496" table:display="true" table:show-details="true"/>
                <table:data-pilot-member table:name="1498" table:display="true" table:show-details="true"/>
                <table:data-pilot-member table:name="1499" table:display="true" table:show-details="true"/>
                <table:data-pilot-member table:name="1504" table:display="true" table:show-details="true"/>
                <table:data-pilot-member table:name="1512" table:display="true" table:show-details="true"/>
                <table:data-pilot-member table:name="1513" table:display="true" table:show-details="true"/>
                <table:data-pilot-member table:name="1516" table:display="true" table:show-details="true"/>
                <table:data-pilot-member table:name="1517" table:display="true" table:show-details="true"/>
                <table:data-pilot-member table:name="1518" table:display="true" table:show-details="true"/>
                <table:data-pilot-member table:name="1519" table:display="true" table:show-details="true"/>
                <table:data-pilot-member table:name="1522" table:display="true" table:show-details="true"/>
                <table:data-pilot-member table:name="1524" table:display="true" table:show-details="true"/>
                <table:data-pilot-member table:name="1525" table:display="true" table:show-details="true"/>
                <table:data-pilot-member table:name="1528" table:display="true" table:show-details="true"/>
                <table:data-pilot-member table:name="1530" table:display="true" table:show-details="true"/>
                <table:data-pilot-member table:name="1531" table:display="true" table:show-details="true"/>
                <table:data-pilot-member table:name="1532" table:display="true" table:show-details="true"/>
                <table:data-pilot-member table:name="1534" table:display="true" table:show-details="true"/>
                <table:data-pilot-member table:name="1536" table:display="true" table:show-details="true"/>
                <table:data-pilot-member table:name="1537" table:display="true" table:show-details="true"/>
                <table:data-pilot-member table:name="1540" table:display="true" table:show-details="true"/>
                <table:data-pilot-member table:name="1545" table:display="true" table:show-details="true"/>
                <table:data-pilot-member table:name="1546" table:display="true" table:show-details="true"/>
                <table:data-pilot-member table:name="1551" table:display="true" table:show-details="true"/>
                <table:data-pilot-member table:name="1556" table:display="true" table:show-details="true"/>
                <table:data-pilot-member table:name="1562" table:display="true" table:show-details="true"/>
                <table:data-pilot-member table:name="1564" table:display="true" table:show-details="true"/>
                <table:data-pilot-member table:name="1568" table:display="true" table:show-details="true"/>
                <table:data-pilot-member table:name="1572" table:display="true" table:show-details="true"/>
                <table:data-pilot-member table:name="1573" table:display="true" table:show-details="true"/>
                <table:data-pilot-member table:name="1583" table:display="true" table:show-details="true"/>
                <table:data-pilot-member table:name="1586" table:display="true" table:show-details="true"/>
                <table:data-pilot-member table:name="1590" table:display="true" table:show-details="true"/>
                <table:data-pilot-member table:name="1591" table:display="true" table:show-details="true"/>
                <table:data-pilot-member table:name="1597" table:display="true" table:show-details="true"/>
                <table:data-pilot-member table:name="1599" table:display="true" table:show-details="true"/>
                <table:data-pilot-member table:name="1605" table:display="true" table:show-details="true"/>
                <table:data-pilot-member table:name="1626" table:display="true" table:show-details="true"/>
                <table:data-pilot-member table:name="1630" table:display="true" table:show-details="true"/>
                <table:data-pilot-member table:name="1638" table:display="true" table:show-details="true"/>
                <table:data-pilot-member table:name="1644" table:display="true" table:show-details="true"/>
                <table:data-pilot-member table:name="1650" table:display="true" table:show-details="true"/>
                <table:data-pilot-member table:name="1651" table:display="true" table:show-details="true"/>
                <table:data-pilot-member table:name="1659" table:display="true" table:show-details="true"/>
                <table:data-pilot-member table:name="1664" table:display="true" table:show-details="true"/>
                <table:data-pilot-member table:name="1670" table:display="true" table:show-details="true"/>
                <table:data-pilot-member table:name="1685" table:display="true" table:show-details="true"/>
                <table:data-pilot-member table:name="1689" table:display="true" table:show-details="true"/>
                <table:data-pilot-member table:name="1698" table:display="true" table:show-details="true"/>
                <table:data-pilot-member table:name="1717" table:display="true" table:show-details="true"/>
                <table:data-pilot-member table:name="1722" table:display="true" table:show-details="true"/>
                <table:data-pilot-member table:name="1745" table:display="true" table:show-details="true"/>
                <table:data-pilot-member table:name="1749" table:display="true" table:show-details="true"/>
                <table:data-pilot-member table:name="1752" table:display="true" table:show-details="true"/>
                <table:data-pilot-member table:name="1773" table:display="true" table:show-details="true"/>
                <table:data-pilot-member table:name="1774" table:display="true" table:show-details="true"/>
                <table:data-pilot-member table:name="1780" table:display="true" table:show-details="true"/>
                <table:data-pilot-member table:name="1799" table:display="true" table:show-details="true"/>
                <table:data-pilot-member table:name="1803" table:display="true" table:show-details="true"/>
                <table:data-pilot-member table:name="1830" table:display="true" table:show-details="true"/>
                <table:data-pilot-member table:name="1831" table:display="true" table:show-details="true"/>
                <table:data-pilot-member table:name="1844" table:display="true" table:show-details="true"/>
                <table:data-pilot-member table:name="1845" table:display="true" table:show-details="true"/>
                <table:data-pilot-member table:name="1846" table:display="true" table:show-details="true"/>
                <table:data-pilot-member table:name="1847" table:display="true" table:show-details="true"/>
                <table:data-pilot-member table:name="1848" table:display="true" table:show-details="true"/>
                <table:data-pilot-member table:name="1855" table:display="true" table:show-details="true"/>
                <table:data-pilot-member table:name="1857" table:display="true" table:show-details="true"/>
                <table:data-pilot-member table:name="1860" table:display="true" table:show-details="true"/>
                <table:data-pilot-member table:name="1861" table:display="true" table:show-details="true"/>
                <table:data-pilot-member table:name="1864" table:display="true" table:show-details="true"/>
                <table:data-pilot-member table:name="1865" table:display="true" table:show-details="true"/>
                <table:data-pilot-member table:name="1868" table:display="true" table:show-details="true"/>
                <table:data-pilot-member table:name="1878" table:display="true" table:show-details="true"/>
                <table:data-pilot-member table:name="1882" table:display="true" table:show-details="true"/>
                <table:data-pilot-member table:name="1883" table:display="true" table:show-details="true"/>
                <table:data-pilot-member table:name="1888" table:display="true" table:show-details="true"/>
                <table:data-pilot-member table:name="1889" table:display="true" table:show-details="true"/>
                <table:data-pilot-member table:name="1895" table:display="true" table:show-details="true"/>
                <table:data-pilot-member table:name="1897" table:display="true" table:show-details="true"/>
                <table:data-pilot-member table:name="1901" table:display="true" table:show-details="true"/>
                <table:data-pilot-member table:name="1907" table:display="true" table:show-details="true"/>
                <table:data-pilot-member table:name="1908" table:display="true" table:show-details="true"/>
                <table:data-pilot-member table:name="1911" table:display="true" table:show-details="true"/>
                <table:data-pilot-member table:name="1920" table:display="true" table:show-details="true"/>
                <table:data-pilot-member table:name="1928" table:display="true" table:show-details="true"/>
                <table:data-pilot-member table:name="1939" table:display="true" table:show-details="true"/>
                <table:data-pilot-member table:name="1944" table:display="true" table:show-details="true"/>
                <table:data-pilot-member table:name="1959" table:display="true" table:show-details="true"/>
                <table:data-pilot-member table:name="1960" table:display="true" table:show-details="true"/>
                <table:data-pilot-member table:name="1964" table:display="true" table:show-details="true"/>
                <table:data-pilot-member table:name="1965" table:display="true" table:show-details="true"/>
                <table:data-pilot-member table:name="1967" table:display="true" table:show-details="true"/>
                <table:data-pilot-member table:name="1969" table:display="true" table:show-details="true"/>
                <table:data-pilot-member table:name="1972" table:display="true" table:show-details="true"/>
                <table:data-pilot-member table:name="1975" table:display="true" table:show-details="true"/>
                <table:data-pilot-member table:name="1978" table:display="true" table:show-details="true"/>
                <table:data-pilot-member table:name="1983" table:display="true" table:show-details="true"/>
                <table:data-pilot-member table:name="1987" table:display="true" table:show-details="true"/>
                <table:data-pilot-member table:name="1989" table:display="true" table:show-details="true"/>
                <table:data-pilot-member table:name="1998" table:display="true" table:show-details="true"/>
                <table:data-pilot-member table:name="2015" table:display="true" table:show-details="true"/>
                <table:data-pilot-member table:name="2019" table:display="true" table:show-details="true"/>
                <table:data-pilot-member table:name="2024" table:display="true" table:show-details="true"/>
                <table:data-pilot-member table:name="2026" table:display="true" table:show-details="true"/>
                <table:data-pilot-member table:name="2040" table:display="true" table:show-details="true"/>
                <table:data-pilot-member table:name="2056" table:display="true" table:show-details="true"/>
                <table:data-pilot-member table:name="2070" table:display="true" table:show-details="true"/>
                <table:data-pilot-member table:name="2072" table:display="true" table:show-details="true"/>
                <table:data-pilot-member table:name="2073" table:display="true" table:show-details="true"/>
                <table:data-pilot-member table:name="2077" table:display="true" table:show-details="true"/>
                <table:data-pilot-member table:name="2079" table:display="true" table:show-details="true"/>
                <table:data-pilot-member table:name="2081" table:display="true" table:show-details="true"/>
                <table:data-pilot-member table:name="2093" table:display="true" table:show-details="true"/>
                <table:data-pilot-member table:name="2096" table:display="true" table:show-details="true"/>
                <table:data-pilot-member table:name="2099" table:display="true" table:show-details="true"/>
                <table:data-pilot-member table:name="2106" table:display="true" table:show-details="true"/>
                <table:data-pilot-member table:name="2108" table:display="true" table:show-details="true"/>
                <table:data-pilot-member table:name="2113" table:display="true" table:show-details="true"/>
                <table:data-pilot-member table:name="2120" table:display="true" table:show-details="true"/>
                <table:data-pilot-member table:name="2133" table:display="true" table:show-details="true"/>
                <table:data-pilot-member table:name="2157" table:display="true" table:show-details="true"/>
                <table:data-pilot-member table:name="2168" table:display="true" table:show-details="true"/>
                <table:data-pilot-member table:name="2171" table:display="true" table:show-details="true"/>
                <table:data-pilot-member table:name="2177" table:display="true" table:show-details="true"/>
                <table:data-pilot-member table:name="2181" table:display="true" table:show-details="true"/>
                <table:data-pilot-member table:name="2183" table:display="true" table:show-details="true"/>
                <table:data-pilot-member table:name="2186" table:display="true" table:show-details="true"/>
                <table:data-pilot-member table:name="2199" table:display="true" table:show-details="true"/>
                <table:data-pilot-member table:name="2200" table:display="true" table:show-details="true"/>
                <table:data-pilot-member table:name="2204" table:display="true" table:show-details="true"/>
                <table:data-pilot-member table:name="2207" table:display="true" table:show-details="true"/>
                <table:data-pilot-member table:name="2219" table:display="true" table:show-details="true"/>
                <table:data-pilot-member table:name="2222" table:display="true" table:show-details="true"/>
                <table:data-pilot-member table:name="2224" table:display="true" table:show-details="true"/>
                <table:data-pilot-member table:name="2227" table:display="true" table:show-details="true"/>
                <table:data-pilot-member table:name="2238" table:display="true" table:show-details="true"/>
                <table:data-pilot-member table:name="2241" table:display="true" table:show-details="true"/>
                <table:data-pilot-member table:name="2244" table:display="true" table:show-details="true"/>
                <table:data-pilot-member table:name="2250" table:display="true" table:show-details="true"/>
                <table:data-pilot-member table:name="2258" table:display="true" table:show-details="true"/>
                <table:data-pilot-member table:name="2262" table:display="true" table:show-details="true"/>
                <table:data-pilot-member table:name="2263" table:display="true" table:show-details="true"/>
                <table:data-pilot-member table:name="2274" table:display="true" table:show-details="true"/>
                <table:data-pilot-member table:name="2281" table:display="true" table:show-details="true"/>
                <table:data-pilot-member table:name="2282" table:display="true" table:show-details="true"/>
                <table:data-pilot-member table:name="2284" table:display="true" table:show-details="true"/>
                <table:data-pilot-member table:name="2290" table:display="true" table:show-details="true"/>
                <table:data-pilot-member table:name="2292" table:display="true" table:show-details="true"/>
                <table:data-pilot-member table:name="2306" table:display="true" table:show-details="true"/>
                <table:data-pilot-member table:name="2307" table:display="true" table:show-details="true"/>
                <table:data-pilot-member table:name="2314" table:display="true" table:show-details="true"/>
                <table:data-pilot-member table:name="2315" table:display="true" table:show-details="true"/>
                <table:data-pilot-member table:name="2317" table:display="true" table:show-details="true"/>
                <table:data-pilot-member table:name="2320" table:display="true" table:show-details="true"/>
                <table:data-pilot-member table:name="2323" table:display="true" table:show-details="true"/>
                <table:data-pilot-member table:name="2324" table:display="true" table:show-details="true"/>
                <table:data-pilot-member table:name="2325" table:display="true" table:show-details="true"/>
                <table:data-pilot-member table:name="2330" table:display="true" table:show-details="true"/>
                <table:data-pilot-member table:name="2331" table:display="true" table:show-details="true"/>
                <table:data-pilot-member table:name="2337" table:display="true" table:show-details="true"/>
                <table:data-pilot-member table:name="2345" table:display="true" table:show-details="true"/>
                <table:data-pilot-member table:name="2346" table:display="true" table:show-details="true"/>
                <table:data-pilot-member table:name="2348" table:display="true" table:show-details="true"/>
                <table:data-pilot-member table:name="2361" table:display="true" table:show-details="true"/>
                <table:data-pilot-member table:name="2362" table:display="true" table:show-details="true"/>
                <table:data-pilot-member table:name="2368" table:display="true" table:show-details="true"/>
                <table:data-pilot-member table:name="2369" table:display="true" table:show-details="true"/>
                <table:data-pilot-member table:name="2385" table:display="true" table:show-details="true"/>
                <table:data-pilot-member table:name="2387" table:display="true" table:show-details="true"/>
                <table:data-pilot-member table:name="2400" table:display="true" table:show-details="true"/>
                <table:data-pilot-member table:name="2405" table:display="true" table:show-details="true"/>
                <table:data-pilot-member table:name="2407" table:display="true" table:show-details="true"/>
                <table:data-pilot-member table:name="2412" table:display="true" table:show-details="true"/>
                <table:data-pilot-member table:name="2414" table:display="true" table:show-details="true"/>
                <table:data-pilot-member table:name="2421" table:display="true" table:show-details="true"/>
                <table:data-pilot-member table:name="2425" table:display="true" table:show-details="true"/>
                <table:data-pilot-member table:name="2428" table:display="true" table:show-details="true"/>
                <table:data-pilot-member table:name="2429" table:display="true" table:show-details="true"/>
                <table:data-pilot-member table:name="2436" table:display="true" table:show-details="true"/>
                <table:data-pilot-member table:name="2440" table:display="true" table:show-details="true"/>
                <table:data-pilot-member table:name="2446" table:display="true" table:show-details="true"/>
                <table:data-pilot-member table:name="2460" table:display="true" table:show-details="true"/>
                <table:data-pilot-member table:name="2470" table:display="true" table:show-details="true"/>
                <table:data-pilot-member table:name="2476" table:display="true" table:show-details="true"/>
                <table:data-pilot-member table:name="2477" table:display="true" table:show-details="true"/>
                <table:data-pilot-member table:name="2478" table:display="true" table:show-details="true"/>
                <table:data-pilot-member table:name="2483" table:display="true" table:show-details="true"/>
                <table:data-pilot-member table:name="2486" table:display="true" table:show-details="true"/>
                <table:data-pilot-member table:name="2492" table:display="true" table:show-details="true"/>
                <table:data-pilot-member table:name="2503" table:display="true" table:show-details="true"/>
                <table:data-pilot-member table:name="2504" table:display="true" table:show-details="true"/>
                <table:data-pilot-member table:name="2512" table:display="true" table:show-details="true"/>
                <table:data-pilot-member table:name="2513" table:display="true" table:show-details="true"/>
                <table:data-pilot-member table:name="2518" table:display="true" table:show-details="true"/>
                <table:data-pilot-member table:name="2521" table:display="true" table:show-details="true"/>
                <table:data-pilot-member table:name="2522" table:display="true" table:show-details="true"/>
                <table:data-pilot-member table:name="2526" table:display="true" table:show-details="true"/>
                <table:data-pilot-member table:name="2545" table:display="true" table:show-details="true"/>
                <table:data-pilot-member table:name="2547" table:display="true" table:show-details="true"/>
                <table:data-pilot-member table:name="2549" table:display="true" table:show-details="true"/>
                <table:data-pilot-member table:name="2552" table:display="true" table:show-details="true"/>
                <table:data-pilot-member table:name="2558" table:display="true" table:show-details="true"/>
                <table:data-pilot-member table:name="2559" table:display="true" table:show-details="true"/>
                <table:data-pilot-member table:name="2568" table:display="true" table:show-details="true"/>
                <table:data-pilot-member table:name="2592" table:display="true" table:show-details="true"/>
                <table:data-pilot-member table:name="2594" table:display="true" table:show-details="true"/>
                <table:data-pilot-member table:name="2601" table:display="true" table:show-details="true"/>
                <table:data-pilot-member table:name="2608" table:display="true" table:show-details="true"/>
                <table:data-pilot-member table:name="2609" table:display="true" table:show-details="true"/>
                <table:data-pilot-member table:name="2613" table:display="true" table:show-details="true"/>
                <table:data-pilot-member table:name="2618" table:display="true" table:show-details="true"/>
                <table:data-pilot-member table:name="2619" table:display="true" table:show-details="true"/>
                <table:data-pilot-member table:name="2630" table:display="true" table:show-details="true"/>
                <table:data-pilot-member table:name="2633" table:display="true" table:show-details="true"/>
                <table:data-pilot-member table:name="2650" table:display="true" table:show-details="true"/>
                <table:data-pilot-member table:name="2656" table:display="true" table:show-details="true"/>
                <table:data-pilot-member table:name="2658" table:display="true" table:show-details="true"/>
                <table:data-pilot-member table:name="2664" table:display="true" table:show-details="true"/>
                <table:data-pilot-member table:name="2678" table:display="true" table:show-details="true"/>
                <table:data-pilot-member table:name="2681" table:display="true" table:show-details="true"/>
                <table:data-pilot-member table:name="2682" table:display="true" table:show-details="true"/>
                <table:data-pilot-member table:name="2687" table:display="true" table:show-details="true"/>
                <table:data-pilot-member table:name="2690" table:display="true" table:show-details="true"/>
                <table:data-pilot-member table:name="2729" table:display="true" table:show-details="true"/>
                <table:data-pilot-member table:name="2735" table:display="true" table:show-details="true"/>
                <table:data-pilot-member table:name="2738" table:display="true" table:show-details="true"/>
                <table:data-pilot-member table:name="2754" table:display="true" table:show-details="true"/>
                <table:data-pilot-member table:name="2755" table:display="true" table:show-details="true"/>
                <table:data-pilot-member table:name="2760" table:display="true" table:show-details="true"/>
                <table:data-pilot-member table:name="2772" table:display="true" table:show-details="true"/>
                <table:data-pilot-member table:name="2783" table:display="true" table:show-details="true"/>
                <table:data-pilot-member table:name="2790" table:display="true" table:show-details="true"/>
                <table:data-pilot-member table:name="2792" table:display="true" table:show-details="true"/>
                <table:data-pilot-member table:name="2798" table:display="true" table:show-details="true"/>
                <table:data-pilot-member table:name="2799" table:display="true" table:show-details="true"/>
                <table:data-pilot-member table:name="2804" table:display="true" table:show-details="true"/>
                <table:data-pilot-member table:name="2806" table:display="true" table:show-details="true"/>
                <table:data-pilot-member table:name="2831" table:display="true" table:show-details="true"/>
                <table:data-pilot-member table:name="2832" table:display="true" table:show-details="true"/>
                <table:data-pilot-member table:name="2833" table:display="true" table:show-details="true"/>
                <table:data-pilot-member table:name="2834" table:display="true" table:show-details="true"/>
                <table:data-pilot-member table:name="2836" table:display="true" table:show-details="true"/>
                <table:data-pilot-member table:name="2844" table:display="true" table:show-details="true"/>
                <table:data-pilot-member table:name="2853" table:display="true" table:show-details="true"/>
                <table:data-pilot-member table:name="2856" table:display="true" table:show-details="true"/>
                <table:data-pilot-member table:name="2858" table:display="true" table:show-details="true"/>
                <table:data-pilot-member table:name="2862" table:display="true" table:show-details="true"/>
                <table:data-pilot-member table:name="2865" table:display="true" table:show-details="true"/>
                <table:data-pilot-member table:name="2871" table:display="true" table:show-details="true"/>
                <table:data-pilot-member table:name="2881" table:display="true" table:show-details="true"/>
                <table:data-pilot-member table:name="2908" table:display="true" table:show-details="true"/>
                <table:data-pilot-member table:name="2918" table:display="true" table:show-details="true"/>
                <table:data-pilot-member table:name="2924" table:display="true" table:show-details="true"/>
                <table:data-pilot-member table:name="2929" table:display="true" table:show-details="true"/>
                <table:data-pilot-member table:name="2932" table:display="true" table:show-details="true"/>
                <table:data-pilot-member table:name="2933" table:display="true" table:show-details="true"/>
                <table:data-pilot-member table:name="2943" table:display="true" table:show-details="true"/>
                <table:data-pilot-member table:name="2948" table:display="true" table:show-details="true"/>
                <table:data-pilot-member table:name="2949" table:display="true" table:show-details="true"/>
                <table:data-pilot-member table:name="2954" table:display="true" table:show-details="true"/>
                <table:data-pilot-member table:name="2961" table:display="true" table:show-details="true"/>
                <table:data-pilot-member table:name="2963" table:display="true" table:show-details="true"/>
                <table:data-pilot-member table:name="2964" table:display="true" table:show-details="true"/>
                <table:data-pilot-member table:name="2965" table:display="true" table:show-details="true"/>
                <table:data-pilot-member table:name="2969" table:display="true" table:show-details="true"/>
                <table:data-pilot-member table:name="2971" table:display="true" table:show-details="true"/>
                <table:data-pilot-member table:name="2972" table:display="true" table:show-details="true"/>
                <table:data-pilot-member table:name="2973" table:display="true" table:show-details="true"/>
                <table:data-pilot-member table:name="2974" table:display="true" table:show-details="true"/>
                <table:data-pilot-member table:name="2981" table:display="true" table:show-details="true"/>
                <table:data-pilot-member table:name="2999" table:display="true" table:show-details="true"/>
                <table:data-pilot-member table:name="3000" table:display="true" table:show-details="true"/>
                <table:data-pilot-member table:name="3021" table:display="true" table:show-details="true"/>
                <table:data-pilot-member table:name="3024" table:display="true" table:show-details="true"/>
                <table:data-pilot-member table:name="3025" table:display="true" table:show-details="true"/>
                <table:data-pilot-member table:name="3032" table:display="true" table:show-details="true"/>
                <table:data-pilot-member table:name="3035" table:display="true" table:show-details="true"/>
                <table:data-pilot-member table:name="3039" table:display="true" table:show-details="true"/>
                <table:data-pilot-member table:name="3041" table:display="true" table:show-details="true"/>
                <table:data-pilot-member table:name="3043" table:display="true" table:show-details="true"/>
                <table:data-pilot-member table:name="3044" table:display="true" table:show-details="true"/>
                <table:data-pilot-member table:name="3049" table:display="true" table:show-details="true"/>
                <table:data-pilot-member table:name="3057" table:display="true" table:show-details="true"/>
                <table:data-pilot-member table:name="3061" table:display="true" table:show-details="true"/>
                <table:data-pilot-member table:name="3062" table:display="true" table:show-details="true"/>
                <table:data-pilot-member table:name="3066" table:display="true" table:show-details="true"/>
                <table:data-pilot-member table:name="3068" table:display="true" table:show-details="true"/>
                <table:data-pilot-member table:name="3071" table:display="true" table:show-details="true"/>
                <table:data-pilot-member table:name="3072" table:display="true" table:show-details="true"/>
                <table:data-pilot-member table:name="3086" table:display="true" table:show-details="true"/>
                <table:data-pilot-member table:name="3089" table:display="true" table:show-details="true"/>
                <table:data-pilot-member table:name="3090" table:display="true" table:show-details="true"/>
                <table:data-pilot-member table:name="3097" table:display="true" table:show-details="true"/>
                <table:data-pilot-member table:name="3108" table:display="true" table:show-details="true"/>
                <table:data-pilot-member table:name="3118" table:display="true" table:show-details="true"/>
                <table:data-pilot-member table:name="3119" table:display="true" table:show-details="true"/>
                <table:data-pilot-member table:name="3124" table:display="true" table:show-details="true"/>
                <table:data-pilot-member table:name="3129" table:display="true" table:show-details="true"/>
                <table:data-pilot-member table:name="3132" table:display="true" table:show-details="true"/>
                <table:data-pilot-member table:name="3134" table:display="true" table:show-details="true"/>
                <table:data-pilot-member table:name="3137" table:display="true" table:show-details="true"/>
                <table:data-pilot-member table:name="3148" table:display="true" table:show-details="true"/>
                <table:data-pilot-member table:name="3156" table:display="true" table:show-details="true"/>
                <table:data-pilot-member table:name="3166" table:display="true" table:show-details="true"/>
                <table:data-pilot-member table:name="3178" table:display="true" table:show-details="true"/>
                <table:data-pilot-member table:name="3189" table:display="true" table:show-details="true"/>
                <table:data-pilot-member table:name="3193" table:display="true" table:show-details="true"/>
                <table:data-pilot-member table:name="3198" table:display="true" table:show-details="true"/>
                <table:data-pilot-member table:name="3204" table:display="true" table:show-details="true"/>
                <table:data-pilot-member table:name="3206" table:display="true" table:show-details="true"/>
                <table:data-pilot-member table:name="3207" table:display="true" table:show-details="true"/>
                <table:data-pilot-member table:name="3233" table:display="true" table:show-details="true"/>
                <table:data-pilot-member table:name="3237" table:display="true" table:show-details="true"/>
                <table:data-pilot-member table:name="3240" table:display="true" table:show-details="true"/>
                <table:data-pilot-member table:name="3242" table:display="true" table:show-details="true"/>
                <table:data-pilot-member table:name="3249" table:display="true" table:show-details="true"/>
                <table:data-pilot-member table:name="3250" table:display="true" table:show-details="true"/>
                <table:data-pilot-member table:name="3251" table:display="true" table:show-details="true"/>
                <table:data-pilot-member table:name="3263" table:display="true" table:show-details="true"/>
                <table:data-pilot-member table:name="3275" table:display="true" table:show-details="true"/>
                <table:data-pilot-member table:name="3276" table:display="true" table:show-details="true"/>
                <table:data-pilot-member table:name="3289" table:display="true" table:show-details="true"/>
                <table:data-pilot-member table:name="3290" table:display="true" table:show-details="true"/>
                <table:data-pilot-member table:name="3302" table:display="true" table:show-details="true"/>
                <table:data-pilot-member table:name="3303" table:display="true" table:show-details="true"/>
                <table:data-pilot-member table:name="3314" table:display="true" table:show-details="true"/>
                <table:data-pilot-member table:name="3315" table:display="true" table:show-details="true"/>
                <table:data-pilot-member table:name="3337" table:display="true" table:show-details="true"/>
                <table:data-pilot-member table:name="3346" table:display="true" table:show-details="true"/>
                <table:data-pilot-member table:name="3357" table:display="true" table:show-details="true"/>
                <table:data-pilot-member table:name="3362" table:display="true" table:show-details="true"/>
                <table:data-pilot-member table:name="3363" table:display="true" table:show-details="true"/>
                <table:data-pilot-member table:name="3369" table:display="true" table:show-details="true"/>
                <table:data-pilot-member table:name="3378" table:display="true" table:show-details="true"/>
                <table:data-pilot-member table:name="3381" table:display="true" table:show-details="true"/>
                <table:data-pilot-member table:name="3383" table:display="true" table:show-details="true"/>
                <table:data-pilot-member table:name="3389" table:display="true" table:show-details="true"/>
                <table:data-pilot-member table:name="3397" table:display="true" table:show-details="true"/>
                <table:data-pilot-member table:name="3400" table:display="true" table:show-details="true"/>
                <table:data-pilot-member table:name="3401" table:display="true" table:show-details="true"/>
                <table:data-pilot-member table:name="3404" table:display="true" table:show-details="true"/>
                <table:data-pilot-member table:name="3407" table:display="true" table:show-details="true"/>
                <table:data-pilot-member table:name="3414" table:display="true" table:show-details="true"/>
                <table:data-pilot-member table:name="3417" table:display="true" table:show-details="true"/>
                <table:data-pilot-member table:name="3418" table:display="true" table:show-details="true"/>
                <table:data-pilot-member table:name="3427" table:display="true" table:show-details="true"/>
                <table:data-pilot-member table:name="3433" table:display="true" table:show-details="true"/>
                <table:data-pilot-member table:name="3437" table:display="true" table:show-details="true"/>
                <table:data-pilot-member table:name="3446" table:display="true" table:show-details="true"/>
                <table:data-pilot-member table:name="3447" table:display="true" table:show-details="true"/>
                <table:data-pilot-member table:name="3449" table:display="true" table:show-details="true"/>
                <table:data-pilot-member table:name="3456" table:display="true" table:show-details="true"/>
                <table:data-pilot-member table:name="3457" table:display="true" table:show-details="true"/>
                <table:data-pilot-member table:name="3460" table:display="true" table:show-details="true"/>
                <table:data-pilot-member table:name="3461" table:display="true" table:show-details="true"/>
                <table:data-pilot-member table:name="3468" table:display="true" table:show-details="true"/>
                <table:data-pilot-member table:name="3469" table:display="true" table:show-details="true"/>
                <table:data-pilot-member table:name="3478" table:display="true" table:show-details="true"/>
                <table:data-pilot-member table:name="3480" table:display="true" table:show-details="true"/>
                <table:data-pilot-member table:name="3485" table:display="true" table:show-details="true"/>
                <table:data-pilot-member table:name="3493" table:display="true" table:show-details="true"/>
                <table:data-pilot-member table:name="3494" table:display="true" table:show-details="true"/>
                <table:data-pilot-member table:name="3495" table:display="true" table:show-details="true"/>
                <table:data-pilot-member table:name="3497" table:display="true" table:show-details="true"/>
                <table:data-pilot-member table:name="3499" table:display="true" table:show-details="true"/>
                <table:data-pilot-member table:name="3500" table:display="true" table:show-details="true"/>
                <table:data-pilot-member table:name="3505" table:display="true" table:show-details="true"/>
                <table:data-pilot-member table:name="3520" table:display="true" table:show-details="true"/>
                <table:data-pilot-member table:name="3521" table:display="true" table:show-details="true"/>
                <table:data-pilot-member table:name="3529" table:display="true" table:show-details="true"/>
                <table:data-pilot-member table:name="3537" table:display="true" table:show-details="true"/>
                <table:data-pilot-member table:name="3548" table:display="true" table:show-details="true"/>
                <table:data-pilot-member table:name="3552" table:display="true" table:show-details="true"/>
                <table:data-pilot-member table:name="3553" table:display="true" table:show-details="true"/>
                <table:data-pilot-member table:name="3555" table:display="true" table:show-details="true"/>
                <table:data-pilot-member table:name="3560" table:display="true" table:show-details="true"/>
                <table:data-pilot-member table:name="3582" table:display="true" table:show-details="true"/>
                <table:data-pilot-member table:name="3588" table:display="true" table:show-details="true"/>
                <table:data-pilot-member table:name="3608" table:display="true" table:show-details="true"/>
                <table:data-pilot-member table:name="3617" table:display="true" table:show-details="true"/>
                <table:data-pilot-member table:name="3618" table:display="true" table:show-details="true"/>
                <table:data-pilot-member table:name="3620" table:display="true" table:show-details="true"/>
                <table:data-pilot-member table:name="3622" table:display="true" table:show-details="true"/>
                <table:data-pilot-member table:name="3637" table:display="true" table:show-details="true"/>
                <table:data-pilot-member table:name="3639" table:display="true" table:show-details="true"/>
                <table:data-pilot-member table:name="3646" table:display="true" table:show-details="true"/>
                <table:data-pilot-member table:name="3658" table:display="true" table:show-details="true"/>
                <table:data-pilot-member table:name="3667" table:display="true" table:show-details="true"/>
                <table:data-pilot-member table:name="3671" table:display="true" table:show-details="true"/>
                <table:data-pilot-member table:name="3674" table:display="true" table:show-details="true"/>
                <table:data-pilot-member table:name="3675" table:display="true" table:show-details="true"/>
                <table:data-pilot-member table:name="3693" table:display="true" table:show-details="true"/>
                <table:data-pilot-member table:name="3697" table:display="true" table:show-details="true"/>
                <table:data-pilot-member table:name="3704" table:display="true" table:show-details="true"/>
                <table:data-pilot-member table:name="3710" table:display="true" table:show-details="true"/>
                <table:data-pilot-member table:name="3717" table:display="true" table:show-details="true"/>
                <table:data-pilot-member table:name="3729" table:display="true" table:show-details="true"/>
                <table:data-pilot-member table:name="3731" table:display="true" table:show-details="true"/>
                <table:data-pilot-member table:name="3732" table:display="true" table:show-details="true"/>
                <table:data-pilot-member table:name="3733" table:display="true" table:show-details="true"/>
                <table:data-pilot-member table:name="3754" table:display="true" table:show-details="true"/>
                <table:data-pilot-member table:name="3769" table:display="true" table:show-details="true"/>
                <table:data-pilot-member table:name="3774" table:display="true" table:show-details="true"/>
                <table:data-pilot-member table:name="3787" table:display="true" table:show-details="true"/>
                <table:data-pilot-member table:name="3790" table:display="true" table:show-details="true"/>
                <table:data-pilot-member table:name="3793" table:display="true" table:show-details="true"/>
                <table:data-pilot-member table:name="3802" table:display="true" table:show-details="true"/>
                <table:data-pilot-member table:name="3804" table:display="true" table:show-details="true"/>
                <table:data-pilot-member table:name="3805" table:display="true" table:show-details="true"/>
                <table:data-pilot-member table:name="3827" table:display="true" table:show-details="true"/>
                <table:data-pilot-member table:name="3832" table:display="true" table:show-details="true"/>
                <table:data-pilot-member table:name="3834" table:display="true" table:show-details="true"/>
                <table:data-pilot-member table:name="3835" table:display="true" table:show-details="true"/>
                <table:data-pilot-member table:name="3841" table:display="true" table:show-details="true"/>
                <table:data-pilot-member table:name="3842" table:display="true" table:show-details="true"/>
                <table:data-pilot-member table:name="3847" table:display="true" table:show-details="true"/>
                <table:data-pilot-member table:name="3857" table:display="true" table:show-details="true"/>
                <table:data-pilot-member table:name="3860" table:display="true" table:show-details="true"/>
                <table:data-pilot-member table:name="3864" table:display="true" table:show-details="true"/>
                <table:data-pilot-member table:name="3870" table:display="true" table:show-details="true"/>
                <table:data-pilot-member table:name="3876" table:display="true" table:show-details="true"/>
                <table:data-pilot-member table:name="3883" table:display="true" table:show-details="true"/>
                <table:data-pilot-member table:name="3887" table:display="true" table:show-details="true"/>
                <table:data-pilot-member table:name="3896" table:display="true" table:show-details="true"/>
                <table:data-pilot-member table:name="3905" table:display="true" table:show-details="true"/>
                <table:data-pilot-member table:name="3907" table:display="true" table:show-details="true"/>
                <table:data-pilot-member table:name="3911" table:display="true" table:show-details="true"/>
                <table:data-pilot-member table:name="3925" table:display="true" table:show-details="true"/>
                <table:data-pilot-member table:name="3931" table:display="true" table:show-details="true"/>
                <table:data-pilot-member table:name="3932" table:display="true" table:show-details="true"/>
                <table:data-pilot-member table:name="3936" table:display="true" table:show-details="true"/>
                <table:data-pilot-member table:name="3937" table:display="true" table:show-details="true"/>
                <table:data-pilot-member table:name="3938" table:display="true" table:show-details="true"/>
                <table:data-pilot-member table:name="3957" table:display="true" table:show-details="true"/>
                <table:data-pilot-member table:name="3965" table:display="true" table:show-details="true"/>
                <table:data-pilot-member table:name="3972" table:display="true" table:show-details="true"/>
                <table:data-pilot-member table:name="3979" table:display="true" table:show-details="true"/>
                <table:data-pilot-member table:name="3992" table:display="true" table:show-details="true"/>
                <table:data-pilot-member table:name="4004" table:display="true" table:show-details="true"/>
                <table:data-pilot-member table:name="4006" table:display="true" table:show-details="true"/>
                <table:data-pilot-member table:name="4009" table:display="true" table:show-details="true"/>
                <table:data-pilot-member table:name="4021" table:display="true" table:show-details="true"/>
                <table:data-pilot-member table:name="4024" table:display="true" table:show-details="true"/>
                <table:data-pilot-member table:name="4026" table:display="true" table:show-details="true"/>
                <table:data-pilot-member table:name="4029" table:display="true" table:show-details="true"/>
                <table:data-pilot-member table:name="4034" table:display="true" table:show-details="true"/>
                <table:data-pilot-member table:name="4038" table:display="true" table:show-details="true"/>
                <table:data-pilot-member table:name="4041" table:display="true" table:show-details="true"/>
                <table:data-pilot-member table:name="4049" table:display="true" table:show-details="true"/>
                <table:data-pilot-member table:name="4054" table:display="true" table:show-details="true"/>
                <table:data-pilot-member table:name="4063" table:display="true" table:show-details="true"/>
                <table:data-pilot-member table:name="4064" table:display="true" table:show-details="true"/>
                <table:data-pilot-member table:name="4082" table:display="true" table:show-details="true"/>
                <table:data-pilot-member table:name="4108" table:display="true" table:show-details="true"/>
                <table:data-pilot-member table:name="4114" table:display="true" table:show-details="true"/>
                <table:data-pilot-member table:name="4122" table:display="true" table:show-details="true"/>
                <table:data-pilot-member table:name="4123" table:display="true" table:show-details="true"/>
                <table:data-pilot-member table:name="4125" table:display="true" table:show-details="true"/>
                <table:data-pilot-member table:name="4134" table:display="true" table:show-details="true"/>
                <table:data-pilot-member table:name="4150" table:display="true" table:show-details="true"/>
                <table:data-pilot-member table:name="4151" table:display="true" table:show-details="true"/>
                <table:data-pilot-member table:name="4154" table:display="true" table:show-details="true"/>
                <table:data-pilot-member table:name="4163" table:display="true" table:show-details="true"/>
                <table:data-pilot-member table:name="4165" table:display="true" table:show-details="true"/>
                <table:data-pilot-member table:name="4168" table:display="true" table:show-details="true"/>
                <table:data-pilot-member table:name="4179" table:display="true" table:show-details="true"/>
                <table:data-pilot-member table:name="4180" table:display="true" table:show-details="true"/>
                <table:data-pilot-member table:name="4182" table:display="true" table:show-details="true"/>
                <table:data-pilot-member table:name="4191" table:display="true" table:show-details="true"/>
                <table:data-pilot-member table:name="4193" table:display="true" table:show-details="true"/>
                <table:data-pilot-member table:name="4217" table:display="true" table:show-details="true"/>
                <table:data-pilot-member table:name="4228" table:display="true" table:show-details="true"/>
                <table:data-pilot-member table:name="4237" table:display="true" table:show-details="true"/>
                <table:data-pilot-member table:name="4248" table:display="true" table:show-details="true"/>
                <table:data-pilot-member table:name="4250" table:display="true" table:show-details="true"/>
                <table:data-pilot-member table:name="4267" table:display="true" table:show-details="true"/>
                <table:data-pilot-member table:name="4268" table:display="true" table:show-details="true"/>
                <table:data-pilot-member table:name="4271" table:display="true" table:show-details="true"/>
                <table:data-pilot-member table:name="4274" table:display="true" table:show-details="true"/>
                <table:data-pilot-member table:name="4277" table:display="true" table:show-details="true"/>
                <table:data-pilot-member table:name="4284" table:display="true" table:show-details="true"/>
                <table:data-pilot-member table:name="4285" table:display="true" table:show-details="true"/>
                <table:data-pilot-member table:name="4287" table:display="true" table:show-details="true"/>
                <table:data-pilot-member table:name="4289" table:display="true" table:show-details="true"/>
                <table:data-pilot-member table:name="4302" table:display="true" table:show-details="true"/>
                <table:data-pilot-member table:name="4308" table:display="true" table:show-details="true"/>
                <table:data-pilot-member table:name="4313" table:display="true" table:show-details="true"/>
                <table:data-pilot-member table:name="4314" table:display="true" table:show-details="true"/>
                <table:data-pilot-member table:name="4317" table:display="true" table:show-details="true"/>
                <table:data-pilot-member table:name="4318" table:display="true" table:show-details="true"/>
                <table:data-pilot-member table:name="4334" table:display="true" table:show-details="true"/>
                <table:data-pilot-member table:name="4335" table:display="true" table:show-details="true"/>
                <table:data-pilot-member table:name="4343" table:display="true" table:show-details="true"/>
                <table:data-pilot-member table:name="4346" table:display="true" table:show-details="true"/>
                <table:data-pilot-member table:name="4350" table:display="true" table:show-details="true"/>
                <table:data-pilot-member table:name="4351" table:display="true" table:show-details="true"/>
                <table:data-pilot-member table:name="4356" table:display="true" table:show-details="true"/>
                <table:data-pilot-member table:name="4360" table:display="true" table:show-details="true"/>
                <table:data-pilot-member table:name="4368" table:display="true" table:show-details="true"/>
                <table:data-pilot-member table:name="4373" table:display="true" table:show-details="true"/>
                <table:data-pilot-member table:name="4374" table:display="true" table:show-details="true"/>
                <table:data-pilot-member table:name="4384" table:display="true" table:show-details="true"/>
                <table:data-pilot-member table:name="4391" table:display="true" table:show-details="true"/>
                <table:data-pilot-member table:name="4396" table:display="true" table:show-details="true"/>
                <table:data-pilot-member table:name="4397" table:display="true" table:show-details="true"/>
                <table:data-pilot-member table:name="4414" table:display="true" table:show-details="true"/>
                <table:data-pilot-member table:name="4428" table:display="true" table:show-details="true"/>
                <table:data-pilot-member table:name="4429" table:display="true" table:show-details="true"/>
                <table:data-pilot-member table:name="4451" table:display="true" table:show-details="true"/>
                <table:data-pilot-member table:name="4452" table:display="true" table:show-details="true"/>
                <table:data-pilot-member table:name="4455" table:display="true" table:show-details="true"/>
                <table:data-pilot-member table:name="4462" table:display="true" table:show-details="true"/>
                <table:data-pilot-member table:name="4465" table:display="true" table:show-details="true"/>
                <table:data-pilot-member table:name="4466" table:display="true" table:show-details="true"/>
                <table:data-pilot-member table:name="4470" table:display="true" table:show-details="true"/>
                <table:data-pilot-member table:name="4474" table:display="true" table:show-details="true"/>
                <table:data-pilot-member table:name="4485" table:display="true" table:show-details="true"/>
                <table:data-pilot-member table:name="4487" table:display="true" table:show-details="true"/>
                <table:data-pilot-member table:name="4490" table:display="true" table:show-details="true"/>
                <table:data-pilot-member table:name="4494" table:display="true" table:show-details="true"/>
                <table:data-pilot-member table:name="4495" table:display="true" table:show-details="true"/>
                <table:data-pilot-member table:name="4505" table:display="true" table:show-details="true"/>
                <table:data-pilot-member table:name="4512" table:display="true" table:show-details="true"/>
                <table:data-pilot-member table:name="4526" table:display="true" table:show-details="true"/>
                <table:data-pilot-member table:name="4534" table:display="true" table:show-details="true"/>
                <table:data-pilot-member table:name="4537" table:display="true" table:show-details="true"/>
                <table:data-pilot-member table:name="4539" table:display="true" table:show-details="true"/>
                <table:data-pilot-member table:name="4544" table:display="true" table:show-details="true"/>
                <table:data-pilot-member table:name="4546" table:display="true" table:show-details="true"/>
                <table:data-pilot-member table:name="4553" table:display="true" table:show-details="true"/>
                <table:data-pilot-member table:name="4554" table:display="true" table:show-details="true"/>
                <table:data-pilot-member table:name="4556" table:display="true" table:show-details="true"/>
                <table:data-pilot-member table:name="4573" table:display="true" table:show-details="true"/>
                <table:data-pilot-member table:name="4585" table:display="true" table:show-details="true"/>
                <table:data-pilot-member table:name="4594" table:display="true" table:show-details="true"/>
                <table:data-pilot-member table:name="4598" table:display="true" table:show-details="true"/>
                <table:data-pilot-member table:name="4600" table:display="true" table:show-details="true"/>
                <table:data-pilot-member table:name="4611" table:display="true" table:show-details="true"/>
                <table:data-pilot-member table:name="4613" table:display="true" table:show-details="true"/>
                <table:data-pilot-member table:name="4624" table:display="true" table:show-details="true"/>
                <table:data-pilot-member table:name="4629" table:display="true" table:show-details="true"/>
                <table:data-pilot-member table:name="4632" table:display="true" table:show-details="true"/>
                <table:data-pilot-member table:name="4652" table:display="true" table:show-details="true"/>
                <table:data-pilot-member table:name="4660" table:display="true" table:show-details="true"/>
                <table:data-pilot-member table:name="4661" table:display="true" table:show-details="true"/>
                <table:data-pilot-member table:name="4662" table:display="true" table:show-details="true"/>
                <table:data-pilot-member table:name="4666" table:display="true" table:show-details="true"/>
                <table:data-pilot-member table:name="4684" table:display="true" table:show-details="true"/>
                <table:data-pilot-member table:name="4691" table:display="true" table:show-details="true"/>
                <table:data-pilot-member table:name="4699" table:display="true" table:show-details="true"/>
                <table:data-pilot-member table:name="4707" table:display="true" table:show-details="true"/>
                <table:data-pilot-member table:name="4710" table:display="true" table:show-details="true"/>
                <table:data-pilot-member table:name="4711" table:display="true" table:show-details="true"/>
                <table:data-pilot-member table:name="4715" table:display="true" table:show-details="true"/>
                <table:data-pilot-member table:name="4727" table:display="true" table:show-details="true"/>
                <table:data-pilot-member table:name="4729" table:display="true" table:show-details="true"/>
                <table:data-pilot-member table:name="4731" table:display="true" table:show-details="true"/>
                <table:data-pilot-member table:name="4734" table:display="true" table:show-details="true"/>
                <table:data-pilot-member table:name="4735" table:display="true" table:show-details="true"/>
                <table:data-pilot-member table:name="4736" table:display="true" table:show-details="true"/>
                <table:data-pilot-member table:name="4739" table:display="true" table:show-details="true"/>
                <table:data-pilot-member table:name="4740" table:display="true" table:show-details="true"/>
                <table:data-pilot-member table:name="4742" table:display="true" table:show-details="true"/>
                <table:data-pilot-member table:name="4747" table:display="true" table:show-details="true"/>
                <table:data-pilot-member table:name="4755" table:display="true" table:show-details="true"/>
                <table:data-pilot-member table:name="4760" table:display="true" table:show-details="true"/>
                <table:data-pilot-member table:name="4770" table:display="true" table:show-details="true"/>
                <table:data-pilot-member table:name="4780" table:display="true" table:show-details="true"/>
                <table:data-pilot-member table:name="4783" table:display="true" table:show-details="true"/>
                <table:data-pilot-member table:name="4784" table:display="true" table:show-details="true"/>
                <table:data-pilot-member table:name="4785" table:display="true" table:show-details="true"/>
                <table:data-pilot-member table:name="4786" table:display="true" table:show-details="true"/>
                <table:data-pilot-member table:name="4801" table:display="true" table:show-details="true"/>
                <table:data-pilot-member table:name="4832" table:display="true" table:show-details="true"/>
                <table:data-pilot-member table:name="4835" table:display="true" table:show-details="true"/>
                <table:data-pilot-member table:name="4842" table:display="true" table:show-details="true"/>
                <table:data-pilot-member table:name="4851" table:display="true" table:show-details="true"/>
                <table:data-pilot-member table:name="4852" table:display="true" table:show-details="true"/>
                <table:data-pilot-member table:name="4857" table:display="true" table:show-details="true"/>
                <table:data-pilot-member table:name="4859" table:display="true" table:show-details="true"/>
                <table:data-pilot-member table:name="4861" table:display="true" table:show-details="true"/>
                <table:data-pilot-member table:name="4866" table:display="true" table:show-details="true"/>
                <table:data-pilot-member table:name="4889" table:display="true" table:show-details="true"/>
                <table:data-pilot-member table:name="4905" table:display="true" table:show-details="true"/>
                <table:data-pilot-member table:name="4913" table:display="true" table:show-details="true"/>
                <table:data-pilot-member table:name="4926" table:display="true" table:show-details="true"/>
                <table:data-pilot-member table:name="4929" table:display="true" table:show-details="true"/>
                <table:data-pilot-member table:name="4930" table:display="true" table:show-details="true"/>
                <table:data-pilot-member table:name="4936" table:display="true" table:show-details="true"/>
                <table:data-pilot-member table:name="4941" table:display="true" table:show-details="true"/>
                <table:data-pilot-member table:name="4943" table:display="true" table:show-details="true"/>
                <table:data-pilot-member table:name="4960" table:display="true" table:show-details="true"/>
                <table:data-pilot-member table:name="4964" table:display="true" table:show-details="true"/>
                <table:data-pilot-member table:name="4968" table:display="true" table:show-details="true"/>
                <table:data-pilot-member table:name="4969" table:display="true" table:show-details="true"/>
                <table:data-pilot-member table:name="4970" table:display="true" table:show-details="true"/>
                <table:data-pilot-member table:name="4973" table:display="true" table:show-details="true"/>
                <table:data-pilot-member table:name="4980" table:display="true" table:show-details="true"/>
                <table:data-pilot-member table:name="4988" table:display="true" table:show-details="true"/>
                <table:data-pilot-member table:name="5009" table:display="true" table:show-details="true"/>
                <table:data-pilot-member table:name="5010" table:display="true" table:show-details="true"/>
                <table:data-pilot-member table:name="5016" table:display="true" table:show-details="true"/>
                <table:data-pilot-member table:name="5017" table:display="true" table:show-details="true"/>
                <table:data-pilot-member table:name="5023" table:display="true" table:show-details="true"/>
                <table:data-pilot-member table:name="5027" table:display="true" table:show-details="true"/>
                <table:data-pilot-member table:name="5036" table:display="true" table:show-details="true"/>
                <table:data-pilot-member table:name="5038" table:display="true" table:show-details="true"/>
                <table:data-pilot-member table:name="5043" table:display="true" table:show-details="true"/>
                <table:data-pilot-member table:name="5062" table:display="true" table:show-details="true"/>
                <table:data-pilot-member table:name="5074" table:display="true" table:show-details="true"/>
                <table:data-pilot-member table:name="5077" table:display="true" table:show-details="true"/>
                <table:data-pilot-member table:name="5081" table:display="true" table:show-details="true"/>
                <table:data-pilot-member table:name="5084" table:display="true" table:show-details="true"/>
                <table:data-pilot-member table:name="5086" table:display="true" table:show-details="true"/>
                <table:data-pilot-member table:name="5090" table:display="true" table:show-details="true"/>
                <table:data-pilot-member table:name="5091" table:display="true" table:show-details="true"/>
                <table:data-pilot-member table:name="5094" table:display="true" table:show-details="true"/>
                <table:data-pilot-member table:name="5103" table:display="true" table:show-details="true"/>
                <table:data-pilot-member table:name="5104" table:display="true" table:show-details="true"/>
                <table:data-pilot-member table:name="5107" table:display="true" table:show-details="true"/>
                <table:data-pilot-member table:name="5109" table:display="true" table:show-details="true"/>
                <table:data-pilot-member table:name="5111" table:display="true" table:show-details="true"/>
                <table:data-pilot-member table:name="5112" table:display="true" table:show-details="true"/>
                <table:data-pilot-member table:name="5113" table:display="true" table:show-details="true"/>
                <table:data-pilot-member table:name="5114" table:display="true" table:show-details="true"/>
                <table:data-pilot-member table:name="5121" table:display="true" table:show-details="true"/>
                <table:data-pilot-member table:name="5123" table:display="true" table:show-details="true"/>
                <table:data-pilot-member table:name="5125" table:display="true" table:show-details="true"/>
                <table:data-pilot-member table:name="5144" table:display="true" table:show-details="true"/>
                <table:data-pilot-member table:name="5159" table:display="true" table:show-details="true"/>
                <table:data-pilot-member table:name="5178" table:display="true" table:show-details="true"/>
                <table:data-pilot-member table:name="5179" table:display="true" table:show-details="true"/>
                <table:data-pilot-member table:name="5182" table:display="true" table:show-details="true"/>
                <table:data-pilot-member table:name="5183" table:display="true" table:show-details="true"/>
                <table:data-pilot-member table:name="5184" table:display="true" table:show-details="true"/>
                <table:data-pilot-member table:name="5189" table:display="true" table:show-details="true"/>
                <table:data-pilot-member table:name="5191" table:display="true" table:show-details="true"/>
                <table:data-pilot-member table:name="5211" table:display="true" table:show-details="true"/>
                <table:data-pilot-member table:name="5214" table:display="true" table:show-details="true"/>
                <table:data-pilot-member table:name="5228" table:display="true" table:show-details="true"/>
                <table:data-pilot-member table:name="5230" table:display="true" table:show-details="true"/>
                <table:data-pilot-member table:name="5239" table:display="true" table:show-details="true"/>
                <table:data-pilot-member table:name="5246" table:display="true" table:show-details="true"/>
                <table:data-pilot-member table:name="5258" table:display="true" table:show-details="true"/>
                <table:data-pilot-member table:name="5268" table:display="true" table:show-details="true"/>
                <table:data-pilot-member table:name="5269" table:display="true" table:show-details="true"/>
                <table:data-pilot-member table:name="5277" table:display="true" table:show-details="true"/>
                <table:data-pilot-member table:name="5297" table:display="true" table:show-details="true"/>
                <table:data-pilot-member table:name="5305" table:display="true" table:show-details="true"/>
                <table:data-pilot-member table:name="5306" table:display="true" table:show-details="true"/>
                <table:data-pilot-member table:name="5308" table:display="true" table:show-details="true"/>
                <table:data-pilot-member table:name="5311" table:display="true" table:show-details="true"/>
                <table:data-pilot-member table:name="5314" table:display="true" table:show-details="true"/>
                <table:data-pilot-member table:name="5315" table:display="true" table:show-details="true"/>
                <table:data-pilot-member table:name="5316" table:display="true" table:show-details="true"/>
                <table:data-pilot-member table:name="5323" table:display="true" table:show-details="true"/>
                <table:data-pilot-member table:name="5340" table:display="true" table:show-details="true"/>
                <table:data-pilot-member table:name="5342" table:display="true" table:show-details="true"/>
                <table:data-pilot-member table:name="5346" table:display="true" table:show-details="true"/>
                <table:data-pilot-member table:name="5351" table:display="true" table:show-details="true"/>
                <table:data-pilot-member table:name="5357" table:display="true" table:show-details="true"/>
                <table:data-pilot-member table:name="5359" table:display="true" table:show-details="true"/>
                <table:data-pilot-member table:name="5372" table:display="true" table:show-details="true"/>
                <table:data-pilot-member table:name="5373" table:display="true" table:show-details="true"/>
                <table:data-pilot-member table:name="5388" table:display="true" table:show-details="true"/>
                <table:data-pilot-member table:name="5395" table:display="true" table:show-details="true"/>
                <table:data-pilot-member table:name="5397" table:display="true" table:show-details="true"/>
                <table:data-pilot-member table:name="5402" table:display="true" table:show-details="true"/>
                <table:data-pilot-member table:name="5406" table:display="true" table:show-details="true"/>
                <table:data-pilot-member table:name="5424" table:display="true" table:show-details="true"/>
                <table:data-pilot-member table:name="5428" table:display="true" table:show-details="true"/>
                <table:data-pilot-member table:name="5429" table:display="true" table:show-details="true"/>
                <table:data-pilot-member table:name="5431" table:display="true" table:show-details="true"/>
                <table:data-pilot-member table:name="5432" table:display="true" table:show-details="true"/>
                <table:data-pilot-member table:name="5433" table:display="true" table:show-details="true"/>
                <table:data-pilot-member table:name="5451" table:display="true" table:show-details="true"/>
                <table:data-pilot-member table:name="5452" table:display="true" table:show-details="true"/>
                <table:data-pilot-member table:name="5461" table:display="true" table:show-details="true"/>
                <table:data-pilot-member table:name="5464" table:display="true" table:show-details="true"/>
                <table:data-pilot-member table:name="5469" table:display="true" table:show-details="true"/>
                <table:data-pilot-member table:name="5472" table:display="true" table:show-details="true"/>
                <table:data-pilot-member table:name="5484" table:display="true" table:show-details="true"/>
                <table:data-pilot-member table:name="5488" table:display="true" table:show-details="true"/>
                <table:data-pilot-member table:name="5490" table:display="true" table:show-details="true"/>
                <table:data-pilot-member table:name="5493" table:display="true" table:show-details="true"/>
                <table:data-pilot-member table:name="5502" table:display="true" table:show-details="true"/>
                <table:data-pilot-member table:name="5517" table:display="true" table:show-details="true"/>
                <table:data-pilot-member table:name="5526" table:display="true" table:show-details="true"/>
                <table:data-pilot-member table:name="5532" table:display="true" table:show-details="true"/>
                <table:data-pilot-member table:name="5533" table:display="true" table:show-details="true"/>
                <table:data-pilot-member table:name="5542" table:display="true" table:show-details="true"/>
                <table:data-pilot-member table:name="5544" table:display="true" table:show-details="true"/>
                <table:data-pilot-member table:name="5547" table:display="true" table:show-details="true"/>
                <table:data-pilot-member table:name="5551" table:display="true" table:show-details="true"/>
                <table:data-pilot-member table:name="5565" table:display="true" table:show-details="true"/>
                <table:data-pilot-member table:name="5568" table:display="true" table:show-details="true"/>
                <table:data-pilot-member table:name="5573" table:display="true" table:show-details="true"/>
                <table:data-pilot-member table:name="5575" table:display="true" table:show-details="true"/>
                <table:data-pilot-member table:name="5576" table:display="true" table:show-details="true"/>
                <table:data-pilot-member table:name="5580" table:display="true" table:show-details="true"/>
                <table:data-pilot-member table:name="5583" table:display="true" table:show-details="true"/>
                <table:data-pilot-member table:name="5592" table:display="true" table:show-details="true"/>
                <table:data-pilot-member table:name="5597" table:display="true" table:show-details="true"/>
                <table:data-pilot-member table:name="5599" table:display="true" table:show-details="true"/>
                <table:data-pilot-member table:name="5602" table:display="true" table:show-details="true"/>
                <table:data-pilot-member table:name="5612" table:display="true" table:show-details="true"/>
                <table:data-pilot-member table:name="5614" table:display="true" table:show-details="true"/>
                <table:data-pilot-member table:name="5616" table:display="true" table:show-details="true"/>
                <table:data-pilot-member table:name="5618" table:display="true" table:show-details="true"/>
                <table:data-pilot-member table:name="5630" table:display="true" table:show-details="true"/>
                <table:data-pilot-member table:name="5633" table:display="true" table:show-details="true"/>
                <table:data-pilot-member table:name="5641" table:display="true" table:show-details="true"/>
                <table:data-pilot-member table:name="5642" table:display="true" table:show-details="true"/>
                <table:data-pilot-member table:name="5655" table:display="true" table:show-details="true"/>
                <table:data-pilot-member table:name="5659" table:display="true" table:show-details="true"/>
                <table:data-pilot-member table:name="5672" table:display="true" table:show-details="true"/>
                <table:data-pilot-member table:name="5673" table:display="true" table:show-details="true"/>
                <table:data-pilot-member table:name="5689" table:display="true" table:show-details="true"/>
                <table:data-pilot-member table:name="5697" table:display="true" table:show-details="true"/>
                <table:data-pilot-member table:name="5698" table:display="true" table:show-details="true"/>
                <table:data-pilot-member table:name="5704" table:display="true" table:show-details="true"/>
                <table:data-pilot-member table:name="5707" table:display="true" table:show-details="true"/>
                <table:data-pilot-member table:name="5713" table:display="true" table:show-details="true"/>
                <table:data-pilot-member table:name="5716" table:display="true" table:show-details="true"/>
                <table:data-pilot-member table:name="5719" table:display="true" table:show-details="true"/>
                <table:data-pilot-member table:name="5720" table:display="true" table:show-details="true"/>
                <table:data-pilot-member table:name="5722" table:display="true" table:show-details="true"/>
                <table:data-pilot-member table:name="5739" table:display="true" table:show-details="true"/>
                <table:data-pilot-member table:name="5747" table:display="true" table:show-details="true"/>
                <table:data-pilot-member table:name="5749" table:display="true" table:show-details="true"/>
                <table:data-pilot-member table:name="5758" table:display="true" table:show-details="true"/>
                <table:data-pilot-member table:name="5759" table:display="true" table:show-details="true"/>
                <table:data-pilot-member table:name="5769" table:display="true" table:show-details="true"/>
                <table:data-pilot-member table:name="5781" table:display="true" table:show-details="true"/>
                <table:data-pilot-member table:name="5785" table:display="true" table:show-details="true"/>
                <table:data-pilot-member table:name="5786" table:display="true" table:show-details="true"/>
                <table:data-pilot-member table:name="5794" table:display="true" table:show-details="true"/>
                <table:data-pilot-member table:name="5808" table:display="true" table:show-details="true"/>
                <table:data-pilot-member table:name="5830" table:display="true" table:show-details="true"/>
                <table:data-pilot-member table:name="5834" table:display="true" table:show-details="true"/>
                <table:data-pilot-member table:name="5847" table:display="true" table:show-details="true"/>
                <table:data-pilot-member table:name="5848" table:display="true" table:show-details="true"/>
                <table:data-pilot-member table:name="5854" table:display="true" table:show-details="true"/>
                <table:data-pilot-member table:name="5858" table:display="true" table:show-details="true"/>
                <table:data-pilot-member table:name="5859" table:display="true" table:show-details="true"/>
                <table:data-pilot-member table:name="5862" table:display="true" table:show-details="true"/>
                <table:data-pilot-member table:name="5867" table:display="true" table:show-details="true"/>
                <table:data-pilot-member table:name="5871" table:display="true" table:show-details="true"/>
                <table:data-pilot-member table:name="5872" table:display="true" table:show-details="true"/>
                <table:data-pilot-member table:name="5873" table:display="true" table:show-details="true"/>
                <table:data-pilot-member table:name="5889" table:display="true" table:show-details="true"/>
                <table:data-pilot-member table:name="5891" table:display="true" table:show-details="true"/>
                <table:data-pilot-member table:name="5898" table:display="true" table:show-details="true"/>
                <table:data-pilot-member table:name="5909" table:display="true" table:show-details="true"/>
                <table:data-pilot-member table:name="5920" table:display="true" table:show-details="true"/>
                <table:data-pilot-member table:name="5935" table:display="true" table:show-details="true"/>
                <table:data-pilot-member table:name="5943" table:display="true" table:show-details="true"/>
                <table:data-pilot-member table:name="5953" table:display="true" table:show-details="true"/>
                <table:data-pilot-member table:name="5956" table:display="true" table:show-details="true"/>
                <table:data-pilot-member table:name="5957" table:display="true" table:show-details="true"/>
                <table:data-pilot-member table:name="5966" table:display="true" table:show-details="true"/>
                <table:data-pilot-member table:name="5969" table:display="true" table:show-details="true"/>
                <table:data-pilot-member table:name="5979" table:display="true" table:show-details="true"/>
                <table:data-pilot-member table:name="5985" table:display="true" table:show-details="true"/>
                <table:data-pilot-member table:name="5998" table:display="true" table:show-details="true"/>
                <table:data-pilot-member table:name="6012" table:display="true" table:show-details="true"/>
                <table:data-pilot-member table:name="6015" table:display="true" table:show-details="true"/>
                <table:data-pilot-member table:name="6017" table:display="true" table:show-details="true"/>
                <table:data-pilot-member table:name="6020" table:display="true" table:show-details="true"/>
                <table:data-pilot-member table:name="6024" table:display="true" table:show-details="true"/>
                <table:data-pilot-member table:name="6048" table:display="true" table:show-details="true"/>
                <table:data-pilot-member table:name="6063" table:display="true" table:show-details="true"/>
                <table:data-pilot-member table:name="6067" table:display="true" table:show-details="true"/>
                <table:data-pilot-member table:name="6073" table:display="true" table:show-details="true"/>
                <table:data-pilot-member table:name="6075" table:display="true" table:show-details="true"/>
                <table:data-pilot-member table:name="6087" table:display="true" table:show-details="true"/>
                <table:data-pilot-member table:name="6096" table:display="true" table:show-details="true"/>
                <table:data-pilot-member table:name="6103" table:display="true" table:show-details="true"/>
                <table:data-pilot-member table:name="6107" table:display="true" table:show-details="true"/>
                <table:data-pilot-member table:name="6121" table:display="true" table:show-details="true"/>
                <table:data-pilot-member table:name="6124" table:display="true" table:show-details="true"/>
                <table:data-pilot-member table:name="6126" table:display="true" table:show-details="true"/>
                <table:data-pilot-member table:name="6142" table:display="true" table:show-details="true"/>
                <table:data-pilot-member table:name="6149" table:display="true" table:show-details="true"/>
                <table:data-pilot-member table:name="6150" table:display="true" table:show-details="true"/>
                <table:data-pilot-member table:name="6159" table:display="true" table:show-details="true"/>
                <table:data-pilot-member table:name="6160" table:display="true" table:show-details="true"/>
                <table:data-pilot-member table:name="6164" table:display="true" table:show-details="true"/>
                <table:data-pilot-member table:name="6174" table:display="true" table:show-details="true"/>
                <table:data-pilot-member table:name="6178" table:display="true" table:show-details="true"/>
                <table:data-pilot-member table:name="6181" table:display="true" table:show-details="true"/>
                <table:data-pilot-member table:name="6185" table:display="true" table:show-details="true"/>
                <table:data-pilot-member table:name="6206" table:display="true" table:show-details="true"/>
                <table:data-pilot-member table:name="6208" table:display="true" table:show-details="true"/>
                <table:data-pilot-member table:name="6213" table:display="true" table:show-details="true"/>
                <table:data-pilot-member table:name="6214" table:display="true" table:show-details="true"/>
                <table:data-pilot-member table:name="6216" table:display="true" table:show-details="true"/>
                <table:data-pilot-member table:name="6246" table:display="true" table:show-details="true"/>
                <table:data-pilot-member table:name="6248" table:display="true" table:show-details="true"/>
                <table:data-pilot-member table:name="6259" table:display="true" table:show-details="true"/>
                <table:data-pilot-member table:name="6265" table:display="true" table:show-details="true"/>
                <table:data-pilot-member table:name="6282" table:display="true" table:show-details="true"/>
                <table:data-pilot-member table:name="6284" table:display="true" table:show-details="true"/>
                <table:data-pilot-member table:name="6288" table:display="true" table:show-details="true"/>
                <table:data-pilot-member table:name="6293" table:display="true" table:show-details="true"/>
                <table:data-pilot-member table:name="6296" table:display="true" table:show-details="true"/>
                <table:data-pilot-member table:name="6297" table:display="true" table:show-details="true"/>
                <table:data-pilot-member table:name="6307" table:display="true" table:show-details="true"/>
                <table:data-pilot-member table:name="6312" table:display="true" table:show-details="true"/>
                <table:data-pilot-member table:name="6317" table:display="true" table:show-details="true"/>
                <table:data-pilot-member table:name="6319" table:display="true" table:show-details="true"/>
                <table:data-pilot-member table:name="6330" table:display="true" table:show-details="true"/>
                <table:data-pilot-member table:name="6333" table:display="true" table:show-details="true"/>
                <table:data-pilot-member table:name="6337" table:display="true" table:show-details="true"/>
                <table:data-pilot-member table:name="6339" table:display="true" table:show-details="true"/>
                <table:data-pilot-member table:name="6342" table:display="true" table:show-details="true"/>
                <table:data-pilot-member table:name="6343" table:display="true" table:show-details="true"/>
                <table:data-pilot-member table:name="6351" table:display="true" table:show-details="true"/>
                <table:data-pilot-member table:name="6383" table:display="true" table:show-details="true"/>
                <table:data-pilot-member table:name="6388" table:display="true" table:show-details="true"/>
                <table:data-pilot-member table:name="6390" table:display="true" table:show-details="true"/>
                <table:data-pilot-member table:name="6398" table:display="true" table:show-details="true"/>
                <table:data-pilot-member table:name="6400" table:display="true" table:show-details="true"/>
                <table:data-pilot-member table:name="6404" table:display="true" table:show-details="true"/>
                <table:data-pilot-member table:name="6412" table:display="true" table:show-details="true"/>
                <table:data-pilot-member table:name="6420" table:display="true" table:show-details="true"/>
                <table:data-pilot-member table:name="6427" table:display="true" table:show-details="true"/>
                <table:data-pilot-member table:name="6444" table:display="true" table:show-details="true"/>
                <table:data-pilot-member table:name="6449" table:display="true" table:show-details="true"/>
                <table:data-pilot-member table:name="6464" table:display="true" table:show-details="true"/>
                <table:data-pilot-member table:name="6468" table:display="true" table:show-details="true"/>
                <table:data-pilot-member table:name="6485" table:display="true" table:show-details="true"/>
                <table:data-pilot-member table:name="6487" table:display="true" table:show-details="true"/>
                <table:data-pilot-member table:name="6494" table:display="true" table:show-details="true"/>
                <table:data-pilot-member table:name="6495" table:display="true" table:show-details="true"/>
                <table:data-pilot-member table:name="6497" table:display="true" table:show-details="true"/>
                <table:data-pilot-member table:name="6499" table:display="true" table:show-details="true"/>
                <table:data-pilot-member table:name="6500" table:display="true" table:show-details="true"/>
                <table:data-pilot-member table:name="6515" table:display="true" table:show-details="true"/>
                <table:data-pilot-member table:name="6516" table:display="true" table:show-details="true"/>
                <table:data-pilot-member table:name="6527" table:display="true" table:show-details="true"/>
                <table:data-pilot-member table:name="6528" table:display="true" table:show-details="true"/>
                <table:data-pilot-member table:name="6547" table:display="true" table:show-details="true"/>
                <table:data-pilot-member table:name="6554" table:display="true" table:show-details="true"/>
                <table:data-pilot-member table:name="6558" table:display="true" table:show-details="true"/>
                <table:data-pilot-member table:name="6560" table:display="true" table:show-details="true"/>
                <table:data-pilot-member table:name="6562" table:display="true" table:show-details="true"/>
                <table:data-pilot-member table:name="6568" table:display="true" table:show-details="true"/>
                <table:data-pilot-member table:name="6569" table:display="true" table:show-details="true"/>
                <table:data-pilot-member table:name="6570" table:display="true" table:show-details="true"/>
                <table:data-pilot-member table:name="6571" table:display="true" table:show-details="true"/>
                <table:data-pilot-member table:name="6589" table:display="true" table:show-details="true"/>
                <table:data-pilot-member table:name="6590" table:display="true" table:show-details="true"/>
                <table:data-pilot-member table:name="6598" table:display="true" table:show-details="true"/>
                <table:data-pilot-member table:name="6600" table:display="true" table:show-details="true"/>
                <table:data-pilot-member table:name="6602" table:display="true" table:show-details="true"/>
                <table:data-pilot-member table:name="6604" table:display="true" table:show-details="true"/>
                <table:data-pilot-member table:name="6608" table:display="true" table:show-details="true"/>
                <table:data-pilot-member table:name="6612" table:display="true" table:show-details="true"/>
                <table:data-pilot-member table:name="6614" table:display="true" table:show-details="true"/>
                <table:data-pilot-member table:name="6630" table:display="true" table:show-details="true"/>
                <table:data-pilot-member table:name="6648" table:display="true" table:show-details="true"/>
                <table:data-pilot-member table:name="6654" table:display="true" table:show-details="true"/>
                <table:data-pilot-member table:name="6662" table:display="true" table:show-details="true"/>
                <table:data-pilot-member table:name="6673" table:display="true" table:show-details="true"/>
                <table:data-pilot-member table:name="6674" table:display="true" table:show-details="true"/>
                <table:data-pilot-member table:name="6687" table:display="true" table:show-details="true"/>
                <table:data-pilot-member table:name="6689" table:display="true" table:show-details="true"/>
                <table:data-pilot-member table:name="6691" table:display="true" table:show-details="true"/>
                <table:data-pilot-member table:name="6692" table:display="true" table:show-details="true"/>
                <table:data-pilot-member table:name="6697" table:display="true" table:show-details="true"/>
                <table:data-pilot-member table:name="6708" table:display="true" table:show-details="true"/>
                <table:data-pilot-member table:name="6709" table:display="true" table:show-details="true"/>
                <table:data-pilot-member table:name="6719" table:display="true" table:show-details="true"/>
                <table:data-pilot-member table:name="6733" table:display="true" table:show-details="true"/>
                <table:data-pilot-member table:name="6736" table:display="true" table:show-details="true"/>
                <table:data-pilot-member table:name="6756" table:display="true" table:show-details="true"/>
                <table:data-pilot-member table:name="6758" table:display="true" table:show-details="true"/>
                <table:data-pilot-member table:name="6760" table:display="true" table:show-details="true"/>
                <table:data-pilot-member table:name="6763" table:display="true" table:show-details="true"/>
                <table:data-pilot-member table:name="6764" table:display="true" table:show-details="true"/>
                <table:data-pilot-member table:name="6781" table:display="true" table:show-details="true"/>
                <table:data-pilot-member table:name="6788" table:display="true" table:show-details="true"/>
                <table:data-pilot-member table:name="6798" table:display="true" table:show-details="true"/>
                <table:data-pilot-member table:name="6799" table:display="true" table:show-details="true"/>
                <table:data-pilot-member table:name="6805" table:display="true" table:show-details="true"/>
                <table:data-pilot-member table:name="6806" table:display="true" table:show-details="true"/>
                <table:data-pilot-member table:name="6808" table:display="true" table:show-details="true"/>
                <table:data-pilot-member table:name="6812" table:display="true" table:show-details="true"/>
                <table:data-pilot-member table:name="6819" table:display="true" table:show-details="true"/>
                <table:data-pilot-member table:name="6823" table:display="true" table:show-details="true"/>
                <table:data-pilot-member table:name="6828" table:display="true" table:show-details="true"/>
                <table:data-pilot-member table:name="6850" table:display="true" table:show-details="true"/>
                <table:data-pilot-member table:name="6855" table:display="true" table:show-details="true"/>
                <table:data-pilot-member table:name="6861" table:display="true" table:show-details="true"/>
                <table:data-pilot-member table:name="6875" table:display="true" table:show-details="true"/>
                <table:data-pilot-member table:name="6881" table:display="true" table:show-details="true"/>
                <table:data-pilot-member table:name="6894" table:display="true" table:show-details="true"/>
                <table:data-pilot-member table:name="6899" table:display="true" table:show-details="true"/>
                <table:data-pilot-member table:name="6904" table:display="true" table:show-details="true"/>
                <table:data-pilot-member table:name="6913" table:display="true" table:show-details="true"/>
                <table:data-pilot-member table:name="6916" table:display="true" table:show-details="true"/>
                <table:data-pilot-member table:name="6920" table:display="true" table:show-details="true"/>
                <table:data-pilot-member table:name="6924" table:display="true" table:show-details="true"/>
                <table:data-pilot-member table:name="6944" table:display="true" table:show-details="true"/>
                <table:data-pilot-member table:name="6948" table:display="true" table:show-details="true"/>
                <table:data-pilot-member table:name="6955" table:display="true" table:show-details="true"/>
                <table:data-pilot-member table:name="6957" table:display="true" table:show-details="true"/>
                <table:data-pilot-member table:name="6968" table:display="true" table:show-details="true"/>
                <table:data-pilot-member table:name="6970" table:display="true" table:show-details="true"/>
                <table:data-pilot-member table:name="6983" table:display="true" table:show-details="true"/>
                <table:data-pilot-member table:name="6995" table:display="true" table:show-details="true"/>
                <table:data-pilot-member table:name="6999" table:display="true" table:show-details="true"/>
                <table:data-pilot-member table:name="7000" table:display="true" table:show-details="true"/>
                <table:data-pilot-member table:name="7002" table:display="true" table:show-details="true"/>
                <table:data-pilot-member table:name="7007" table:display="true" table:show-details="true"/>
                <table:data-pilot-member table:name="7008" table:display="true" table:show-details="true"/>
                <table:data-pilot-member table:name="7010" table:display="true" table:show-details="true"/>
                <table:data-pilot-member table:name="7025" table:display="true" table:show-details="true"/>
                <table:data-pilot-member table:name="7027" table:display="true" table:show-details="true"/>
                <table:data-pilot-member table:name="7039" table:display="true" table:show-details="true"/>
                <table:data-pilot-member table:name="7042" table:display="true" table:show-details="true"/>
                <table:data-pilot-member table:name="7044" table:display="true" table:show-details="true"/>
                <table:data-pilot-member table:name="7051" table:display="true" table:show-details="true"/>
                <table:data-pilot-member table:name="7052" table:display="true" table:show-details="true"/>
                <table:data-pilot-member table:name="7054" table:display="true" table:show-details="true"/>
                <table:data-pilot-member table:name="7058" table:display="true" table:show-details="true"/>
                <table:data-pilot-member table:name="7068" table:display="true" table:show-details="true"/>
                <table:data-pilot-member table:name="7070" table:display="true" table:show-details="true"/>
                <table:data-pilot-member table:name="7072" table:display="true" table:show-details="true"/>
                <table:data-pilot-member table:name="7078" table:display="true" table:show-details="true"/>
                <table:data-pilot-member table:name="7091" table:display="true" table:show-details="true"/>
                <table:data-pilot-member table:name="7095" table:display="true" table:show-details="true"/>
                <table:data-pilot-member table:name="7102" table:display="true" table:show-details="true"/>
                <table:data-pilot-member table:name="7104" table:display="true" table:show-details="true"/>
                <table:data-pilot-member table:name="7109" table:display="true" table:show-details="true"/>
                <table:data-pilot-member table:name="7111" table:display="true" table:show-details="true"/>
                <table:data-pilot-member table:name="7127" table:display="true" table:show-details="true"/>
                <table:data-pilot-member table:name="7135" table:display="true" table:show-details="true"/>
                <table:data-pilot-member table:name="7150" table:display="true" table:show-details="true"/>
                <table:data-pilot-member table:name="7158" table:display="true" table:show-details="true"/>
                <table:data-pilot-member table:name="7161" table:display="true" table:show-details="true"/>
                <table:data-pilot-member table:name="7173" table:display="true" table:show-details="true"/>
                <table:data-pilot-member table:name="7176" table:display="true" table:show-details="true"/>
                <table:data-pilot-member table:name="7188" table:display="true" table:show-details="true"/>
                <table:data-pilot-member table:name="7192" table:display="true" table:show-details="true"/>
                <table:data-pilot-member table:name="7201" table:display="true" table:show-details="true"/>
                <table:data-pilot-member table:name="7219" table:display="true" table:show-details="true"/>
                <table:data-pilot-member table:name="7236" table:display="true" table:show-details="true"/>
                <table:data-pilot-member table:name="7239" table:display="true" table:show-details="true"/>
                <table:data-pilot-member table:name="7240" table:display="true" table:show-details="true"/>
                <table:data-pilot-member table:name="7243" table:display="true" table:show-details="true"/>
                <table:data-pilot-member table:name="7245" table:display="true" table:show-details="true"/>
                <table:data-pilot-member table:name="7246" table:display="true" table:show-details="true"/>
                <table:data-pilot-member table:name="7252" table:display="true" table:show-details="true"/>
                <table:data-pilot-member table:name="7253" table:display="true" table:show-details="true"/>
                <table:data-pilot-member table:name="7255" table:display="true" table:show-details="true"/>
                <table:data-pilot-member table:name="7264" table:display="true" table:show-details="true"/>
                <table:data-pilot-member table:name="7266" table:display="true" table:show-details="true"/>
                <table:data-pilot-member table:name="7269" table:display="true" table:show-details="true"/>
                <table:data-pilot-member table:name="7272" table:display="true" table:show-details="true"/>
                <table:data-pilot-member table:name="7286" table:display="true" table:show-details="true"/>
                <table:data-pilot-member table:name="7294" table:display="true" table:show-details="true"/>
                <table:data-pilot-member table:name="7309" table:display="true" table:show-details="true"/>
                <table:data-pilot-member table:name="7311" table:display="true" table:show-details="true"/>
                <table:data-pilot-member table:name="7313" table:display="true" table:show-details="true"/>
                <table:data-pilot-member table:name="7320" table:display="true" table:show-details="true"/>
                <table:data-pilot-member table:name="7332" table:display="true" table:show-details="true"/>
                <table:data-pilot-member table:name="7338" table:display="true" table:show-details="true"/>
                <table:data-pilot-member table:name="7351" table:display="true" table:show-details="true"/>
                <table:data-pilot-member table:name="7354" table:display="true" table:show-details="true"/>
                <table:data-pilot-member table:name="7358" table:display="true" table:show-details="true"/>
                <table:data-pilot-member table:name="7363" table:display="true" table:show-details="true"/>
                <table:data-pilot-member table:name="7365" table:display="true" table:show-details="true"/>
                <table:data-pilot-member table:name="7366" table:display="true" table:show-details="true"/>
                <table:data-pilot-member table:name="7371" table:display="true" table:show-details="true"/>
                <table:data-pilot-member table:name="7374" table:display="true" table:show-details="true"/>
                <table:data-pilot-member table:name="7376" table:display="true" table:show-details="true"/>
                <table:data-pilot-member table:name="7397" table:display="true" table:show-details="true"/>
                <table:data-pilot-member table:name="7408" table:display="true" table:show-details="true"/>
                <table:data-pilot-member table:name="7410" table:display="true" table:show-details="true"/>
                <table:data-pilot-member table:name="7418" table:display="true" table:show-details="true"/>
                <table:data-pilot-member table:name="7420" table:display="true" table:show-details="true"/>
                <table:data-pilot-member table:name="7421" table:display="true" table:show-details="true"/>
                <table:data-pilot-member table:name="7422" table:display="true" table:show-details="true"/>
                <table:data-pilot-member table:name="7432" table:display="true" table:show-details="true"/>
                <table:data-pilot-member table:name="7438" table:display="true" table:show-details="true"/>
                <table:data-pilot-member table:name="7450" table:display="true" table:show-details="true"/>
                <table:data-pilot-member table:name="7452" table:display="true" table:show-details="true"/>
                <table:data-pilot-member table:name="7456" table:display="true" table:show-details="true"/>
                <table:data-pilot-member table:name="7460" table:display="true" table:show-details="true"/>
                <table:data-pilot-member table:name="7466" table:display="true" table:show-details="true"/>
                <table:data-pilot-member table:name="7468" table:display="true" table:show-details="true"/>
                <table:data-pilot-member table:name="7476" table:display="true" table:show-details="true"/>
                <table:data-pilot-member table:name="7482" table:display="true" table:show-details="true"/>
                <table:data-pilot-member table:name="7493" table:display="true" table:show-details="true"/>
                <table:data-pilot-member table:name="7496" table:display="true" table:show-details="true"/>
                <table:data-pilot-member table:name="7498" table:display="true" table:show-details="true"/>
                <table:data-pilot-member table:name="7509" table:display="true" table:show-details="true"/>
                <table:data-pilot-member table:name="7513" table:display="true" table:show-details="true"/>
                <table:data-pilot-member table:name="7520" table:display="true" table:show-details="true"/>
                <table:data-pilot-member table:name="7535" table:display="true" table:show-details="true"/>
                <table:data-pilot-member table:name="7536" table:display="true" table:show-details="true"/>
                <table:data-pilot-member table:name="7541" table:display="true" table:show-details="true"/>
                <table:data-pilot-member table:name="7553" table:display="true" table:show-details="true"/>
                <table:data-pilot-member table:name="7556" table:display="true" table:show-details="true"/>
                <table:data-pilot-member table:name="7561" table:display="true" table:show-details="true"/>
                <table:data-pilot-member table:name="7577" table:display="true" table:show-details="true"/>
                <table:data-pilot-member table:name="7601" table:display="true" table:show-details="true"/>
                <table:data-pilot-member table:name="7602" table:display="true" table:show-details="true"/>
                <table:data-pilot-member table:name="7618" table:display="true" table:show-details="true"/>
                <table:data-pilot-member table:name="7629" table:display="true" table:show-details="true"/>
                <table:data-pilot-member table:name="7631" table:display="true" table:show-details="true"/>
                <table:data-pilot-member table:name="7641" table:display="true" table:show-details="true"/>
                <table:data-pilot-member table:name="7643" table:display="true" table:show-details="true"/>
                <table:data-pilot-member table:name="7647" table:display="true" table:show-details="true"/>
                <table:data-pilot-member table:name="7653" table:display="true" table:show-details="true"/>
                <table:data-pilot-member table:name="7663" table:display="true" table:show-details="true"/>
                <table:data-pilot-member table:name="7664" table:display="true" table:show-details="true"/>
                <table:data-pilot-member table:name="7670" table:display="true" table:show-details="true"/>
                <table:data-pilot-member table:name="7685" table:display="true" table:show-details="true"/>
                <table:data-pilot-member table:name="7712" table:display="true" table:show-details="true"/>
                <table:data-pilot-member table:name="7716" table:display="true" table:show-details="true"/>
                <table:data-pilot-member table:name="7718" table:display="true" table:show-details="true"/>
                <table:data-pilot-member table:name="7721" table:display="true" table:show-details="true"/>
                <table:data-pilot-member table:name="7730" table:display="true" table:show-details="true"/>
                <table:data-pilot-member table:name="7731" table:display="true" table:show-details="true"/>
                <table:data-pilot-member table:name="7732" table:display="true" table:show-details="true"/>
                <table:data-pilot-member table:name="7741" table:display="true" table:show-details="true"/>
                <table:data-pilot-member table:name="7742" table:display="true" table:show-details="true"/>
                <table:data-pilot-member table:name="7748" table:display="true" table:show-details="true"/>
                <table:data-pilot-member table:name="7764" table:display="true" table:show-details="true"/>
                <table:data-pilot-member table:name="7765" table:display="true" table:show-details="true"/>
                <table:data-pilot-member table:name="7777" table:display="true" table:show-details="true"/>
                <table:data-pilot-member table:name="7781" table:display="true" table:show-details="true"/>
                <table:data-pilot-member table:name="7783" table:display="true" table:show-details="true"/>
                <table:data-pilot-member table:name="7794" table:display="true" table:show-details="true"/>
                <table:data-pilot-member table:name="7796" table:display="true" table:show-details="true"/>
                <table:data-pilot-member table:name="7803" table:display="true" table:show-details="true"/>
                <table:data-pilot-member table:name="7807" table:display="true" table:show-details="true"/>
                <table:data-pilot-member table:name="7809" table:display="true" table:show-details="true"/>
                <table:data-pilot-member table:name="7813" table:display="true" table:show-details="true"/>
                <table:data-pilot-member table:name="7816" table:display="true" table:show-details="true"/>
                <table:data-pilot-member table:name="7821" table:display="true" table:show-details="true"/>
                <table:data-pilot-member table:name="7826" table:display="true" table:show-details="true"/>
                <table:data-pilot-member table:name="7836" table:display="true" table:show-details="true"/>
                <table:data-pilot-member table:name="7837" table:display="true" table:show-details="true"/>
                <table:data-pilot-member table:name="7842" table:display="true" table:show-details="true"/>
                <table:data-pilot-member table:name="7845" table:display="true" table:show-details="true"/>
                <table:data-pilot-member table:name="7846" table:display="true" table:show-details="true"/>
                <table:data-pilot-member table:name="7853" table:display="true" table:show-details="true"/>
                <table:data-pilot-member table:name="7854" table:display="true" table:show-details="true"/>
                <table:data-pilot-member table:name="7860" table:display="true" table:show-details="true"/>
                <table:data-pilot-member table:name="7864" table:display="true" table:show-details="true"/>
                <table:data-pilot-member table:name="7865" table:display="true" table:show-details="true"/>
                <table:data-pilot-member table:name="7872" table:display="true" table:show-details="true"/>
                <table:data-pilot-member table:name="7874" table:display="true" table:show-details="true"/>
                <table:data-pilot-member table:name="7880" table:display="true" table:show-details="true"/>
                <table:data-pilot-member table:name="7883" table:display="true" table:show-details="true"/>
                <table:data-pilot-member table:name="7893" table:display="true" table:show-details="true"/>
                <table:data-pilot-member table:name="7900" table:display="true" table:show-details="true"/>
                <table:data-pilot-member table:name="7904" table:display="true" table:show-details="true"/>
                <table:data-pilot-member table:name="7911" table:display="true" table:show-details="true"/>
                <table:data-pilot-member table:name="7912" table:display="true" table:show-details="true"/>
                <table:data-pilot-member table:name="7920" table:display="true" table:show-details="true"/>
                <table:data-pilot-member table:name="7921" table:display="true" table:show-details="true"/>
                <table:data-pilot-member table:name="7947" table:display="true" table:show-details="true"/>
                <table:data-pilot-member table:name="7948" table:display="true" table:show-details="true"/>
                <table:data-pilot-member table:name="7963" table:display="true" table:show-details="true"/>
                <table:data-pilot-member table:name="7966" table:display="true" table:show-details="true"/>
                <table:data-pilot-member table:name="7967" table:display="true" table:show-details="true"/>
                <table:data-pilot-member table:name="7968" table:display="true" table:show-details="true"/>
                <table:data-pilot-member table:name="7975" table:display="true" table:show-details="true"/>
                <table:data-pilot-member table:name="7982" table:display="true" table:show-details="true"/>
                <table:data-pilot-member table:name="7983" table:display="true" table:show-details="true"/>
                <table:data-pilot-member table:name="7991" table:display="true" table:show-details="true"/>
                <table:data-pilot-member table:name="8000" table:display="true" table:show-details="true"/>
                <table:data-pilot-member table:name="8005" table:display="true" table:show-details="true"/>
                <table:data-pilot-member table:name="8018" table:display="true" table:show-details="true"/>
                <table:data-pilot-member table:name="8035" table:display="true" table:show-details="true"/>
                <table:data-pilot-member table:name="8046" table:display="true" table:show-details="true"/>
                <table:data-pilot-member table:name="8054" table:display="true" table:show-details="true"/>
                <table:data-pilot-member table:name="8066" table:display="true" table:show-details="true"/>
                <table:data-pilot-member table:name="8067" table:display="true" table:show-details="true"/>
                <table:data-pilot-member table:name="8069" table:display="true" table:show-details="true"/>
                <table:data-pilot-member table:name="8070" table:display="true" table:show-details="true"/>
                <table:data-pilot-member table:name="8085" table:display="true" table:show-details="true"/>
                <table:data-pilot-member table:name="8087" table:display="true" table:show-details="true"/>
                <table:data-pilot-member table:name="8092" table:display="true" table:show-details="true"/>
                <table:data-pilot-member table:name="8094" table:display="true" table:show-details="true"/>
                <table:data-pilot-member table:name="8095" table:display="true" table:show-details="true"/>
                <table:data-pilot-member table:name="8105" table:display="true" table:show-details="true"/>
                <table:data-pilot-member table:name="8109" table:display="true" table:show-details="true"/>
                <table:data-pilot-member table:name="8119" table:display="true" table:show-details="true"/>
                <table:data-pilot-member table:name="8126" table:display="true" table:show-details="true"/>
                <table:data-pilot-member table:name="8128" table:display="true" table:show-details="true"/>
                <table:data-pilot-member table:name="8130" table:display="true" table:show-details="true"/>
                <table:data-pilot-member table:name="8146" table:display="true" table:show-details="true"/>
                <table:data-pilot-member table:name="8148" table:display="true" table:show-details="true"/>
                <table:data-pilot-member table:name="8154" table:display="true" table:show-details="true"/>
                <table:data-pilot-member table:name="8161" table:display="true" table:show-details="true"/>
                <table:data-pilot-member table:name="8164" table:display="true" table:show-details="true"/>
                <table:data-pilot-member table:name="8165" table:display="true" table:show-details="true"/>
                <table:data-pilot-member table:name="8166" table:display="true" table:show-details="true"/>
                <table:data-pilot-member table:name="8173" table:display="true" table:show-details="true"/>
                <table:data-pilot-member table:name="8174" table:display="true" table:show-details="true"/>
                <table:data-pilot-member table:name="8187" table:display="true" table:show-details="true"/>
                <table:data-pilot-member table:name="8189" table:display="true" table:show-details="true"/>
                <table:data-pilot-member table:name="8191" table:display="true" table:show-details="true"/>
                <table:data-pilot-member table:name="8201" table:display="true" table:show-details="true"/>
                <table:data-pilot-member table:name="8203" table:display="true" table:show-details="true"/>
                <table:data-pilot-member table:name="8224" table:display="true" table:show-details="true"/>
                <table:data-pilot-member table:name="8226" table:display="true" table:show-details="true"/>
                <table:data-pilot-member table:name="8229" table:display="true" table:show-details="true"/>
                <table:data-pilot-member table:name="8233" table:display="true" table:show-details="true"/>
                <table:data-pilot-member table:name="8238" table:display="true" table:show-details="true"/>
                <table:data-pilot-member table:name="8245" table:display="true" table:show-details="true"/>
                <table:data-pilot-member table:name="8289" table:display="true" table:show-details="true"/>
                <table:data-pilot-member table:name="8290" table:display="true" table:show-details="true"/>
                <table:data-pilot-member table:name="8292" table:display="true" table:show-details="true"/>
                <table:data-pilot-member table:name="8305" table:display="true" table:show-details="true"/>
                <table:data-pilot-member table:name="8309" table:display="true" table:show-details="true"/>
                <table:data-pilot-member table:name="8317" table:display="true" table:show-details="true"/>
                <table:data-pilot-member table:name="8328" table:display="true" table:show-details="true"/>
                <table:data-pilot-member table:name="8332" table:display="true" table:show-details="true"/>
                <table:data-pilot-member table:name="8340" table:display="true" table:show-details="true"/>
                <table:data-pilot-member table:name="8341" table:display="true" table:show-details="true"/>
                <table:data-pilot-member table:name="8342" table:display="true" table:show-details="true"/>
                <table:data-pilot-member table:name="8362" table:display="true" table:show-details="true"/>
                <table:data-pilot-member table:name="8363" table:display="true" table:show-details="true"/>
                <table:data-pilot-member table:name="8368" table:display="true" table:show-details="true"/>
                <table:data-pilot-member table:name="8370" table:display="true" table:show-details="true"/>
                <table:data-pilot-member table:name="8377" table:display="true" table:show-details="true"/>
                <table:data-pilot-member table:name="8382" table:display="true" table:show-details="true"/>
                <table:data-pilot-member table:name="8396" table:display="true" table:show-details="true"/>
                <table:data-pilot-member table:name="8405" table:display="true" table:show-details="true"/>
                <table:data-pilot-member table:name="8409" table:display="true" table:show-details="true"/>
                <table:data-pilot-member table:name="8414" table:display="true" table:show-details="true"/>
                <table:data-pilot-member table:name="8419" table:display="true" table:show-details="true"/>
                <table:data-pilot-member table:name="8444" table:display="true" table:show-details="true"/>
                <table:data-pilot-member table:name="8457" table:display="true" table:show-details="true"/>
                <table:data-pilot-member table:name="8461" table:display="true" table:show-details="true"/>
                <table:data-pilot-member table:name="8470" table:display="true" table:show-details="true"/>
                <table:data-pilot-member table:name="8477" table:display="true" table:show-details="true"/>
                <table:data-pilot-member table:name="8479" table:display="true" table:show-details="true"/>
                <table:data-pilot-member table:name="8481" table:display="true" table:show-details="true"/>
                <table:data-pilot-member table:name="8484" table:display="true" table:show-details="true"/>
                <table:data-pilot-member table:name="8487" table:display="true" table:show-details="true"/>
                <table:data-pilot-member table:name="8492" table:display="true" table:show-details="true"/>
                <table:data-pilot-member table:name="8493" table:display="true" table:show-details="true"/>
                <table:data-pilot-member table:name="8495" table:display="true" table:show-details="true"/>
                <table:data-pilot-member table:name="8496" table:display="true" table:show-details="true"/>
                <table:data-pilot-member table:name="8498" table:display="true" table:show-details="true"/>
                <table:data-pilot-member table:name="8506" table:display="true" table:show-details="true"/>
                <table:data-pilot-member table:name="8510" table:display="true" table:show-details="true"/>
                <table:data-pilot-member table:name="8511" table:display="true" table:show-details="true"/>
                <table:data-pilot-member table:name="8520" table:display="true" table:show-details="true"/>
                <table:data-pilot-member table:name="8521" table:display="true" table:show-details="true"/>
                <table:data-pilot-member table:name="8528" table:display="true" table:show-details="true"/>
                <table:data-pilot-member table:name="8532" table:display="true" table:show-details="true"/>
                <table:data-pilot-member table:name="8533" table:display="true" table:show-details="true"/>
                <table:data-pilot-member table:name="8539" table:display="true" table:show-details="true"/>
                <table:data-pilot-member table:name="8543" table:display="true" table:show-details="true"/>
                <table:data-pilot-member table:name="8552" table:display="true" table:show-details="true"/>
                <table:data-pilot-member table:name="8560" table:display="true" table:show-details="true"/>
                <table:data-pilot-member table:name="8561" table:display="true" table:show-details="true"/>
                <table:data-pilot-member table:name="8562" table:display="true" table:show-details="true"/>
                <table:data-pilot-member table:name="8569" table:display="true" table:show-details="true"/>
                <table:data-pilot-member table:name="8570" table:display="true" table:show-details="true"/>
                <table:data-pilot-member table:name="8572" table:display="true" table:show-details="true"/>
                <table:data-pilot-member table:name="8577" table:display="true" table:show-details="true"/>
                <table:data-pilot-member table:name="8593" table:display="true" table:show-details="true"/>
                <table:data-pilot-member table:name="8594" table:display="true" table:show-details="true"/>
                <table:data-pilot-member table:name="8597" table:display="true" table:show-details="true"/>
                <table:data-pilot-member table:name="8598" table:display="true" table:show-details="true"/>
                <table:data-pilot-member table:name="8599" table:display="true" table:show-details="true"/>
                <table:data-pilot-member table:name="8623" table:display="true" table:show-details="true"/>
                <table:data-pilot-member table:name="8626" table:display="true" table:show-details="true"/>
                <table:data-pilot-member table:name="8648" table:display="true" table:show-details="true"/>
                <table:data-pilot-member table:name="8652" table:display="true" table:show-details="true"/>
                <table:data-pilot-member table:name="8662" table:display="true" table:show-details="true"/>
                <table:data-pilot-member table:name="8675" table:display="true" table:show-details="true"/>
                <table:data-pilot-member table:name="8687" table:display="true" table:show-details="true"/>
                <table:data-pilot-member table:name="8695" table:display="true" table:show-details="true"/>
                <table:data-pilot-member table:name="8697" table:display="true" table:show-details="true"/>
                <table:data-pilot-member table:name="8706" table:display="true" table:show-details="true"/>
                <table:data-pilot-member table:name="8718" table:display="true" table:show-details="true"/>
                <table:data-pilot-member table:name="8735" table:display="true" table:show-details="true"/>
                <table:data-pilot-member table:name="8736" table:display="true" table:show-details="true"/>
                <table:data-pilot-member table:name="8739" table:display="true" table:show-details="true"/>
                <table:data-pilot-member table:name="8740" table:display="true" table:show-details="true"/>
                <table:data-pilot-member table:name="8751" table:display="true" table:show-details="true"/>
                <table:data-pilot-member table:name="8763" table:display="true" table:show-details="true"/>
                <table:data-pilot-member table:name="8766" table:display="true" table:show-details="true"/>
                <table:data-pilot-member table:name="8768" table:display="true" table:show-details="true"/>
                <table:data-pilot-member table:name="8770" table:display="true" table:show-details="true"/>
                <table:data-pilot-member table:name="8772" table:display="true" table:show-details="true"/>
                <table:data-pilot-member table:name="8780" table:display="true" table:show-details="true"/>
                <table:data-pilot-member table:name="8793" table:display="true" table:show-details="true"/>
                <table:data-pilot-member table:name="8805" table:display="true" table:show-details="true"/>
                <table:data-pilot-member table:name="8811" table:display="true" table:show-details="true"/>
                <table:data-pilot-member table:name="8824" table:display="true" table:show-details="true"/>
                <table:data-pilot-member table:name="8843" table:display="true" table:show-details="true"/>
                <table:data-pilot-member table:name="8844" table:display="true" table:show-details="true"/>
                <table:data-pilot-member table:name="8846" table:display="true" table:show-details="true"/>
                <table:data-pilot-member table:name="8849" table:display="true" table:show-details="true"/>
                <table:data-pilot-member table:name="8854" table:display="true" table:show-details="true"/>
                <table:data-pilot-member table:name="8863" table:display="true" table:show-details="true"/>
                <table:data-pilot-member table:name="8866" table:display="true" table:show-details="true"/>
                <table:data-pilot-member table:name="8867" table:display="true" table:show-details="true"/>
                <table:data-pilot-member table:name="8871" table:display="true" table:show-details="true"/>
                <table:data-pilot-member table:name="8875" table:display="true" table:show-details="true"/>
                <table:data-pilot-member table:name="8887" table:display="true" table:show-details="true"/>
                <table:data-pilot-member table:name="8889" table:display="true" table:show-details="true"/>
                <table:data-pilot-member table:name="8897" table:display="true" table:show-details="true"/>
                <table:data-pilot-member table:name="8905" table:display="true" table:show-details="true"/>
                <table:data-pilot-member table:name="8907" table:display="true" table:show-details="true"/>
                <table:data-pilot-member table:name="8925" table:display="true" table:show-details="true"/>
                <table:data-pilot-member table:name="8932" table:display="true" table:show-details="true"/>
                <table:data-pilot-member table:name="8946" table:display="true" table:show-details="true"/>
                <table:data-pilot-member table:name="8952" table:display="true" table:show-details="true"/>
                <table:data-pilot-member table:name="8967" table:display="true" table:show-details="true"/>
                <table:data-pilot-member table:name="8970" table:display="true" table:show-details="true"/>
                <table:data-pilot-member table:name="8976" table:display="true" table:show-details="true"/>
                <table:data-pilot-member table:name="8990" table:display="true" table:show-details="true"/>
                <table:data-pilot-member table:name="8996" table:display="true" table:show-details="true"/>
                <table:data-pilot-member table:name="9002" table:display="true" table:show-details="true"/>
                <table:data-pilot-member table:name="9007" table:display="true" table:show-details="true"/>
                <table:data-pilot-member table:name="9013" table:display="true" table:show-details="true"/>
                <table:data-pilot-member table:name="9017" table:display="true" table:show-details="true"/>
                <table:data-pilot-member table:name="9023" table:display="true" table:show-details="true"/>
                <table:data-pilot-member table:name="9024" table:display="true" table:show-details="true"/>
                <table:data-pilot-member table:name="9026" table:display="true" table:show-details="true"/>
                <table:data-pilot-member table:name="9031" table:display="true" table:show-details="true"/>
                <table:data-pilot-member table:name="9033" table:display="true" table:show-details="true"/>
                <table:data-pilot-member table:name="9034" table:display="true" table:show-details="true"/>
                <table:data-pilot-member table:name="9036" table:display="true" table:show-details="true"/>
                <table:data-pilot-member table:name="9044" table:display="true" table:show-details="true"/>
                <table:data-pilot-member table:name="9049" table:display="true" table:show-details="true"/>
                <table:data-pilot-member table:name="9064" table:display="true" table:show-details="true"/>
                <table:data-pilot-member table:name="9072" table:display="true" table:show-details="true"/>
                <table:data-pilot-member table:name="9083" table:display="true" table:show-details="true"/>
                <table:data-pilot-member table:name="9097" table:display="true" table:show-details="true"/>
                <table:data-pilot-member table:name="9102" table:display="true" table:show-details="true"/>
                <table:data-pilot-member table:name="9107" table:display="true" table:show-details="true"/>
                <table:data-pilot-member table:name="9116" table:display="true" table:show-details="true"/>
                <table:data-pilot-member table:name="9123" table:display="true" table:show-details="true"/>
                <table:data-pilot-member table:name="9124" table:display="true" table:show-details="true"/>
                <table:data-pilot-member table:name="9130" table:display="true" table:show-details="true"/>
                <table:data-pilot-member table:name="9133" table:display="true" table:show-details="true"/>
                <table:data-pilot-member table:name="9137" table:display="true" table:show-details="true"/>
                <table:data-pilot-member table:name="9139" table:display="true" table:show-details="true"/>
                <table:data-pilot-member table:name="9148" table:display="true" table:show-details="true"/>
                <table:data-pilot-member table:name="9150" table:display="true" table:show-details="true"/>
                <table:data-pilot-member table:name="9151" table:display="true" table:show-details="true"/>
                <table:data-pilot-member table:name="9167" table:display="true" table:show-details="true"/>
                <table:data-pilot-member table:name="9171" table:display="true" table:show-details="true"/>
                <table:data-pilot-member table:name="9177" table:display="true" table:show-details="true"/>
                <table:data-pilot-member table:name="9195" table:display="true" table:show-details="true"/>
                <table:data-pilot-member table:name="9202" table:display="true" table:show-details="true"/>
                <table:data-pilot-member table:name="9205" table:display="true" table:show-details="true"/>
                <table:data-pilot-member table:name="9208" table:display="true" table:show-details="true"/>
                <table:data-pilot-member table:name="9235" table:display="true" table:show-details="true"/>
                <table:data-pilot-member table:name="9253" table:display="true" table:show-details="true"/>
                <table:data-pilot-member table:name="9263" table:display="true" table:show-details="true"/>
                <table:data-pilot-member table:name="9272" table:display="true" table:show-details="true"/>
                <table:data-pilot-member table:name="9277" table:display="true" table:show-details="true"/>
                <table:data-pilot-member table:name="9278" table:display="true" table:show-details="true"/>
                <table:data-pilot-member table:name="9283" table:display="true" table:show-details="true"/>
                <table:data-pilot-member table:name="9284" table:display="true" table:show-details="true"/>
                <table:data-pilot-member table:name="9293" table:display="true" table:show-details="true"/>
                <table:data-pilot-member table:name="9316" table:display="true" table:show-details="true"/>
                <table:data-pilot-member table:name="9317" table:display="true" table:show-details="true"/>
                <table:data-pilot-member table:name="9325" table:display="true" table:show-details="true"/>
                <table:data-pilot-member table:name="9328" table:display="true" table:show-details="true"/>
                <table:data-pilot-member table:name="9339" table:display="true" table:show-details="true"/>
                <table:data-pilot-member table:name="9374" table:display="true" table:show-details="true"/>
                <table:data-pilot-member table:name="9384" table:display="true" table:show-details="true"/>
                <table:data-pilot-member table:name="9385" table:display="true" table:show-details="true"/>
                <table:data-pilot-member table:name="9390" table:display="true" table:show-details="true"/>
                <table:data-pilot-member table:name="9405" table:display="true" table:show-details="true"/>
                <table:data-pilot-member table:name="9409" table:display="true" table:show-details="true"/>
                <table:data-pilot-member table:name="9414" table:display="true" table:show-details="true"/>
                <table:data-pilot-member table:name="9420" table:display="true" table:show-details="true"/>
                <table:data-pilot-member table:name="9430" table:display="true" table:show-details="true"/>
                <table:data-pilot-member table:name="9436" table:display="true" table:show-details="true"/>
                <table:data-pilot-member table:name="9440" table:display="true" table:show-details="true"/>
                <table:data-pilot-member table:name="9447" table:display="true" table:show-details="true"/>
                <table:data-pilot-member table:name="9450" table:display="true" table:show-details="true"/>
                <table:data-pilot-member table:name="9457" table:display="true" table:show-details="true"/>
                <table:data-pilot-member table:name="9466" table:display="true" table:show-details="true"/>
                <table:data-pilot-member table:name="9471" table:display="true" table:show-details="true"/>
                <table:data-pilot-member table:name="9479" table:display="true" table:show-details="true"/>
                <table:data-pilot-member table:name="9489" table:display="true" table:show-details="true"/>
                <table:data-pilot-member table:name="9490" table:display="true" table:show-details="true"/>
                <table:data-pilot-member table:name="9491" table:display="true" table:show-details="true"/>
                <table:data-pilot-member table:name="9532" table:display="true" table:show-details="true"/>
                <table:data-pilot-member table:name="9534" table:display="true" table:show-details="true"/>
                <table:data-pilot-member table:name="9547" table:display="true" table:show-details="true"/>
                <table:data-pilot-member table:name="9568" table:display="true" table:show-details="true"/>
                <table:data-pilot-member table:name="9572" table:display="true" table:show-details="true"/>
                <table:data-pilot-member table:name="9575" table:display="true" table:show-details="true"/>
                <table:data-pilot-member table:name="9577" table:display="true" table:show-details="true"/>
                <table:data-pilot-member table:name="9578" table:display="true" table:show-details="true"/>
                <table:data-pilot-member table:name="9591" table:display="true" table:show-details="true"/>
                <table:data-pilot-member table:name="9603" table:display="true" table:show-details="true"/>
                <table:data-pilot-member table:name="9620" table:display="true" table:show-details="true"/>
                <table:data-pilot-member table:name="9621" table:display="true" table:show-details="true"/>
                <table:data-pilot-member table:name="9626" table:display="true" table:show-details="true"/>
                <table:data-pilot-member table:name="9627" table:display="true" table:show-details="true"/>
                <table:data-pilot-member table:name="9632" table:display="true" table:show-details="true"/>
                <table:data-pilot-member table:name="9635" table:display="true" table:show-details="true"/>
                <table:data-pilot-member table:name="9645" table:display="true" table:show-details="true"/>
                <table:data-pilot-member table:name="9648" table:display="true" table:show-details="true"/>
                <table:data-pilot-member table:name="9652" table:display="true" table:show-details="true"/>
                <table:data-pilot-member table:name="9656" table:display="true" table:show-details="true"/>
                <table:data-pilot-member table:name="9657" table:display="true" table:show-details="true"/>
                <table:data-pilot-member table:name="9666" table:display="true" table:show-details="true"/>
                <table:data-pilot-member table:name="9668" table:display="true" table:show-details="true"/>
                <table:data-pilot-member table:name="9678" table:display="true" table:show-details="true"/>
                <table:data-pilot-member table:name="9679" table:display="true" table:show-details="true"/>
                <table:data-pilot-member table:name="9682" table:display="true" table:show-details="true"/>
                <table:data-pilot-member table:name="9683" table:display="true" table:show-details="true"/>
                <table:data-pilot-member table:name="9684" table:display="true" table:show-details="true"/>
                <table:data-pilot-member table:name="9693" table:display="true" table:show-details="true"/>
                <table:data-pilot-member table:name="9699" table:display="true" table:show-details="true"/>
                <table:data-pilot-member table:name="9722" table:display="true" table:show-details="true"/>
                <table:data-pilot-member table:name="9725" table:display="true" table:show-details="true"/>
                <table:data-pilot-member table:name="9735" table:display="true" table:show-details="true"/>
                <table:data-pilot-member table:name="9737" table:display="true" table:show-details="true"/>
                <table:data-pilot-member table:name="9749" table:display="true" table:show-details="true"/>
                <table:data-pilot-member table:name="9755" table:display="true" table:show-details="true"/>
                <table:data-pilot-member table:name="9766" table:display="true" table:show-details="true"/>
                <table:data-pilot-member table:name="9773" table:display="true" table:show-details="true"/>
                <table:data-pilot-member table:name="9790" table:display="true" table:show-details="true"/>
                <table:data-pilot-member table:name="9804" table:display="true" table:show-details="true"/>
                <table:data-pilot-member table:name="9811" table:display="true" table:show-details="true"/>
                <table:data-pilot-member table:name="9812" table:display="true" table:show-details="true"/>
                <table:data-pilot-member table:name="9822" table:display="true" table:show-details="true"/>
                <table:data-pilot-member table:name="9835" table:display="true" table:show-details="true"/>
                <table:data-pilot-member table:name="9837" table:display="true" table:show-details="true"/>
                <table:data-pilot-member table:name="9845" table:display="true" table:show-details="true"/>
                <table:data-pilot-member table:name="9858" table:display="true" table:show-details="true"/>
                <table:data-pilot-member table:name="9861" table:display="true" table:show-details="true"/>
                <table:data-pilot-member table:name="9870" table:display="true" table:show-details="true"/>
                <table:data-pilot-member table:name="9871" table:display="true" table:show-details="true"/>
                <table:data-pilot-member table:name="9873" table:display="true" table:show-details="true"/>
                <table:data-pilot-member table:name="9876" table:display="true" table:show-details="true"/>
                <table:data-pilot-member table:name="9880" table:display="true" table:show-details="true"/>
                <table:data-pilot-member table:name="9882" table:display="true" table:show-details="true"/>
                <table:data-pilot-member table:name="9888" table:display="true" table:show-details="true"/>
                <table:data-pilot-member table:name="9889" table:display="true" table:show-details="true"/>
                <table:data-pilot-member table:name="9897" table:display="true" table:show-details="true"/>
                <table:data-pilot-member table:name="9905" table:display="true" table:show-details="true"/>
                <table:data-pilot-member table:name="9908" table:display="true" table:show-details="true"/>
                <table:data-pilot-member table:name="9912" table:display="true" table:show-details="true"/>
                <table:data-pilot-member table:name="9927" table:display="true" table:show-details="true"/>
                <table:data-pilot-member table:name="9935" table:display="true" table:show-details="true"/>
                <table:data-pilot-member table:name="9947" table:display="true" table:show-details="true"/>
                <table:data-pilot-member table:name="9951" table:display="true" table:show-details="true"/>
                <table:data-pilot-member table:name="9953" table:display="true" table:show-details="true"/>
                <table:data-pilot-member table:name="9965" table:display="true" table:show-details="true"/>
                <table:data-pilot-member table:name="9969" table:display="true" table:show-details="true"/>
                <table:data-pilot-member table:name="9970" table:display="true" table:show-details="true"/>
                <table:data-pilot-member table:name="9978" table:display="true" table:show-details="true"/>
                <table:data-pilot-member table:name="9982" table:display="true" table:show-details="true"/>
                <table:data-pilot-member table:name="9986" table:display="true" table:show-details="true"/>
                <table:data-pilot-member table:name="9998" table:display="true" table:show-details="true"/>
                <table:data-pilot-member table:name="10000" table:display="true" table:show-details="true"/>
                <table:data-pilot-member table:name="10007" table:display="true" table:show-details="true"/>
                <table:data-pilot-member table:name="10011" table:display="true" table:show-details="true"/>
                <table:data-pilot-member table:name="10033" table:display="true" table:show-details="true"/>
                <table:data-pilot-member table:name="10035" table:display="true" table:show-details="true"/>
                <table:data-pilot-member table:name="10038" table:display="true" table:show-details="true"/>
                <table:data-pilot-member table:name="10043" table:display="true" table:show-details="true"/>
                <table:data-pilot-member table:name="10046" table:display="true" table:show-details="true"/>
                <table:data-pilot-member table:name="10056" table:display="true" table:show-details="true"/>
                <table:data-pilot-member table:name="10060" table:display="true" table:show-details="true"/>
                <table:data-pilot-member table:name="10097" table:display="true" table:show-details="true"/>
                <table:data-pilot-member table:name="10100" table:display="true" table:show-details="true"/>
                <table:data-pilot-member table:name="10111" table:display="true" table:show-details="true"/>
                <table:data-pilot-member table:name="10113" table:display="true" table:show-details="true"/>
                <table:data-pilot-member table:name="10127" table:display="true" table:show-details="true"/>
                <table:data-pilot-member table:name="10134" table:display="true" table:show-details="true"/>
                <table:data-pilot-member table:name="10158" table:display="true" table:show-details="true"/>
                <table:data-pilot-member table:name="10170" table:display="true" table:show-details="true"/>
                <table:data-pilot-member table:name="10172" table:display="true" table:show-details="true"/>
                <table:data-pilot-member table:name="10177" table:display="true" table:show-details="true"/>
                <table:data-pilot-member table:name="10212" table:display="true" table:show-details="true"/>
                <table:data-pilot-member table:name="10214" table:display="true" table:show-details="true"/>
                <table:data-pilot-member table:name="10226" table:display="true" table:show-details="true"/>
                <table:data-pilot-member table:name="10245" table:display="true" table:show-details="true"/>
                <table:data-pilot-member table:name="10257" table:display="true" table:show-details="true"/>
                <table:data-pilot-member table:name="10260" table:display="true" table:show-details="true"/>
                <table:data-pilot-member table:name="10274" table:display="true" table:show-details="true"/>
                <table:data-pilot-member table:name="10277" table:display="true" table:show-details="true"/>
                <table:data-pilot-member table:name="10282" table:display="true" table:show-details="true"/>
                <table:data-pilot-member table:name="10283" table:display="true" table:show-details="true"/>
                <table:data-pilot-member table:name="10294" table:display="true" table:show-details="true"/>
                <table:data-pilot-member table:name="10298" table:display="true" table:show-details="true"/>
                <table:data-pilot-member table:name="10306" table:display="true" table:show-details="true"/>
                <table:data-pilot-member table:name="10326" table:display="true" table:show-details="true"/>
                <table:data-pilot-member table:name="10327" table:display="true" table:show-details="true"/>
                <table:data-pilot-member table:name="10336" table:display="true" table:show-details="true"/>
                <table:data-pilot-member table:name="10364" table:display="true" table:show-details="true"/>
                <table:data-pilot-member table:name="10367" table:display="true" table:show-details="true"/>
                <table:data-pilot-member table:name="10369" table:display="true" table:show-details="true"/>
                <table:data-pilot-member table:name="10371" table:display="true" table:show-details="true"/>
                <table:data-pilot-member table:name="10383" table:display="true" table:show-details="true"/>
                <table:data-pilot-member table:name="10399" table:display="true" table:show-details="true"/>
                <table:data-pilot-member table:name="10402" table:display="true" table:show-details="true"/>
                <table:data-pilot-member table:name="10405" table:display="true" table:show-details="true"/>
                <table:data-pilot-member table:name="10418" table:display="true" table:show-details="true"/>
                <table:data-pilot-member table:name="10420" table:display="true" table:show-details="true"/>
                <table:data-pilot-member table:name="10434" table:display="true" table:show-details="true"/>
                <table:data-pilot-member table:name="10441" table:display="true" table:show-details="true"/>
                <table:data-pilot-member table:name="10446" table:display="true" table:show-details="true"/>
                <table:data-pilot-member table:name="10450" table:display="true" table:show-details="true"/>
                <table:data-pilot-member table:name="10453" table:display="true" table:show-details="true"/>
                <table:data-pilot-member table:name="10457" table:display="true" table:show-details="true"/>
                <table:data-pilot-member table:name="10460" table:display="true" table:show-details="true"/>
                <table:data-pilot-member table:name="10461" table:display="true" table:show-details="true"/>
                <table:data-pilot-member table:name="10463" table:display="true" table:show-details="true"/>
                <table:data-pilot-member table:name="10468" table:display="true" table:show-details="true"/>
                <table:data-pilot-member table:name="10478" table:display="true" table:show-details="true"/>
                <table:data-pilot-member table:name="10493" table:display="true" table:show-details="true"/>
                <table:data-pilot-member table:name="10499" table:display="true" table:show-details="true"/>
                <table:data-pilot-member table:name="10500" table:display="true" table:show-details="true"/>
                <table:data-pilot-member table:name="10508" table:display="true" table:show-details="true"/>
                <table:data-pilot-member table:name="10534" table:display="true" table:show-details="true"/>
                <table:data-pilot-member table:name="10540" table:display="true" table:show-details="true"/>
                <table:data-pilot-member table:name="10544" table:display="true" table:show-details="true"/>
                <table:data-pilot-member table:name="10568" table:display="true" table:show-details="true"/>
                <table:data-pilot-member table:name="10570" table:display="true" table:show-details="true"/>
                <table:data-pilot-member table:name="10575" table:display="true" table:show-details="true"/>
                <table:data-pilot-member table:name="10599" table:display="true" table:show-details="true"/>
                <table:data-pilot-member table:name="10627" table:display="true" table:show-details="true"/>
                <table:data-pilot-member table:name="10629" table:display="true" table:show-details="true"/>
                <table:data-pilot-member table:name="10653" table:display="true" table:show-details="true"/>
                <table:data-pilot-member table:name="10656" table:display="true" table:show-details="true"/>
                <table:data-pilot-member table:name="10661" table:display="true" table:show-details="true"/>
                <table:data-pilot-member table:name="10679" table:display="true" table:show-details="true"/>
                <table:data-pilot-member table:name="10704" table:display="true" table:show-details="true"/>
                <table:data-pilot-member table:name="10720" table:display="true" table:show-details="true"/>
                <table:data-pilot-member table:name="10727" table:display="true" table:show-details="true"/>
                <table:data-pilot-member table:name="10728" table:display="true" table:show-details="true"/>
                <table:data-pilot-member table:name="10739" table:display="true" table:show-details="true"/>
                <table:data-pilot-member table:name="10744" table:display="true" table:show-details="true"/>
                <table:data-pilot-member table:name="10747" table:display="true" table:show-details="true"/>
                <table:data-pilot-member table:name="10757" table:display="true" table:show-details="true"/>
                <table:data-pilot-member table:name="10763" table:display="true" table:show-details="true"/>
                <table:data-pilot-member table:name="10774" table:display="true" table:show-details="true"/>
                <table:data-pilot-member table:name="10775" table:display="true" table:show-details="true"/>
                <table:data-pilot-member table:name="10783" table:display="true" table:show-details="true"/>
                <table:data-pilot-member table:name="10793" table:display="true" table:show-details="true"/>
                <table:data-pilot-member table:name="10799" table:display="true" table:show-details="true"/>
                <table:data-pilot-member table:name="10802" table:display="true" table:show-details="true"/>
                <table:data-pilot-member table:name="10809" table:display="true" table:show-details="true"/>
                <table:data-pilot-member table:name="10812" table:display="true" table:show-details="true"/>
                <table:data-pilot-member table:name="10836" table:display="true" table:show-details="true"/>
                <table:data-pilot-member table:name="10849" table:display="true" table:show-details="true"/>
                <table:data-pilot-member table:name="10858" table:display="true" table:show-details="true"/>
                <table:data-pilot-member table:name="10866" table:display="true" table:show-details="true"/>
                <table:data-pilot-member table:name="10875" table:display="true" table:show-details="true"/>
                <table:data-pilot-member table:name="10886" table:display="true" table:show-details="true"/>
                <table:data-pilot-member table:name="10890" table:display="true" table:show-details="true"/>
                <table:data-pilot-member table:name="10898" table:display="true" table:show-details="true"/>
                <table:data-pilot-member table:name="10900" table:display="true" table:show-details="true"/>
                <table:data-pilot-member table:name="10909" table:display="true" table:show-details="true"/>
                <table:data-pilot-member table:name="10923" table:display="true" table:show-details="true"/>
                <table:data-pilot-member table:name="10932" table:display="true" table:show-details="true"/>
                <table:data-pilot-member table:name="10956" table:display="true" table:show-details="true"/>
                <table:data-pilot-member table:name="10964" table:display="true" table:show-details="true"/>
                <table:data-pilot-member table:name="10969" table:display="true" table:show-details="true"/>
                <table:data-pilot-member table:name="10985" table:display="true" table:show-details="true"/>
                <table:data-pilot-member table:name="10990" table:display="true" table:show-details="true"/>
                <table:data-pilot-member table:name="10991" table:display="true" table:show-details="true"/>
                <table:data-pilot-member table:name="10994" table:display="true" table:show-details="true"/>
                <table:data-pilot-member table:name="10997" table:display="true" table:show-details="true"/>
                <table:data-pilot-member table:name="11000" table:display="true" table:show-details="true"/>
                <table:data-pilot-member table:name="11001" table:display="true" table:show-details="true"/>
                <table:data-pilot-member table:name="11014" table:display="true" table:show-details="true"/>
                <table:data-pilot-member table:name="11026" table:display="true" table:show-details="true"/>
                <table:data-pilot-member table:name="11030" table:display="true" table:show-details="true"/>
                <table:data-pilot-member table:name="11032" table:display="true" table:show-details="true"/>
                <table:data-pilot-member table:name="11053" table:display="true" table:show-details="true"/>
                <table:data-pilot-member table:name="11059" table:display="true" table:show-details="true"/>
                <table:data-pilot-member table:name="11060" table:display="true" table:show-details="true"/>
                <table:data-pilot-member table:name="11066" table:display="true" table:show-details="true"/>
                <table:data-pilot-member table:name="11070" table:display="true" table:show-details="true"/>
                <table:data-pilot-member table:name="11076" table:display="true" table:show-details="true"/>
                <table:data-pilot-member table:name="11100" table:display="true" table:show-details="true"/>
                <table:data-pilot-member table:name="11125" table:display="true" table:show-details="true"/>
                <table:data-pilot-member table:name="11141" table:display="true" table:show-details="true"/>
                <table:data-pilot-member table:name="11150" table:display="true" table:show-details="true"/>
                <table:data-pilot-member table:name="11163" table:display="true" table:show-details="true"/>
                <table:data-pilot-member table:name="11167" table:display="true" table:show-details="true"/>
                <table:data-pilot-member table:name="11188" table:display="true" table:show-details="true"/>
                <table:data-pilot-member table:name="11196" table:display="true" table:show-details="true"/>
                <table:data-pilot-member table:name="11204" table:display="true" table:show-details="true"/>
                <table:data-pilot-member table:name="11226" table:display="true" table:show-details="true"/>
                <table:data-pilot-member table:name="11239" table:display="true" table:show-details="true"/>
                <table:data-pilot-member table:name="11266" table:display="true" table:show-details="true"/>
                <table:data-pilot-member table:name="11292" table:display="true" table:show-details="true"/>
                <table:data-pilot-member table:name="11296" table:display="true" table:show-details="true"/>
                <table:data-pilot-member table:name="11344" table:display="true" table:show-details="true"/>
                <table:data-pilot-member table:name="11348" table:display="true" table:show-details="true"/>
                <table:data-pilot-member table:name="11349" table:display="true" table:show-details="true"/>
                <table:data-pilot-member table:name="11384" table:display="true" table:show-details="true"/>
                <table:data-pilot-member table:name="11415" table:display="true" table:show-details="true"/>
                <table:data-pilot-member table:name="11483" table:display="true" table:show-details="true"/>
                <table:data-pilot-member table:name="11563" table:display="true" table:show-details="true"/>
                <table:data-pilot-member table:name="11594" table:display="true" table:show-details="true"/>
                <table:data-pilot-member table:name="11674" table:display="true" table:show-details="true"/>
                <table:data-pilot-member table:name="11805" table:display="true" table:show-details="true"/>
                <table:data-pilot-member table:name="11880" table:display="true" table:show-details="true"/>
                <table:data-pilot-member table:name="11932" table:display="true" table:show-details="true"/>
                <table:data-pilot-member table:name="11961" table:display="true" table:show-details="true"/>
                <table:data-pilot-member table:name="11977" table:display="true" table:show-details="true"/>
                <table:data-pilot-member table:name="12095" table:display="true" table:show-details="true"/>
                <table:data-pilot-member table:name="13094" table:display="true" table:show-details="true"/>
                <table:data-pilot-member table:name="132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8T01:36:31.034854537</dc:date>
    <meta:editing-duration>PT3M</meta:editing-duration>
    <meta:editing-cycles>1</meta:editing-cycles>
    <meta:document-statistic meta:table-count="2" meta:cell-count="193" meta:object-count="0"/>
    <meta:generator>LibreOffice/6.4.7.2$Linux_X86_64 LibreOffice_project/40$Build-2</meta:generator>
  </office:meta>
</office:document-meta>
</file>